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14.22mm"/>
    </style:style>
    <style:style style:name="co2" style:family="table-column">
      <style:table-column-properties fo:break-before="auto" style:column-width="24.82mm"/>
    </style:style>
    <style:style style:name="co3" style:family="table-column">
      <style:table-column-properties fo:break-before="auto" style:column-width="28.45mm"/>
    </style:style>
    <style:style style:name="co4" style:family="table-column">
      <style:table-column-properties fo:break-before="auto" style:column-width="25.66mm"/>
    </style:style>
    <style:style style:name="co5" style:family="table-column">
      <style:table-column-properties fo:break-before="auto" style:column-width="20.64mm"/>
    </style:style>
    <style:style style:name="co6" style:family="table-column">
      <style:table-column-properties fo:break-before="auto" style:column-width="19.81mm"/>
    </style:style>
    <style:style style:name="co7" style:family="table-column">
      <style:table-column-properties fo:break-before="auto" style:column-width="27.06mm"/>
    </style:style>
    <style:style style:name="co8" style:family="table-column">
      <style:table-column-properties fo:break-before="auto" style:column-width="16.74mm"/>
    </style:style>
    <style:style style:name="co9" style:family="table-column">
      <style:table-column-properties fo:break-before="auto" style:column-width="27.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</office:automatic-styles>
  <office:body>
    <office:spreadsheet>
      <table:calculation-settings table:automatic-find-labels="false"/>
      <table:table table:name="Mobile_AMP_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"/>
        <table:table-column table:style-name="co4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0" table:default-cell-style-name="ce1"/>
        <table:table-column table:style-name="co10" table:number-columns-repeated="15" table:default-cell-style-name="Default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MobileLoad</text:p>
          </table:table-cell>
          <table:table-cell office:value-type="string" calcext:value-type="string">
            <text:p>MobileComp</text:p>
          </table:table-cell>
          <table:table-cell office:value-type="string" calcext:value-type="string">
            <text:p>MobileNetwork</text:p>
          </table:table-cell>
          <table:table-cell office:value-type="string" calcext:value-type="string">
            <text:p>MobileByte</text:p>
          </table:table-cell>
          <table:table-cell/>
          <table:table-cell office:value-type="string" calcext:value-type="string">
            <text:p>AMPLoad</text:p>
          </table:table-cell>
          <table:table-cell office:value-type="string" calcext:value-type="string">
            <text:p>AMPComp</text:p>
          </table:table-cell>
          <table:table-cell office:value-type="string" calcext:value-type="string">
            <text:p>AMPNetwork</text:p>
          </table:table-cell>
          <table:table-cell office:value-type="string" calcext:value-type="string">
            <text:p>AMPByte</text:p>
          </table:table-cell>
          <table:table-cell office:value-type="string" calcext:value-type="string">
            <text:p>PLT(Mobile/AMP)</text:p>
          </table:table-cell>
          <table:table-cell office:value-type="string" calcext:value-type="string">
            <text:p>Byte(Mobile/AMP)</text:p>
          </table:table-cell>
          <table:table-cell office:value-type="string" calcext:value-type="string">
            <text:p>Network(Mobile/AMP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google-home-beauty-beast-promo-271406</text:p>
          </table:table-cell>
          <table:table-cell office:value-type="float" office:value="10.8285749999995" calcext:value-type="float">
            <text:p>10.828575</text:p>
          </table:table-cell>
          <table:table-cell office:value-type="float" office:value="3.32075599999734" calcext:value-type="float">
            <text:p>3.320756</text:p>
          </table:table-cell>
          <table:table-cell office:value-type="float" office:value="6.80026500000167" calcext:value-type="float">
            <text:p>6.800265</text:p>
          </table:table-cell>
          <table:table-cell office:value-type="float" office:value="2637758" calcext:value-type="float">
            <text:p>2637758</text:p>
          </table:table-cell>
          <table:table-cell/>
          <table:table-cell office:value-type="float" office:value="6.83938000000126" calcext:value-type="float">
            <text:p>6.83938</text:p>
          </table:table-cell>
          <table:table-cell office:value-type="float" office:value="6.00631300000169" calcext:value-type="float">
            <text:p>6.006313</text:p>
          </table:table-cell>
          <table:table-cell office:value-type="float" office:value="0.833066999999566" calcext:value-type="float">
            <text:p>0.833067</text:p>
          </table:table-cell>
          <table:table-cell office:value-type="float" office:value="983568" calcext:value-type="float">
            <text:p>983568</text:p>
          </table:table-cell>
          <table:table-cell office:value-type="float" office:value="1.58326851264259" calcext:value-type="float">
            <text:p>1.5832685126</text:p>
          </table:table-cell>
          <table:table-cell table:formula="of:=[.E2]/[.J2]" office:value-type="float" office:value="2.68182576090316" calcext:value-type="float">
            <text:p>2.6818257609</text:p>
          </table:table-cell>
          <table:table-cell table:formula="of:=[.D2]/[.I2]" office:value-type="float" office:value="8.16292687143437" calcext:value-type="float">
            <text:p>8.1629268714</text:p>
          </table:table-cell>
          <table:table-cell table:number-columns-repeated="12"/>
          <table:table-cell office:value-type="string" calcext:value-type="string">
            <text:p>MOBILE_COMP</text:p>
          </table:table-cell>
          <table:table-cell office:value-type="string" calcext:value-type="string">
            <text:p>MOBILE_NETWORK</text:p>
          </table:table-cell>
          <table:table-cell office:value-type="string" calcext:value-type="string">
            <text:p>COMP_RATIO</text:p>
          </table:table-cell>
        </table:table-row>
        <table:table-row table:style-name="ro1">
          <table:table-cell office:value-type="string" calcext:value-type="string">
            <text:p>searchengineland.com_google-posts-expands-271770</text:p>
          </table:table-cell>
          <table:table-cell office:value-type="float" office:value="16.2584669999997" calcext:value-type="float">
            <text:p>16.258467</text:p>
          </table:table-cell>
          <table:table-cell office:value-type="float" office:value="11.2508300000008" calcext:value-type="float">
            <text:p>11.25083</text:p>
          </table:table-cell>
          <table:table-cell office:value-type="float" office:value="5.00763699999881" calcext:value-type="float">
            <text:p>5.007637</text:p>
          </table:table-cell>
          <table:table-cell office:value-type="float" office:value="5250575" calcext:value-type="float">
            <text:p>5250575</text:p>
          </table:table-cell>
          <table:table-cell/>
          <table:table-cell office:value-type="float" office:value="4.17000000000007" calcext:value-type="float">
            <text:p>4.17</text:p>
          </table:table-cell>
          <table:table-cell office:value-type="float" office:value="1.2160729999996" calcext:value-type="float">
            <text:p>1.216073</text:p>
          </table:table-cell>
          <table:table-cell office:value-type="float" office:value="2.95392700000048" calcext:value-type="float">
            <text:p>2.953927</text:p>
          </table:table-cell>
          <table:table-cell office:value-type="float" office:value="1113723" calcext:value-type="float">
            <text:p>1113723</text:p>
          </table:table-cell>
          <table:table-cell office:value-type="float" office:value="3.89891294964015" calcext:value-type="float">
            <text:p>3.8989129496</text:p>
          </table:table-cell>
          <table:table-cell table:formula="of:=[.E3]/[.J3]" office:value-type="float" office:value="4.71443527699437" calcext:value-type="float">
            <text:p>4.714435277</text:p>
          </table:table-cell>
          <table:table-cell table:formula="of:=[.D3]/[.I3]" office:value-type="float" office:value="1.69524737747344" calcext:value-type="float">
            <text:p>1.6952473775</text:p>
          </table:table-cell>
          <table:table-cell table:number-columns-repeated="12"/>
          <table:table-cell table:style-name="ce1" office:value-type="float" office:value="3.32075599999734" calcext:value-type="float">
            <text:p>3.320756</text:p>
          </table:table-cell>
          <table:table-cell table:style-name="ce1" office:value-type="float" office:value="6.80026500000167" calcext:value-type="float">
            <text:p>6.800265</text:p>
          </table:table-cell>
          <table:table-cell table:formula="of:=[.Z3]/([.Z3]+[.AA3])" office:value-type="float" office:value="0.328104842386718" calcext:value-type="float">
            <text:p>0.3281048424</text:p>
          </table:table-cell>
        </table:table-row>
        <table:table-row table:style-name="ro1">
          <table:table-cell office:value-type="string" calcext:value-type="string">
            <text:p>searchengineland.com_smx-west-just-days-away-reserve-seat-now-271166</text:p>
          </table:table-cell>
          <table:table-cell office:value-type="float" office:value="7.83167700000013" calcext:value-type="float">
            <text:p>7.831677</text:p>
          </table:table-cell>
          <table:table-cell office:value-type="float" office:value="3.69814300000052" calcext:value-type="float">
            <text:p>3.698143</text:p>
          </table:table-cell>
          <table:table-cell office:value-type="float" office:value="4.13353399999961" calcext:value-type="float">
            <text:p>4.133534</text:p>
          </table:table-cell>
          <table:table-cell office:value-type="float" office:value="3222901" calcext:value-type="float">
            <text:p>3222901</text:p>
          </table:table-cell>
          <table:table-cell/>
          <table:table-cell table:number-columns-repeated="2" office:value-type="float" office:value="2.88565100000051" calcext:value-type="float">
            <text:p>2.885651</text:p>
          </table:table-cell>
          <table:table-cell office:value-type="float" office:value="0" calcext:value-type="float">
            <text:p>0</text:p>
          </table:table-cell>
          <table:table-cell office:value-type="float" office:value="508933" calcext:value-type="float">
            <text:p>508933</text:p>
          </table:table-cell>
          <table:table-cell office:value-type="float" office:value="2.71400699530149" calcext:value-type="float">
            <text:p>2.7140069953</text:p>
          </table:table-cell>
          <table:table-cell table:formula="of:=[.E4]/[.J4]" office:value-type="float" office:value="6.33266264911098" calcext:value-type="float">
            <text:p>6.3326626491</text:p>
          </table:table-cell>
          <table:table-cell table:formula="of:=[.D4]/[.I4]" office:value-type="string" office:string-value="" calcext:value-type="error">
            <text:p>#DIV/0!</text:p>
          </table:table-cell>
          <table:table-cell table:number-columns-repeated="12"/>
          <table:table-cell table:style-name="ce1" office:value-type="float" office:value="3.69814300000052" calcext:value-type="float">
            <text:p>3.698143</text:p>
          </table:table-cell>
          <table:table-cell table:style-name="ce1" office:value-type="float" office:value="4.13353399999961" calcext:value-type="float">
            <text:p>4.133534</text:p>
          </table:table-cell>
          <table:table-cell table:formula="of:=[.Z4]/([.Z4]+[.AA4])" office:value-type="float" office:value="0.472203207563394" calcext:value-type="float">
            <text:p>0.4722032076</text:p>
          </table:table-cell>
        </table:table-row>
        <table:table-row table:style-name="ro1">
          <table:table-cell office:value-type="string" calcext:value-type="string">
            <text:p>searchengineland.com_seo-advent-calendar-24-tips-seo-success-237121</text:p>
          </table:table-cell>
          <table:table-cell office:value-type="float" office:value="14.3702060000001" calcext:value-type="float">
            <text:p>14.370206</text:p>
          </table:table-cell>
          <table:table-cell office:value-type="float" office:value="10.9499760000003" calcext:value-type="float">
            <text:p>10.949976</text:p>
          </table:table-cell>
          <table:table-cell office:value-type="float" office:value="2.78043299999993" calcext:value-type="float">
            <text:p>2.780433</text:p>
          </table:table-cell>
          <table:table-cell office:value-type="float" office:value="2423483" calcext:value-type="float">
            <text:p>2423483</text:p>
          </table:table-cell>
          <table:table-cell/>
          <table:table-cell table:number-columns-repeated="2" office:value-type="float" office:value="7.84408700000131" calcext:value-type="float">
            <text:p>7.844087</text:p>
          </table:table-cell>
          <table:table-cell office:value-type="float" office:value="0" calcext:value-type="float">
            <text:p>0</text:p>
          </table:table-cell>
          <table:table-cell office:value-type="float" office:value="1210984" calcext:value-type="float">
            <text:p>1210984</text:p>
          </table:table-cell>
          <table:table-cell office:value-type="float" office:value="1.83197942603106" calcext:value-type="float">
            <text:p>1.831979426</text:p>
          </table:table-cell>
          <table:table-cell table:formula="of:=[.E5]/[.J5]" office:value-type="float" office:value="2.00125104873392" calcext:value-type="float">
            <text:p>2.0012510487</text:p>
          </table:table-cell>
          <table:table-cell table:formula="of:=[.D5]/[.I5]" office:value-type="string" office:string-value="" calcext:value-type="error">
            <text:p>#DIV/0!</text:p>
          </table:table-cell>
          <table:table-cell table:number-columns-repeated="12"/>
          <table:table-cell table:style-name="ce1" office:value-type="float" office:value="11.2508300000008" calcext:value-type="float">
            <text:p>11.25083</text:p>
          </table:table-cell>
          <table:table-cell table:style-name="ce1" office:value-type="float" office:value="5.00763699999881" calcext:value-type="float">
            <text:p>5.007637</text:p>
          </table:table-cell>
          <table:table-cell table:formula="of:=[.Z5]/([.Z5]+[.AA5])" office:value-type="float" office:value="0.691998206227012" calcext:value-type="float">
            <text:p>0.6919982062</text:p>
          </table:table-cell>
        </table:table-row>
        <table:table-row table:style-name="ro1">
          <table:table-cell office:value-type="string" calcext:value-type="string">
            <text:p>searchengineland.com_googles-one-true-answer-problem-featured-snippets-270549</text:p>
          </table:table-cell>
          <table:table-cell office:value-type="float" office:value="11.2775609999999" calcext:value-type="float">
            <text:p>11.277561</text:p>
          </table:table-cell>
          <table:table-cell office:value-type="float" office:value="8.78539900000031" calcext:value-type="float">
            <text:p>8.785399</text:p>
          </table:table-cell>
          <table:table-cell office:value-type="float" office:value="2.39617399999953" calcext:value-type="float">
            <text:p>2.396174</text:p>
          </table:table-cell>
          <table:table-cell office:value-type="float" office:value="2787256" calcext:value-type="float">
            <text:p>2787256</text:p>
          </table:table-cell>
          <table:table-cell/>
          <table:table-cell table:number-columns-repeated="2" office:value-type="float" office:value="2.40827600000193" calcext:value-type="float">
            <text:p>2.408276</text:p>
          </table:table-cell>
          <table:table-cell office:value-type="float" office:value="0" calcext:value-type="float">
            <text:p>0</text:p>
          </table:table-cell>
          <table:table-cell office:value-type="float" office:value="533659" calcext:value-type="float">
            <text:p>533659</text:p>
          </table:table-cell>
          <table:table-cell office:value-type="float" office:value="4.68283577131145" calcext:value-type="float">
            <text:p>4.6828357713</text:p>
          </table:table-cell>
          <table:table-cell table:formula="of:=[.E6]/[.J6]" office:value-type="float" office:value="5.22291575706584" calcext:value-type="float">
            <text:p>5.2229157571</text:p>
          </table:table-cell>
          <table:table-cell table:formula="of:=[.D6]/[.I6]" office:value-type="string" office:string-value="" calcext:value-type="error">
            <text:p>#DIV/0!</text:p>
          </table:table-cell>
          <table:table-cell table:number-columns-repeated="12"/>
          <table:table-cell table:style-name="ce1" office:value-type="float" office:value="5.83511300000464" calcext:value-type="float">
            <text:p>5.835113</text:p>
          </table:table-cell>
          <table:table-cell table:style-name="ce1" office:value-type="float" office:value="2.15019799999572" calcext:value-type="float">
            <text:p>2.150198</text:p>
          </table:table-cell>
          <table:table-cell table:formula="of:=[.Z6]/([.Z6]+[.AA6])" office:value-type="float" office:value="0.730730838160765" calcext:value-type="float">
            <text:p>0.7307308382</text:p>
          </table:table-cell>
        </table:table-row>
        <table:table-row table:style-name="ro1">
          <table:table-cell office:value-type="string" calcext:value-type="string">
            <text:p>searchengineland.com_solve-mystery-customers-really-want-276259</text:p>
          </table:table-cell>
          <table:table-cell office:value-type="float" office:value="10.237839999998" calcext:value-type="float">
            <text:p>10.23784</text:p>
          </table:table-cell>
          <table:table-cell office:value-type="float" office:value="5.83511300000464" calcext:value-type="float">
            <text:p>5.835113</text:p>
          </table:table-cell>
          <table:table-cell office:value-type="float" office:value="2.15019799999572" calcext:value-type="float">
            <text:p>2.150198</text:p>
          </table:table-cell>
          <table:table-cell office:value-type="float" office:value="4933965" calcext:value-type="float">
            <text:p>4933965</text:p>
          </table:table-cell>
          <table:table-cell/>
          <table:table-cell office:value-type="float" office:value="2.80729200000133" calcext:value-type="float">
            <text:p>2.807292</text:p>
          </table:table-cell>
          <table:table-cell office:value-type="float" office:value="1.0649110000013" calcext:value-type="float">
            <text:p>1.064911</text:p>
          </table:table-cell>
          <table:table-cell office:value-type="float" office:value="1.74238100000003" calcext:value-type="float">
            <text:p>1.742381</text:p>
          </table:table-cell>
          <table:table-cell office:value-type="float" office:value="381357" calcext:value-type="float">
            <text:p>381357</text:p>
          </table:table-cell>
          <table:table-cell office:value-type="float" office:value="3.64687392689936" calcext:value-type="float">
            <text:p>3.6468739269</text:p>
          </table:table-cell>
          <table:table-cell table:formula="of:=[.E7]/[.J7]" office:value-type="float" office:value="12.9379164405006" calcext:value-type="float">
            <text:p>12.9379164405</text:p>
          </table:table-cell>
          <table:table-cell table:formula="of:=[.D7]/[.I7]" office:value-type="float" office:value="1.23405730434141" calcext:value-type="float">
            <text:p>1.2340573043</text:p>
          </table:table-cell>
          <table:table-cell table:number-columns-repeated="12"/>
          <table:table-cell table:style-name="ce1" office:value-type="float" office:value="8.78539900000031" calcext:value-type="float">
            <text:p>8.785399</text:p>
          </table:table-cell>
          <table:table-cell table:style-name="ce1" office:value-type="float" office:value="2.39617399999953" calcext:value-type="float">
            <text:p>2.396174</text:p>
          </table:table-cell>
          <table:table-cell table:formula="of:=[.Z7]/([.Z7]+[.AA7])" office:value-type="float" office:value="0.78570331741343" calcext:value-type="float">
            <text:p>0.7857033174</text:p>
          </table:table-cell>
        </table:table-row>
        <table:table-row table:style-name="ro1">
          <table:table-cell office:value-type="string" calcext:value-type="string">
            <text:p>searchengineland.com_hotel-ads-price-trends-275390</text:p>
          </table:table-cell>
          <table:table-cell office:value-type="float" office:value="14.6386860000021" calcext:value-type="float">
            <text:p>14.638686</text:p>
          </table:table-cell>
          <table:table-cell office:value-type="float" office:value="13.1326980000013" calcext:value-type="float">
            <text:p>13.132698</text:p>
          </table:table-cell>
          <table:table-cell office:value-type="float" office:value="1.50598800000077" calcext:value-type="float">
            <text:p>1.505988</text:p>
          </table:table-cell>
          <table:table-cell office:value-type="float" office:value="5543485" calcext:value-type="float">
            <text:p>5543485</text:p>
          </table:table-cell>
          <table:table-cell/>
          <table:table-cell office:value-type="float" office:value="4.47698200000013" calcext:value-type="float">
            <text:p>4.476982</text:p>
          </table:table-cell>
          <table:table-cell office:value-type="float" office:value="3.89066199999979" calcext:value-type="float">
            <text:p>3.890662</text:p>
          </table:table-cell>
          <table:table-cell office:value-type="float" office:value="0.586320000000342" calcext:value-type="float">
            <text:p>0.58632</text:p>
          </table:table-cell>
          <table:table-cell office:value-type="float" office:value="910141" calcext:value-type="float">
            <text:p>910141</text:p>
          </table:table-cell>
          <table:table-cell office:value-type="float" office:value="3.26976655255743" calcext:value-type="float">
            <text:p>3.2697665526</text:p>
          </table:table-cell>
          <table:table-cell table:formula="of:=[.E8]/[.J8]" office:value-type="float" office:value="6.09079801920801" calcext:value-type="float">
            <text:p>6.0907980192</text:p>
          </table:table-cell>
          <table:table-cell table:formula="of:=[.D8]/[.I8]" office:value-type="float" office:value="2.56854277527611" calcext:value-type="float">
            <text:p>2.5685427753</text:p>
          </table:table-cell>
          <table:table-cell table:number-columns-repeated="12"/>
          <table:table-cell table:style-name="ce1" office:value-type="float" office:value="10.9499760000003" calcext:value-type="float">
            <text:p>10.949976</text:p>
          </table:table-cell>
          <table:table-cell table:style-name="ce1" office:value-type="float" office:value="2.78043299999993" calcext:value-type="float">
            <text:p>2.780433</text:p>
          </table:table-cell>
          <table:table-cell table:formula="of:=[.Z8]/([.Z8]+[.AA8])" office:value-type="float" office:value="0.797498166296439" calcext:value-type="float">
            <text:p>0.7974981663</text:p>
          </table:table-cell>
        </table:table-row>
        <table:table-row table:style-name="ro1">
          <table:table-cell office:value-type="string" calcext:value-type="string">
            <text:p>searchengineland.com_dear-google-4-suggestions-fixing-massive-problem-fake-reviews-276445</text:p>
          </table:table-cell>
          <table:table-cell office:value-type="float" office:value="13.8571910000028" calcext:value-type="float">
            <text:p>13.857191</text:p>
          </table:table-cell>
          <table:table-cell office:value-type="float" office:value="12.0971370000043" calcext:value-type="float">
            <text:p>12.097137</text:p>
          </table:table-cell>
          <table:table-cell office:value-type="float" office:value="1.43115799999943" calcext:value-type="float">
            <text:p>1.431158</text:p>
          </table:table-cell>
          <table:table-cell office:value-type="float" office:value="2967908" calcext:value-type="float">
            <text:p>2967908</text:p>
          </table:table-cell>
          <table:table-cell/>
          <table:table-cell table:number-columns-repeated="2" office:value-type="float" office:value="2.19270700000015" calcext:value-type="float">
            <text:p>2.192707</text:p>
          </table:table-cell>
          <table:table-cell office:value-type="float" office:value="0" calcext:value-type="float">
            <text:p>0</text:p>
          </table:table-cell>
          <table:table-cell office:value-type="float" office:value="448567" calcext:value-type="float">
            <text:p>448567</text:p>
          </table:table-cell>
          <table:table-cell office:value-type="float" office:value="6.31967289747415" calcext:value-type="float">
            <text:p>6.3196728975</text:p>
          </table:table-cell>
          <table:table-cell table:formula="of:=[.E9]/[.J9]" office:value-type="float" office:value="6.61642073536395" calcext:value-type="float">
            <text:p>6.6164207354</text:p>
          </table:table-cell>
          <table:table-cell table:formula="of:=[.D9]/[.I9]" office:value-type="string" office:string-value="" calcext:value-type="error">
            <text:p>#DIV/0!</text:p>
          </table:table-cell>
          <table:table-cell table:number-columns-repeated="12"/>
          <table:table-cell table:style-name="ce1" office:value-type="float" office:value="6.315802000001" calcext:value-type="float">
            <text:p>6.315802</text:p>
          </table:table-cell>
          <table:table-cell table:style-name="ce1" office:value-type="float" office:value="1.4220249999962" calcext:value-type="float">
            <text:p>1.422025</text:p>
          </table:table-cell>
          <table:table-cell table:formula="of:=[.Z9]/([.Z9]+[.AA9])" office:value-type="float" office:value="0.816224244869171" calcext:value-type="float">
            <text:p>0.8162242449</text:p>
          </table:table-cell>
        </table:table-row>
        <table:table-row table:style-name="ro1">
          <table:table-cell office:value-type="string" calcext:value-type="string">
            <text:p>searchengineland.com_google-posts-small-businesses-moves-google-business-276764</text:p>
          </table:table-cell>
          <table:table-cell office:value-type="float" office:value="7.7378269999972" calcext:value-type="float">
            <text:p>7.737827</text:p>
          </table:table-cell>
          <table:table-cell office:value-type="float" office:value="6.315802000001" calcext:value-type="float">
            <text:p>6.315802</text:p>
          </table:table-cell>
          <table:table-cell office:value-type="float" office:value="1.4220249999962" calcext:value-type="float">
            <text:p>1.422025</text:p>
          </table:table-cell>
          <table:table-cell office:value-type="float" office:value="2608085" calcext:value-type="float">
            <text:p>2608085</text:p>
          </table:table-cell>
          <table:table-cell/>
          <table:table-cell office:value-type="float" office:value="6.24980900000082" calcext:value-type="float">
            <text:p>6.249809</text:p>
          </table:table-cell>
          <table:table-cell office:value-type="float" office:value="4.61150300000008" calcext:value-type="float">
            <text:p>4.611503</text:p>
          </table:table-cell>
          <table:table-cell office:value-type="float" office:value="1.63830600000074" calcext:value-type="float">
            <text:p>1.638306</text:p>
          </table:table-cell>
          <table:table-cell office:value-type="float" office:value="655082" calcext:value-type="float">
            <text:p>655082</text:p>
          </table:table-cell>
          <table:table-cell office:value-type="float" office:value="1.23809015603456" calcext:value-type="float">
            <text:p>1.238090156</text:p>
          </table:table-cell>
          <table:table-cell table:formula="of:=[.E10]/[.J10]" office:value-type="float" office:value="3.98131073667113" calcext:value-type="float">
            <text:p>3.9813107367</text:p>
          </table:table-cell>
          <table:table-cell table:formula="of:=[.D10]/[.I10]" office:value-type="float" office:value="0.867984979604273" calcext:value-type="float">
            <text:p>0.8679849796</text:p>
          </table:table-cell>
          <table:table-cell table:number-columns-repeated="12"/>
          <table:table-cell table:style-name="ce1" office:value-type="float" office:value="6.4929310000007" calcext:value-type="float">
            <text:p>6.492931</text:p>
          </table:table-cell>
          <table:table-cell table:style-name="ce1" office:value-type="float" office:value="1.22817199999917" calcext:value-type="float">
            <text:p>1.228172</text:p>
          </table:table-cell>
          <table:table-cell table:formula="of:=[.Z10]/([.Z10]+[.AA10])" office:value-type="float" office:value="0.840933089482268" calcext:value-type="float">
            <text:p>0.8409330895</text:p>
          </table:table-cell>
        </table:table-row>
        <table:table-row table:style-name="ro1">
          <table:table-cell office:value-type="string" calcext:value-type="string">
            <text:p>searchengineland.com_buyers-guide-content-marketing-tools-275035</text:p>
          </table:table-cell>
          <table:table-cell office:value-type="float" office:value="12.9779090000002" calcext:value-type="float">
            <text:p>12.977909</text:p>
          </table:table-cell>
          <table:table-cell office:value-type="float" office:value="11.6658200000002" calcext:value-type="float">
            <text:p>11.66582</text:p>
          </table:table-cell>
          <table:table-cell office:value-type="float" office:value="1.312089" calcext:value-type="float">
            <text:p>1.312089</text:p>
          </table:table-cell>
          <table:table-cell office:value-type="float" office:value="4303823" calcext:value-type="float">
            <text:p>4303823</text:p>
          </table:table-cell>
          <table:table-cell/>
          <table:table-cell office:value-type="float" office:value="3.00510100000065" calcext:value-type="float">
            <text:p>3.005101</text:p>
          </table:table-cell>
          <table:table-cell office:value-type="float" office:value="2.44508900000073" calcext:value-type="float">
            <text:p>2.445089</text:p>
          </table:table-cell>
          <table:table-cell office:value-type="float" office:value="0.560011999999915" calcext:value-type="float">
            <text:p>0.560012</text:p>
          </table:table-cell>
          <table:table-cell office:value-type="float" office:value="34867" calcext:value-type="float">
            <text:p>34867</text:p>
          </table:table-cell>
          <table:table-cell office:value-type="float" office:value="4.31862656196826" calcext:value-type="float">
            <text:p>4.318626562</text:p>
          </table:table-cell>
          <table:table-cell table:formula="of:=[.E11]/[.J11]" office:value-type="float" office:value="123.435426047552" calcext:value-type="float">
            <text:p>123.4354260476</text:p>
          </table:table-cell>
          <table:table-cell table:formula="of:=[.D11]/[.I11]" office:value-type="float" office:value="2.34296586501753" calcext:value-type="float">
            <text:p>2.342965865</text:p>
          </table:table-cell>
          <table:table-cell table:number-columns-repeated="12"/>
          <table:table-cell table:style-name="ce1" office:value-type="float" office:value="8.04237499999999" calcext:value-type="float">
            <text:p>8.042375</text:p>
          </table:table-cell>
          <table:table-cell table:style-name="ce1" office:value-type="float" office:value="1.12888900000007" calcext:value-type="float">
            <text:p>1.128889</text:p>
          </table:table-cell>
          <table:table-cell table:formula="of:=[.Z11]/([.Z11]+[.AA11])" office:value-type="float" office:value="0.876910205616144" calcext:value-type="float">
            <text:p>0.8769102056</text:p>
          </table:table-cell>
        </table:table-row>
        <table:table-row table:style-name="ro1">
          <table:table-cell office:value-type="string" calcext:value-type="string">
            <text:p>searchengineland.com_searchcap-siri-disappointment-link-referrers-liveramp-identitylink-276633</text:p>
          </table:table-cell>
          <table:table-cell office:value-type="float" office:value="8.56848499999978" calcext:value-type="float">
            <text:p>8.568485</text:p>
          </table:table-cell>
          <table:table-cell office:value-type="float" office:value="6.4929310000007" calcext:value-type="float">
            <text:p>6.492931</text:p>
          </table:table-cell>
          <table:table-cell office:value-type="float" office:value="1.22817199999917" calcext:value-type="float">
            <text:p>1.228172</text:p>
          </table:table-cell>
          <table:table-cell office:value-type="float" office:value="5140019" calcext:value-type="float">
            <text:p>5140019</text:p>
          </table:table-cell>
          <table:table-cell/>
          <table:table-cell office:value-type="float" office:value="2.20911400000114" calcext:value-type="float">
            <text:p>2.209114</text:p>
          </table:table-cell>
          <table:table-cell office:value-type="float" office:value="1.32128499999817" calcext:value-type="float">
            <text:p>1.321285</text:p>
          </table:table-cell>
          <table:table-cell office:value-type="float" office:value="0.88782900000297" calcext:value-type="float">
            <text:p>0.887829</text:p>
          </table:table-cell>
          <table:table-cell office:value-type="float" office:value="513277" calcext:value-type="float">
            <text:p>513277</text:p>
          </table:table-cell>
          <table:table-cell office:value-type="float" office:value="3.87869752307729" calcext:value-type="float">
            <text:p>3.8786975231</text:p>
          </table:table-cell>
          <table:table-cell table:formula="of:=[.E12]/[.J12]" office:value-type="float" office:value="10.0141229784308" calcext:value-type="float">
            <text:p>10.0141229784</text:p>
          </table:table-cell>
          <table:table-cell table:formula="of:=[.D12]/[.I12]" office:value-type="float" office:value="1.38334296356062" calcext:value-type="float">
            <text:p>1.3833429636</text:p>
          </table:table-cell>
          <table:table-cell table:number-columns-repeated="12"/>
          <table:table-cell table:style-name="ce1" office:value-type="float" office:value="8.86627899999803" calcext:value-type="float">
            <text:p>8.866279</text:p>
          </table:table-cell>
          <table:table-cell table:style-name="ce1" office:value-type="float" office:value="1.19379000000117" calcext:value-type="float">
            <text:p>1.19379</text:p>
          </table:table-cell>
          <table:table-cell table:formula="of:=[.Z12]/([.Z12]+[.AA12])" office:value-type="float" office:value="0.881333815901137" calcext:value-type="float">
            <text:p>0.8813338159</text:p>
          </table:table-cell>
        </table:table-row>
        <table:table-row table:style-name="ro1">
          <table:table-cell office:value-type="string" calcext:value-type="string">
            <text:p>searchengineland.com_account-based-marketing-guide-modern-marketers-276012</text:p>
          </table:table-cell>
          <table:table-cell office:value-type="float" office:value="11.3906619999998" calcext:value-type="float">
            <text:p>11.390662</text:p>
          </table:table-cell>
          <table:table-cell office:value-type="float" office:value="8.86627899999803" calcext:value-type="float">
            <text:p>8.866279</text:p>
          </table:table-cell>
          <table:table-cell office:value-type="float" office:value="1.19379000000117" calcext:value-type="float">
            <text:p>1.19379</text:p>
          </table:table-cell>
          <table:table-cell office:value-type="float" office:value="5944768" calcext:value-type="float">
            <text:p>5944768</text:p>
          </table:table-cell>
          <table:table-cell/>
          <table:table-cell office:value-type="float" office:value="2.39454699999987" calcext:value-type="float">
            <text:p>2.394547</text:p>
          </table:table-cell>
          <table:table-cell office:value-type="float" office:value="1.13519300000007" calcext:value-type="float">
            <text:p>1.135193</text:p>
          </table:table-cell>
          <table:table-cell office:value-type="float" office:value="1.25935399999981" calcext:value-type="float">
            <text:p>1.259354</text:p>
          </table:table-cell>
          <table:table-cell office:value-type="float" office:value="573134" calcext:value-type="float">
            <text:p>573134</text:p>
          </table:table-cell>
          <table:table-cell office:value-type="float" office:value="4.75691727913481" calcext:value-type="float">
            <text:p>4.7569172791</text:p>
          </table:table-cell>
          <table:table-cell table:formula="of:=[.E13]/[.J13]" office:value-type="float" office:value="10.3723876091804" calcext:value-type="float">
            <text:p>10.3723876092</text:p>
          </table:table-cell>
          <table:table-cell table:formula="of:=[.D13]/[.I13]" office:value-type="float" office:value="0.947938387460039" calcext:value-type="float">
            <text:p>0.9479383875</text:p>
          </table:table-cell>
          <table:table-cell table:number-columns-repeated="12"/>
          <table:table-cell table:style-name="ce1" office:value-type="float" office:value="5.01787899999999" calcext:value-type="float">
            <text:p>5.017879</text:p>
          </table:table-cell>
          <table:table-cell table:style-name="ce1" office:value-type="float" office:value="0.636551999999484" calcext:value-type="float">
            <text:p>0.636552</text:p>
          </table:table-cell>
          <table:table-cell table:formula="of:=[.Z13]/([.Z13]+[.AA13])" office:value-type="float" office:value="0.887424216512759" calcext:value-type="float">
            <text:p>0.8874242165</text:p>
          </table:table-cell>
        </table:table-row>
        <table:table-row table:style-name="ro1">
          <table:table-cell office:value-type="string" calcext:value-type="string">
            <text:p>searchengineland.com_google-starts-giving-ranking-boost-secure-httpsssl-sites-199446</text:p>
          </table:table-cell>
          <table:table-cell office:value-type="float" office:value="12.8607680000005" calcext:value-type="float">
            <text:p>12.860768</text:p>
          </table:table-cell>
          <table:table-cell office:value-type="float" office:value="10.9605050000046" calcext:value-type="float">
            <text:p>10.960505</text:p>
          </table:table-cell>
          <table:table-cell office:value-type="float" office:value="1.15365799999746" calcext:value-type="float">
            <text:p>1.153658</text:p>
          </table:table-cell>
          <table:table-cell office:value-type="float" office:value="5699657" calcext:value-type="float">
            <text:p>5699657</text:p>
          </table:table-cell>
          <table:table-cell/>
          <table:table-cell office:value-type="float" office:value="1.94612599999891" calcext:value-type="float">
            <text:p>1.946126</text:p>
          </table:table-cell>
          <table:table-cell office:value-type="float" office:value="1.12076299999898" calcext:value-type="float">
            <text:p>1.120763</text:p>
          </table:table-cell>
          <table:table-cell office:value-type="float" office:value="0.825362999999932" calcext:value-type="float">
            <text:p>0.825363</text:p>
          </table:table-cell>
          <table:table-cell office:value-type="float" office:value="516277" calcext:value-type="float">
            <text:p>516277</text:p>
          </table:table-cell>
          <table:table-cell office:value-type="float" office:value="6.60839431774084" calcext:value-type="float">
            <text:p>6.6083943177</text:p>
          </table:table-cell>
          <table:table-cell table:formula="of:=[.E14]/[.J14]" office:value-type="float" office:value="11.0399204303116" calcext:value-type="float">
            <text:p>11.0399204303</text:p>
          </table:table-cell>
          <table:table-cell table:formula="of:=[.D14]/[.I14]" office:value-type="float" office:value="1.39775831966972" calcext:value-type="float">
            <text:p>1.3977583197</text:p>
          </table:table-cell>
          <table:table-cell table:number-columns-repeated="3"/>
          <table:table-cell office:value-type="string" calcext:value-type="string">
            <text:p>Network</text:p>
          </table:table-cell>
          <table:table-cell office:value-type="string" calcext:value-type="string">
            <text:p>sumif (network &gt; 0)</text:p>
          </table:table-cell>
          <table:table-cell office:value-type="string" calcext:value-type="string">
            <text:p>Network &gt; 0</text:p>
          </table:table-cell>
          <table:table-cell office:value-type="string" calcext:value-type="string">
            <text:p>average</text:p>
          </table:table-cell>
          <table:table-cell table:number-columns-repeated="5"/>
          <table:table-cell table:style-name="ce1" office:value-type="float" office:value="6.15340899999864" calcext:value-type="float">
            <text:p>6.153409</text:p>
          </table:table-cell>
          <table:table-cell table:style-name="ce1" office:value-type="float" office:value="0.756163000001837" calcext:value-type="float">
            <text:p>0.756163</text:p>
          </table:table-cell>
          <table:table-cell table:formula="of:=[.Z14]/([.Z14]+[.AA14])" office:value-type="float" office:value="0.890562975535708" calcext:value-type="float">
            <text:p>0.8905629755</text:p>
          </table:table-cell>
        </table:table-row>
        <table:table-row table:style-name="ro1">
          <table:table-cell office:value-type="string" calcext:value-type="string">
            <text:p>searchengineland.com_mad-scientist-successful-local-seo-273241</text:p>
          </table:table-cell>
          <table:table-cell office:value-type="float" office:value="9.17126400000006" calcext:value-type="float">
            <text:p>9.171264</text:p>
          </table:table-cell>
          <table:table-cell office:value-type="float" office:value="8.04237499999999" calcext:value-type="float">
            <text:p>8.042375</text:p>
          </table:table-cell>
          <table:table-cell office:value-type="float" office:value="1.12888900000007" calcext:value-type="float">
            <text:p>1.128889</text:p>
          </table:table-cell>
          <table:table-cell office:value-type="float" office:value="2677879" calcext:value-type="float">
            <text:p>2677879</text:p>
          </table:table-cell>
          <table:table-cell/>
          <table:table-cell table:number-columns-repeated="2" office:value-type="float" office:value="2.87537100000009" calcext:value-type="float">
            <text:p>2.875371</text:p>
          </table:table-cell>
          <table:table-cell office:value-type="float" office:value="0" calcext:value-type="float">
            <text:p>0</text:p>
          </table:table-cell>
          <table:table-cell office:value-type="float" office:value="698009" calcext:value-type="float">
            <text:p>698009</text:p>
          </table:table-cell>
          <table:table-cell office:value-type="float" office:value="3.18959327335491" calcext:value-type="float">
            <text:p>3.1895932734</text:p>
          </table:table-cell>
          <table:table-cell table:formula="of:=[.E15]/[.J15]" office:value-type="float" office:value="3.83645339816535" calcext:value-type="float">
            <text:p>3.8364533982</text:p>
          </table:table-cell>
          <table:table-cell table:formula="of:=[.D15]/[.I15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mobile</text:p>
          </table:table-cell>
          <table:table-cell table:formula="of:=SUMIF([.D2:.D192];&quot;&gt;0&quot;;[.D2:.D192])" office:value-type="float" office:value="44.0255019999879" calcext:value-type="float">
            <text:p>44.025502</text:p>
          </table:table-cell>
          <table:table-cell table:formula="of:=COUNTIF([.D2:.D192]; &quot;&gt;0&quot;)" office:value-type="float" office:value="32" calcext:value-type="float">
            <text:p>32</text:p>
          </table:table-cell>
          <table:table-cell table:formula="of:=[.R15]/[.S15]" office:value-type="float" office:value="1.37579693749962" calcext:value-type="float">
            <text:p>1.3757969375</text:p>
          </table:table-cell>
          <table:table-cell table:number-columns-repeated="5"/>
          <table:table-cell table:style-name="ce1" office:value-type="float" office:value="12.0971370000043" calcext:value-type="float">
            <text:p>12.097137</text:p>
          </table:table-cell>
          <table:table-cell table:style-name="ce1" office:value-type="float" office:value="1.43115799999943" calcext:value-type="float">
            <text:p>1.431158</text:p>
          </table:table-cell>
          <table:table-cell table:formula="of:=[.Z15]/([.Z15]+[.AA15])" office:value-type="float" office:value="0.894210024249247" calcext:value-type="float">
            <text:p>0.8942100242</text:p>
          </table:table-cell>
        </table:table-row>
        <table:table-row table:style-name="ro1">
          <table:table-cell office:value-type="string" calcext:value-type="string">
            <text:p>searchengineland.com_well-played-google-advertisers-finally-get-device-bidding-controls-249644</text:p>
          </table:table-cell>
          <table:table-cell office:value-type="float" office:value="13.3313900000012" calcext:value-type="float">
            <text:p>13.33139</text:p>
          </table:table-cell>
          <table:table-cell office:value-type="float" office:value="12.424382000001" calcext:value-type="float">
            <text:p>12.424382</text:p>
          </table:table-cell>
          <table:table-cell office:value-type="float" office:value="0.907008000000171" calcext:value-type="float">
            <text:p>0.907008</text:p>
          </table:table-cell>
          <table:table-cell office:value-type="float" office:value="6045428" calcext:value-type="float">
            <text:p>6045428</text:p>
          </table:table-cell>
          <table:table-cell/>
          <table:table-cell office:value-type="float" office:value="2.34374100000059" calcext:value-type="float">
            <text:p>2.343741</text:p>
          </table:table-cell>
          <table:table-cell office:value-type="float" office:value="1.10438199999953" calcext:value-type="float">
            <text:p>1.104382</text:p>
          </table:table-cell>
          <table:table-cell office:value-type="float" office:value="1.23935900000106" calcext:value-type="float">
            <text:p>1.239359</text:p>
          </table:table-cell>
          <table:table-cell office:value-type="float" office:value="537557" calcext:value-type="float">
            <text:p>537557</text:p>
          </table:table-cell>
          <table:table-cell office:value-type="float" office:value="5.68808157556566" calcext:value-type="float">
            <text:p>5.6880815756</text:p>
          </table:table-cell>
          <table:table-cell table:formula="of:=[.E16]/[.J16]" office:value-type="float" office:value="11.2461152956803" calcext:value-type="float">
            <text:p>11.2461152957</text:p>
          </table:table-cell>
          <table:table-cell table:formula="of:=[.D16]/[.I16]" office:value-type="float" office:value="0.731836376707149" calcext:value-type="float">
            <text:p>0.7318363767</text:p>
          </table:table-cell>
          <table:table-cell table:number-columns-repeated="3"/>
          <table:table-cell office:value-type="string" calcext:value-type="string">
            <text:p>amp</text:p>
          </table:table-cell>
          <table:table-cell table:formula="of:=SUMIF([.I3:.I193];&quot;&gt;0&quot;;[.I3:.I193])" office:value-type="float" office:value="218.963042000027" calcext:value-type="float">
            <text:p>218.963042</text:p>
          </table:table-cell>
          <table:table-cell table:formula="of:=COUNTIF([.I3:.I193]; &quot;&gt;0&quot;)" office:value-type="float" office:value="156" calcext:value-type="float">
            <text:p>156</text:p>
          </table:table-cell>
          <table:table-cell table:formula="of:=[.R16]/[.S16]" office:value-type="float" office:value="1.40360924358991" calcext:value-type="float">
            <text:p>1.4036092436</text:p>
          </table:table-cell>
          <table:table-cell table:number-columns-repeated="5"/>
          <table:table-cell table:style-name="ce1" office:value-type="float" office:value="13.1326980000013" calcext:value-type="float">
            <text:p>13.132698</text:p>
          </table:table-cell>
          <table:table-cell table:style-name="ce1" office:value-type="float" office:value="1.50598800000077" calcext:value-type="float">
            <text:p>1.505988</text:p>
          </table:table-cell>
          <table:table-cell table:formula="of:=[.Z16]/([.Z16]+[.AA16])" office:value-type="float" office:value="0.897122733556785" calcext:value-type="float">
            <text:p>0.8971227336</text:p>
          </table:table-cell>
        </table:table-row>
        <table:table-row table:style-name="ro1">
          <table:table-cell office:value-type="string" calcext:value-type="string">
            <text:p>searchengineland.com_ppc-paydirt-check-top-paid-search-columns-2015-237929</text:p>
          </table:table-cell>
          <table:table-cell office:value-type="float" office:value="13.9315579999984" calcext:value-type="float">
            <text:p>13.931558</text:p>
          </table:table-cell>
          <table:table-cell office:value-type="float" office:value="13.1121299999995" calcext:value-type="float">
            <text:p>13.11213</text:p>
          </table:table-cell>
          <table:table-cell office:value-type="float" office:value="0.819427999998905" calcext:value-type="float">
            <text:p>0.819428</text:p>
          </table:table-cell>
          <table:table-cell office:value-type="float" office:value="3138363" calcext:value-type="float">
            <text:p>3138363</text:p>
          </table:table-cell>
          <table:table-cell/>
          <table:table-cell office:value-type="float" office:value="1.85474199999953" calcext:value-type="float">
            <text:p>1.854742</text:p>
          </table:table-cell>
          <table:table-cell office:value-type="float" office:value="0.982504999999942" calcext:value-type="float">
            <text:p>0.982505</text:p>
          </table:table-cell>
          <table:table-cell office:value-type="float" office:value="0.872236999999591" calcext:value-type="float">
            <text:p>0.872237</text:p>
          </table:table-cell>
          <table:table-cell office:value-type="float" office:value="534591" calcext:value-type="float">
            <text:p>534591</text:p>
          </table:table-cell>
          <table:table-cell office:value-type="float" office:value="7.51131855535807" calcext:value-type="float">
            <text:p>7.5113185554</text:p>
          </table:table-cell>
          <table:table-cell table:formula="of:=[.E17]/[.J17]" office:value-type="float" office:value="5.87058704691998" calcext:value-type="float">
            <text:p>5.8705870469</text:p>
          </table:table-cell>
          <table:table-cell table:formula="of:=[.D17]/[.I17]" office:value-type="float" office:value="0.939455675463537" calcext:value-type="float">
            <text:p>0.9394556755</text:p>
          </table:table-cell>
          <table:table-cell table:number-columns-repeated="12"/>
          <table:table-cell table:style-name="ce1" office:value-type="float" office:value="11.6658200000002" calcext:value-type="float">
            <text:p>11.66582</text:p>
          </table:table-cell>
          <table:table-cell table:style-name="ce1" office:value-type="float" office:value="1.312089" calcext:value-type="float">
            <text:p>1.312089</text:p>
          </table:table-cell>
          <table:table-cell table:formula="of:=[.Z17]/([.Z17]+[.AA17])" office:value-type="float" office:value="0.898898273982351" calcext:value-type="float">
            <text:p>0.898898274</text:p>
          </table:table-cell>
        </table:table-row>
        <table:table-row table:style-name="ro1">
          <table:table-cell office:value-type="string" calcext:value-type="string">
            <text:p>searchengineland.com_early-performance-results-googles-update-close-variants-277214</text:p>
          </table:table-cell>
          <table:table-cell office:value-type="float" office:value="14.3574879999996" calcext:value-type="float">
            <text:p>14.357488</text:p>
          </table:table-cell>
          <table:table-cell office:value-type="float" office:value="13.4477189999997" calcext:value-type="float">
            <text:p>13.447719</text:p>
          </table:table-cell>
          <table:table-cell office:value-type="float" office:value="0.756507000000105" calcext:value-type="float">
            <text:p>0.756507</text:p>
          </table:table-cell>
          <table:table-cell office:value-type="float" office:value="3741418" calcext:value-type="float">
            <text:p>3741418</text:p>
          </table:table-cell>
          <table:table-cell/>
          <table:table-cell office:value-type="float" office:value="2.193408000001" calcext:value-type="float">
            <text:p>2.193408</text:p>
          </table:table-cell>
          <table:table-cell office:value-type="float" office:value="1.18951199999902" calcext:value-type="float">
            <text:p>1.189512</text:p>
          </table:table-cell>
          <table:table-cell office:value-type="float" office:value="1.00389600000198" calcext:value-type="float">
            <text:p>1.003896</text:p>
          </table:table-cell>
          <table:table-cell office:value-type="float" office:value="537136" calcext:value-type="float">
            <text:p>537136</text:p>
          </table:table-cell>
          <table:table-cell office:value-type="float" office:value="6.54574433939926" calcext:value-type="float">
            <text:p>6.5457443394</text:p>
          </table:table-cell>
          <table:table-cell table:formula="of:=[.E18]/[.J18]" office:value-type="float" office:value="6.96549477227369" calcext:value-type="float">
            <text:p>6.9654947723</text:p>
          </table:table-cell>
          <table:table-cell table:formula="of:=[.D18]/[.I18]" office:value-type="float" office:value="0.753571087043492" calcext:value-type="float">
            <text:p>0.753571087</text:p>
          </table:table-cell>
          <table:table-cell table:number-columns-repeated="12"/>
          <table:table-cell table:style-name="ce1" office:value-type="float" office:value="10.9605050000046" calcext:value-type="float">
            <text:p>10.960505</text:p>
          </table:table-cell>
          <table:table-cell table:style-name="ce1" office:value-type="float" office:value="1.15365799999746" calcext:value-type="float">
            <text:p>1.153658</text:p>
          </table:table-cell>
          <table:table-cell table:formula="of:=[.Z18]/([.Z18]+[.AA18])" office:value-type="float" office:value="0.904767832495133" calcext:value-type="float">
            <text:p>0.9047678325</text:p>
          </table:table-cell>
        </table:table-row>
        <table:table-row table:style-name="ro1">
          <table:table-cell office:value-type="string" calcext:value-type="string">
            <text:p>searchengineland.com_help-wanted-hiring-associate-features-editor-213952</text:p>
          </table:table-cell>
          <table:table-cell office:value-type="float" office:value="8.27137199999925" calcext:value-type="float">
            <text:p>8.271372</text:p>
          </table:table-cell>
          <table:table-cell office:value-type="float" office:value="6.15340899999864" calcext:value-type="float">
            <text:p>6.153409</text:p>
          </table:table-cell>
          <table:table-cell office:value-type="float" office:value="0.756163000001837" calcext:value-type="float">
            <text:p>0.756163</text:p>
          </table:table-cell>
          <table:table-cell office:value-type="float" office:value="2899236" calcext:value-type="float">
            <text:p>2899236</text:p>
          </table:table-cell>
          <table:table-cell/>
          <table:table-cell office:value-type="float" office:value="2.14822499999718" calcext:value-type="float">
            <text:p>2.148225</text:p>
          </table:table-cell>
          <table:table-cell office:value-type="float" office:value="1.48149799999737" calcext:value-type="float">
            <text:p>1.481498</text:p>
          </table:table-cell>
          <table:table-cell office:value-type="float" office:value="0.66672699999981" calcext:value-type="float">
            <text:p>0.666727</text:p>
          </table:table-cell>
          <table:table-cell office:value-type="float" office:value="52768" calcext:value-type="float">
            <text:p>52768</text:p>
          </table:table-cell>
          <table:table-cell office:value-type="float" office:value="3.85032852704447" calcext:value-type="float">
            <text:p>3.850328527</text:p>
          </table:table-cell>
          <table:table-cell table:formula="of:=[.E19]/[.J19]" office:value-type="float" office:value="54.9430715585203" calcext:value-type="float">
            <text:p>54.9430715585</text:p>
          </table:table-cell>
          <table:table-cell table:formula="of:=[.D19]/[.I19]" office:value-type="float" office:value="1.13414186016473" calcext:value-type="float">
            <text:p>1.1341418602</text:p>
          </table:table-cell>
          <table:table-cell table:number-columns-repeated="3"/>
          <table:table-cell office:value-type="string" calcext:value-type="string">
            <text:p>COMP</text:p>
          </table:table-cell>
          <table:table-cell office:value-type="string" calcext:value-type="string">
            <text:p>sumif (network &gt; 0, computation)</text:p>
          </table:table-cell>
          <table:table-cell office:value-type="string" calcext:value-type="string">
            <text:p>Network &gt; 0</text:p>
          </table:table-cell>
          <table:table-cell office:value-type="string" calcext:value-type="string">
            <text:p>average</text:p>
          </table:table-cell>
          <table:table-cell table:number-columns-repeated="5"/>
          <table:table-cell table:style-name="ce1" office:value-type="float" office:value="7.45430800000031" calcext:value-type="float">
            <text:p>7.454308</text:p>
          </table:table-cell>
          <table:table-cell table:style-name="ce1" office:value-type="float" office:value="0.66569299999901" calcext:value-type="float">
            <text:p>0.665693</text:p>
          </table:table-cell>
          <table:table-cell table:formula="of:=[.Z19]/([.Z19]+[.AA19])" office:value-type="float" office:value="0.918018113544682" calcext:value-type="float">
            <text:p>0.9180181135</text:p>
          </table:table-cell>
        </table:table-row>
        <table:table-row table:style-name="ro1">
          <table:table-cell office:value-type="string" calcext:value-type="string">
            <text:p>searchengineland.com_top-10-agency-considerations-marketing-automation-275832</text:p>
          </table:table-cell>
          <table:table-cell office:value-type="float" office:value="9.80633999999918" calcext:value-type="float">
            <text:p>9.80634</text:p>
          </table:table-cell>
          <table:table-cell office:value-type="float" office:value="9.11123499999666" calcext:value-type="float">
            <text:p>9.111235</text:p>
          </table:table-cell>
          <table:table-cell office:value-type="float" office:value="0.695105000002519" calcext:value-type="float">
            <text:p>0.695105</text:p>
          </table:table-cell>
          <table:table-cell office:value-type="float" office:value="3255779" calcext:value-type="float">
            <text:p>3255779</text:p>
          </table:table-cell>
          <table:table-cell/>
          <table:table-cell table:number-columns-repeated="2" office:value-type="float" office:value="2.73266299999887" calcext:value-type="float">
            <text:p>2.732663</text:p>
          </table:table-cell>
          <table:table-cell office:value-type="float" office:value="0" calcext:value-type="float">
            <text:p>0</text:p>
          </table:table-cell>
          <table:table-cell office:value-type="float" office:value="571251" calcext:value-type="float">
            <text:p>571251</text:p>
          </table:table-cell>
          <table:table-cell office:value-type="float" office:value="3.58856543964742" calcext:value-type="float">
            <text:p>3.5885654396</text:p>
          </table:table-cell>
          <table:table-cell table:formula="of:=[.E20]/[.J20]" office:value-type="float" office:value="5.69938433368169" calcext:value-type="float">
            <text:p>5.6993843337</text:p>
          </table:table-cell>
          <table:table-cell table:formula="of:=[.D20]/[.I20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mobile</text:p>
          </table:table-cell>
          <table:table-cell table:formula="of:=SUMIF([.D2:.D199];&quot;&gt;0&quot;;[.C2:.C199])" office:value-type="float" office:value="318.020307000013" calcext:value-type="float">
            <text:p>318.020307</text:p>
          </table:table-cell>
          <table:table-cell table:formula="of:=COUNTIF([.D2:.D199]; &quot;&gt;0&quot;)" office:value-type="float" office:value="32" calcext:value-type="float">
            <text:p>32</text:p>
          </table:table-cell>
          <table:table-cell table:formula="of:=[.R20]/[.S20]" office:value-type="float" office:value="9.93813459375041" calcext:value-type="float">
            <text:p>9.9381345938</text:p>
          </table:table-cell>
          <table:table-cell table:number-columns-repeated="5"/>
          <table:table-cell table:style-name="ce1" office:value-type="float" office:value="9.11123499999666" calcext:value-type="float">
            <text:p>9.111235</text:p>
          </table:table-cell>
          <table:table-cell table:style-name="ce1" office:value-type="float" office:value="0.695105000002519" calcext:value-type="float">
            <text:p>0.695105</text:p>
          </table:table-cell>
          <table:table-cell table:formula="of:=[.Z20]/([.Z20]+[.AA20])" office:value-type="float" office:value="0.929116775473563" calcext:value-type="float">
            <text:p>0.9291167755</text:p>
          </table:table-cell>
        </table:table-row>
        <table:table-row table:style-name="ro1">
          <table:table-cell office:value-type="string" calcext:value-type="string">
            <text:p>searchengineland.com_seo-2017-mobile-optimisation-competitive-advantage-265760</text:p>
          </table:table-cell>
          <table:table-cell office:value-type="float" office:value="8.69223499999862" calcext:value-type="float">
            <text:p>8.692235</text:p>
          </table:table-cell>
          <table:table-cell office:value-type="float" office:value="7.45430800000031" calcext:value-type="float">
            <text:p>7.454308</text:p>
          </table:table-cell>
          <table:table-cell office:value-type="float" office:value="0.66569299999901" calcext:value-type="float">
            <text:p>0.665693</text:p>
          </table:table-cell>
          <table:table-cell office:value-type="float" office:value="2870605" calcext:value-type="float">
            <text:p>2870605</text:p>
          </table:table-cell>
          <table:table-cell/>
          <table:table-cell office:value-type="float" office:value="2.23015599999781" calcext:value-type="float">
            <text:p>2.230156</text:p>
          </table:table-cell>
          <table:table-cell office:value-type="float" office:value="1.19098499999745" calcext:value-type="float">
            <text:p>1.190985</text:p>
          </table:table-cell>
          <table:table-cell office:value-type="float" office:value="1.03917100000035" calcext:value-type="float">
            <text:p>1.039171</text:p>
          </table:table-cell>
          <table:table-cell office:value-type="float" office:value="556257" calcext:value-type="float">
            <text:p>556257</text:p>
          </table:table-cell>
          <table:table-cell office:value-type="float" office:value="3.89759057214256" calcext:value-type="float">
            <text:p>3.8975905721</text:p>
          </table:table-cell>
          <table:table-cell table:formula="of:=[.E21]/[.J21]" office:value-type="float" office:value="5.16057326020167" calcext:value-type="float">
            <text:p>5.1605732602</text:p>
          </table:table-cell>
          <table:table-cell table:formula="of:=[.D21]/[.I21]" office:value-type="float" office:value="0.640600055235169" calcext:value-type="float">
            <text:p>0.6406000552</text:p>
          </table:table-cell>
          <table:table-cell table:number-columns-repeated="3"/>
          <table:table-cell office:value-type="string" calcext:value-type="string">
            <text:p>amp</text:p>
          </table:table-cell>
          <table:table-cell table:formula="of:=SUMIF([.I3:.I200];&quot;&gt;0&quot;;[.H2:.H200])" office:value-type="float" office:value="243.735088999985" calcext:value-type="float">
            <text:p>243.735089</text:p>
          </table:table-cell>
          <table:table-cell table:formula="of:=COUNTIF([.I3:.I200]; &quot;&gt;0&quot;)" office:value-type="float" office:value="156" calcext:value-type="float">
            <text:p>156</text:p>
          </table:table-cell>
          <table:table-cell table:formula="of:=[.R21]/[.S21]" office:value-type="float" office:value="1.56240441666657" calcext:value-type="float">
            <text:p>1.5624044167</text:p>
          </table:table-cell>
          <table:table-cell table:number-columns-repeated="5"/>
          <table:table-cell table:style-name="ce1" office:value-type="float" office:value="8.76414599999953" calcext:value-type="float">
            <text:p>8.764146</text:p>
          </table:table-cell>
          <table:table-cell table:style-name="ce1" office:value-type="float" office:value="0.662448000000946" calcext:value-type="float">
            <text:p>0.662448</text:p>
          </table:table-cell>
          <table:table-cell table:formula="of:=[.Z21]/([.Z21]+[.AA21])" office:value-type="float" office:value="0.929725625183294" calcext:value-type="float">
            <text:p>0.9297256252</text:p>
          </table:table-cell>
        </table:table-row>
        <table:table-row table:style-name="ro1">
          <table:table-cell office:value-type="string" calcext:value-type="string">
            <text:p>searchengineland.com_true-marketing-automation-predicting-customers-next-move-not-reacting-moment-267817</text:p>
          </table:table-cell>
          <table:table-cell office:value-type="float" office:value="9.42659400000048" calcext:value-type="float">
            <text:p>9.426594</text:p>
          </table:table-cell>
          <table:table-cell office:value-type="float" office:value="8.76414599999953" calcext:value-type="float">
            <text:p>8.764146</text:p>
          </table:table-cell>
          <table:table-cell office:value-type="float" office:value="0.662448000000946" calcext:value-type="float">
            <text:p>0.662448</text:p>
          </table:table-cell>
          <table:table-cell office:value-type="float" office:value="3999917" calcext:value-type="float">
            <text:p>3999917</text:p>
          </table:table-cell>
          <table:table-cell/>
          <table:table-cell office:value-type="float" office:value="2.52599300000111" calcext:value-type="float">
            <text:p>2.525993</text:p>
          </table:table-cell>
          <table:table-cell office:value-type="float" office:value="1.16571100000147" calcext:value-type="float">
            <text:p>1.165711</text:p>
          </table:table-cell>
          <table:table-cell office:value-type="float" office:value="1.36028199999964" calcext:value-type="float">
            <text:p>1.360282</text:p>
          </table:table-cell>
          <table:table-cell office:value-type="float" office:value="594199" calcext:value-type="float">
            <text:p>594199</text:p>
          </table:table-cell>
          <table:table-cell office:value-type="float" office:value="3.73183694491487" calcext:value-type="float">
            <text:p>3.7318369449</text:p>
          </table:table-cell>
          <table:table-cell table:formula="of:=[.E22]/[.J22]" office:value-type="float" office:value="6.73161180008718" calcext:value-type="float">
            <text:p>6.7316118001</text:p>
          </table:table-cell>
          <table:table-cell table:formula="of:=[.D22]/[.I22]" office:value-type="float" office:value="0.486993138188347" calcext:value-type="float">
            <text:p>0.4869931382</text:p>
          </table:table-cell>
          <table:table-cell table:number-columns-repeated="12"/>
          <table:table-cell table:style-name="ce1" office:value-type="float" office:value="12.424382000001" calcext:value-type="float">
            <text:p>12.424382</text:p>
          </table:table-cell>
          <table:table-cell table:style-name="ce1" office:value-type="float" office:value="0.907008000000171" calcext:value-type="float">
            <text:p>0.907008</text:p>
          </table:table-cell>
          <table:table-cell table:formula="of:=[.Z22]/([.Z22]+[.AA22])" office:value-type="float" office:value="0.93196448382351" calcext:value-type="float">
            <text:p>0.9319644838</text:p>
          </table:table-cell>
        </table:table-row>
        <table:table-row table:style-name="ro1">
          <table:table-cell office:value-type="string" calcext:value-type="string">
            <text:p>searchengineland.com_google-adwords-keyword-bidding-interface-change-274949</text:p>
          </table:table-cell>
          <table:table-cell office:value-type="float" office:value="13.6769779999995" calcext:value-type="float">
            <text:p>13.676978</text:p>
          </table:table-cell>
          <table:table-cell office:value-type="float" office:value="10.3519659999947" calcext:value-type="float">
            <text:p>10.351966</text:p>
          </table:table-cell>
          <table:table-cell office:value-type="float" office:value="0.648338000002728" calcext:value-type="float">
            <text:p>0.648338</text:p>
          </table:table-cell>
          <table:table-cell office:value-type="float" office:value="4963358" calcext:value-type="float">
            <text:p>4963358</text:p>
          </table:table-cell>
          <table:table-cell/>
          <table:table-cell office:value-type="float" office:value="4.02916800000003" calcext:value-type="float">
            <text:p>4.029168</text:p>
          </table:table-cell>
          <table:table-cell office:value-type="float" office:value="3.3578920000009" calcext:value-type="float">
            <text:p>3.357892</text:p>
          </table:table-cell>
          <table:table-cell office:value-type="float" office:value="0.671275999999128" calcext:value-type="float">
            <text:p>0.671276</text:p>
          </table:table-cell>
          <table:table-cell office:value-type="float" office:value="746675" calcext:value-type="float">
            <text:p>746675</text:p>
          </table:table-cell>
          <table:table-cell office:value-type="float" office:value="3.39449186531795" calcext:value-type="float">
            <text:p>3.3944918653</text:p>
          </table:table-cell>
          <table:table-cell table:formula="of:=[.E23]/[.J23]" office:value-type="float" office:value="6.64728027588978" calcext:value-type="float">
            <text:p>6.6472802759</text:p>
          </table:table-cell>
          <table:table-cell table:formula="of:=[.D23]/[.I23]" office:value-type="float" office:value="0.965829256525736" calcext:value-type="float">
            <text:p>0.9658292565</text:p>
          </table:table-cell>
          <table:table-cell table:number-columns-repeated="12"/>
          <table:table-cell table:style-name="ce1" office:value-type="float" office:value="6.24925800000029" calcext:value-type="float">
            <text:p>6.249258</text:p>
          </table:table-cell>
          <table:table-cell table:style-name="ce1" office:value-type="float" office:value="0.424753999999661" calcext:value-type="float">
            <text:p>0.424754</text:p>
          </table:table-cell>
          <table:table-cell table:formula="of:=[.Z23]/([.Z23]+[.AA23])" office:value-type="float" office:value="0.936357021833394" calcext:value-type="float">
            <text:p>0.9363570218</text:p>
          </table:table-cell>
        </table:table-row>
        <table:table-row table:style-name="ro1">
          <table:table-cell office:value-type="string" calcext:value-type="string">
            <text:p>searchengineland.com_see-attends-martech-273260</text:p>
          </table:table-cell>
          <table:table-cell office:value-type="float" office:value="8.11210600000004" calcext:value-type="float">
            <text:p>8.112106</text:p>
          </table:table-cell>
          <table:table-cell office:value-type="float" office:value="5.01787899999999" calcext:value-type="float">
            <text:p>5.017879</text:p>
          </table:table-cell>
          <table:table-cell office:value-type="float" office:value="0.636551999999484" calcext:value-type="float">
            <text:p>0.636552</text:p>
          </table:table-cell>
          <table:table-cell office:value-type="float" office:value="5244439" calcext:value-type="float">
            <text:p>5244439</text:p>
          </table:table-cell>
          <table:table-cell/>
          <table:table-cell office:value-type="float" office:value="2.65857200000028" calcext:value-type="float">
            <text:p>2.658572</text:p>
          </table:table-cell>
          <table:table-cell office:value-type="float" office:value="2.65857200000028" calcext:value-type="float">
            <text:p>2.658572</text:p>
          </table:table-cell>
          <table:table-cell office:value-type="float" office:value="0" calcext:value-type="float">
            <text:p>0</text:p>
          </table:table-cell>
          <table:table-cell office:value-type="float" office:value="622265" calcext:value-type="float">
            <text:p>622265</text:p>
          </table:table-cell>
          <table:table-cell office:value-type="float" office:value="3.05130197715134" calcext:value-type="float">
            <text:p>3.0513019772</text:p>
          </table:table-cell>
          <table:table-cell table:formula="of:=[.E24]/[.J24]" office:value-type="float" office:value="8.42798325472267" calcext:value-type="float">
            <text:p>8.4279832547</text:p>
          </table:table-cell>
          <table:table-cell table:formula="of:=[.D24]/[.I24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if network &gt; 0; then calculate the pages.</text:p>
          </table:table-cell>
          <table:table-cell table:number-columns-repeated="9"/>
          <table:table-cell table:style-name="ce1" office:value-type="float" office:value="10.3519659999947" calcext:value-type="float">
            <text:p>10.351966</text:p>
          </table:table-cell>
          <table:table-cell table:style-name="ce1" office:value-type="float" office:value="0.648338000002728" calcext:value-type="float">
            <text:p>0.648338</text:p>
          </table:table-cell>
          <table:table-cell table:formula="of:=[.Z24]/([.Z24]+[.AA24])" office:value-type="float" office:value="0.941061810655153" calcext:value-type="float">
            <text:p>0.9410618107</text:p>
          </table:table-cell>
        </table:table-row>
        <table:table-row table:style-name="ro1">
          <table:table-cell office:value-type="string" calcext:value-type="string">
            <text:p>searchengineland.com_secret-writing-awesome-local-content-255234</text:p>
          </table:table-cell>
          <table:table-cell office:value-type="float" office:value="14.0923860000003" calcext:value-type="float">
            <text:p>14.092386</text:p>
          </table:table-cell>
          <table:table-cell office:value-type="float" office:value="12.6133030000019" calcext:value-type="float">
            <text:p>12.613303</text:p>
          </table:table-cell>
          <table:table-cell office:value-type="float" office:value="0.526752999998292" calcext:value-type="float">
            <text:p>0.526753</text:p>
          </table:table-cell>
          <table:table-cell office:value-type="float" office:value="4633249" calcext:value-type="float">
            <text:p>4633249</text:p>
          </table:table-cell>
          <table:table-cell/>
          <table:table-cell office:value-type="float" office:value="3.072936999999" calcext:value-type="float">
            <text:p>3.072937</text:p>
          </table:table-cell>
          <table:table-cell office:value-type="float" office:value="0.994810999998662" calcext:value-type="float">
            <text:p>0.994811</text:p>
          </table:table-cell>
          <table:table-cell office:value-type="float" office:value="2.07812600000034" calcext:value-type="float">
            <text:p>2.078126</text:p>
          </table:table-cell>
          <table:table-cell office:value-type="float" office:value="787571" calcext:value-type="float">
            <text:p>787571</text:p>
          </table:table-cell>
          <table:table-cell office:value-type="float" office:value="4.58596645489474" calcext:value-type="float">
            <text:p>4.5859664549</text:p>
          </table:table-cell>
          <table:table-cell table:formula="of:=[.E25]/[.J25]" office:value-type="float" office:value="5.88296039341215" calcext:value-type="float">
            <text:p>5.8829603934</text:p>
          </table:table-cell>
          <table:table-cell table:formula="of:=[.D25]/[.I25]" office:value-type="float" office:value="0.25347500584575" calcext:value-type="float">
            <text:p>0.2534750058</text:p>
          </table:table-cell>
          <table:table-cell table:number-columns-repeated="3"/>
          <table:table-cell office:value-type="string" calcext:value-type="string">
            <text:p>comp</text:p>
          </table:table-cell>
          <table:table-cell office:value-type="string" calcext:value-type="string">
            <text:p>netw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Percent_comp</text:p>
          </table:table-cell>
          <table:table-cell office:value-type="string" calcext:value-type="string">
            <text:p>Percent_Netw</text:p>
          </table:table-cell>
          <table:table-cell table:number-columns-repeated="3"/>
          <table:table-cell table:style-name="ce1" office:value-type="float" office:value="13.1121299999995" calcext:value-type="float">
            <text:p>13.11213</text:p>
          </table:table-cell>
          <table:table-cell table:style-name="ce1" office:value-type="float" office:value="0.819427999998905" calcext:value-type="float">
            <text:p>0.819428</text:p>
          </table:table-cell>
          <table:table-cell table:formula="of:=[.Z25]/([.Z25]+[.AA25])" office:value-type="float" office:value="0.941181883605624" calcext:value-type="float">
            <text:p>0.9411818836</text:p>
          </table:table-cell>
        </table:table-row>
        <table:table-row table:style-name="ro1">
          <table:table-cell office:value-type="string" calcext:value-type="string">
            <text:p>searchengineland.com_biggest-google-ad-updates-also-quietest-258423</text:p>
          </table:table-cell>
          <table:table-cell office:value-type="float" office:value="12.7351429999999" calcext:value-type="float">
            <text:p>12.735143</text:p>
          </table:table-cell>
          <table:table-cell office:value-type="float" office:value="10.5519160000003" calcext:value-type="float">
            <text:p>10.551916</text:p>
          </table:table-cell>
          <table:table-cell office:value-type="float" office:value="0.516765000000303" calcext:value-type="float">
            <text:p>0.516765</text:p>
          </table:table-cell>
          <table:table-cell office:value-type="float" office:value="6086056" calcext:value-type="float">
            <text:p>6086056</text:p>
          </table:table-cell>
          <table:table-cell/>
          <table:table-cell office:value-type="float" office:value="1.58946800000194" calcext:value-type="float">
            <text:p>1.589468</text:p>
          </table:table-cell>
          <table:table-cell office:value-type="float" office:value="0.101446000004212" calcext:value-type="float">
            <text:p>0.101446</text:p>
          </table:table-cell>
          <table:table-cell office:value-type="float" office:value="1.48802199999773" calcext:value-type="float">
            <text:p>1.488022</text:p>
          </table:table-cell>
          <table:table-cell office:value-type="float" office:value="516352" calcext:value-type="float">
            <text:p>516352</text:p>
          </table:table-cell>
          <table:table-cell office:value-type="float" office:value="8.01220471251032" calcext:value-type="float">
            <text:p>8.0122047125</text:p>
          </table:table-cell>
          <table:table-cell table:formula="of:=[.E26]/[.J26]" office:value-type="float" office:value="11.7866416707982" calcext:value-type="float">
            <text:p>11.7866416708</text:p>
          </table:table-cell>
          <table:table-cell table:formula="of:=[.D26]/[.I26]" office:value-type="float" office:value="0.347283171889321" calcext:value-type="float">
            <text:p>0.3472831719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table:formula="of:=[.T20]" office:value-type="float" office:value="9.93813459375041" calcext:value-type="float">
            <text:p>9.9381345938</text:p>
          </table:table-cell>
          <table:table-cell table:formula="of:=[.T15]" office:value-type="float" office:value="1.37579693749962" calcext:value-type="float">
            <text:p>1.3757969375</text:p>
          </table:table-cell>
          <table:table-cell table:formula="of:=[.Q26]+[.R26]" office:value-type="float" office:value="11.31393153125" calcext:value-type="float">
            <text:p>11.3139315313</text:p>
          </table:table-cell>
          <table:table-cell/>
          <table:table-cell table:formula="of:=[.Q26]/[.$S$26]*100" office:value-type="float" office:value="87.8397979190562" calcext:value-type="float">
            <text:p>87.8397979191</text:p>
          </table:table-cell>
          <table:table-cell table:formula="of:=[.R26]/[.$S$26]*100" office:value-type="float" office:value="12.1602020809438" calcext:value-type="float">
            <text:p>12.1602020809</text:p>
          </table:table-cell>
          <table:table-cell table:number-columns-repeated="3"/>
          <table:table-cell table:style-name="ce1" office:value-type="float" office:value="13.4477189999997" calcext:value-type="float">
            <text:p>13.447719</text:p>
          </table:table-cell>
          <table:table-cell table:style-name="ce1" office:value-type="float" office:value="0.756507000000105" calcext:value-type="float">
            <text:p>0.756507</text:p>
          </table:table-cell>
          <table:table-cell table:formula="of:=[.Z26]/([.Z26]+[.AA26])" office:value-type="float" office:value="0.946740709419851" calcext:value-type="float">
            <text:p>0.9467407094</text:p>
          </table:table-cell>
        </table:table-row>
        <table:table-row table:style-name="ro1">
          <table:table-cell office:value-type="string" calcext:value-type="string">
            <text:p>searchengineland.com_bing-updates-dmca-takedowns-copyright-removal-process-273615</text:p>
          </table:table-cell>
          <table:table-cell office:value-type="float" office:value="13.3016199999984" calcext:value-type="float">
            <text:p>13.30162</text:p>
          </table:table-cell>
          <table:table-cell office:value-type="float" office:value="11.8730490000053" calcext:value-type="float">
            <text:p>11.873049</text:p>
          </table:table-cell>
          <table:table-cell office:value-type="float" office:value="0.508374999997619" calcext:value-type="float">
            <text:p>0.508375</text:p>
          </table:table-cell>
          <table:table-cell office:value-type="float" office:value="5948050" calcext:value-type="float">
            <text:p>5948050</text:p>
          </table:table-cell>
          <table:table-cell/>
          <table:table-cell table:number-columns-repeated="2" office:value-type="float" office:value="2.84056100000089" calcext:value-type="float">
            <text:p>2.840561</text:p>
          </table:table-cell>
          <table:table-cell office:value-type="float" office:value="0" calcext:value-type="float">
            <text:p>0</text:p>
          </table:table-cell>
          <table:table-cell office:value-type="float" office:value="683467" calcext:value-type="float">
            <text:p>683467</text:p>
          </table:table-cell>
          <table:table-cell office:value-type="float" office:value="4.68274400725569" calcext:value-type="float">
            <text:p>4.6827440073</text:p>
          </table:table-cell>
          <table:table-cell table:formula="of:=[.E27]/[.J27]" office:value-type="float" office:value="8.70276106966393" calcext:value-type="float">
            <text:p>8.7027610697</text:p>
          </table:table-cell>
          <table:table-cell table:formula="of:=[.D27]/[.I27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amp</text:p>
          </table:table-cell>
          <table:table-cell table:formula="of:=[.T21]" office:value-type="float" office:value="1.56240441666657" calcext:value-type="float">
            <text:p>1.5624044167</text:p>
          </table:table-cell>
          <table:table-cell table:formula="of:=[.T16]" office:value-type="float" office:value="1.40360924358991" calcext:value-type="float">
            <text:p>1.4036092436</text:p>
          </table:table-cell>
          <table:table-cell table:formula="of:=[.Q27]+[.R27]" office:value-type="float" office:value="2.96601366025649" calcext:value-type="float">
            <text:p>2.9660136603</text:p>
          </table:table-cell>
          <table:table-cell/>
          <table:table-cell table:formula="of:=[.Q27]/[.$S$27]*100" office:value-type="float" office:value="52.6769123690234" calcext:value-type="float">
            <text:p>52.676912369</text:p>
          </table:table-cell>
          <table:table-cell table:formula="of:=[.R27]/[.$S$27]*100" office:value-type="float" office:value="47.3230876309766" calcext:value-type="float">
            <text:p>47.323087631</text:p>
          </table:table-cell>
          <table:table-cell table:number-columns-repeated="3"/>
          <table:table-cell table:style-name="ce1" office:value-type="float" office:value="10.5519160000003" calcext:value-type="float">
            <text:p>10.551916</text:p>
          </table:table-cell>
          <table:table-cell table:style-name="ce1" office:value-type="float" office:value="0.516765000000303" calcext:value-type="float">
            <text:p>0.516765</text:p>
          </table:table-cell>
          <table:table-cell table:formula="of:=[.Z27]/([.Z27]+[.AA27])" office:value-type="float" office:value="0.9533128653721" calcext:value-type="float">
            <text:p>0.9533128654</text:p>
          </table:table-cell>
        </table:table-row>
        <table:table-row table:style-name="ro1">
          <table:table-cell office:value-type="string" calcext:value-type="string">
            <text:p>searchengineland.com_searchcap-google-redesign-local-panels-adwords-roadmap-artificial-intelligence-276552</text:p>
          </table:table-cell>
          <table:table-cell office:value-type="float" office:value="13.6223009999994" calcext:value-type="float">
            <text:p>13.622301</text:p>
          </table:table-cell>
          <table:table-cell office:value-type="float" office:value="13.1159279999992" calcext:value-type="float">
            <text:p>13.115928</text:p>
          </table:table-cell>
          <table:table-cell office:value-type="float" office:value="0.5063730000002" calcext:value-type="float">
            <text:p>0.506373</text:p>
          </table:table-cell>
          <table:table-cell office:value-type="float" office:value="4898350" calcext:value-type="float">
            <text:p>4898350</text:p>
          </table:table-cell>
          <table:table-cell/>
          <table:table-cell office:value-type="float" office:value="2.46210900000005" calcext:value-type="float">
            <text:p>2.462109</text:p>
          </table:table-cell>
          <table:table-cell office:value-type="float" office:value="1.27078999999867" calcext:value-type="float">
            <text:p>1.27079</text:p>
          </table:table-cell>
          <table:table-cell office:value-type="float" office:value="1.19131900000138" calcext:value-type="float">
            <text:p>1.191319</text:p>
          </table:table-cell>
          <table:table-cell office:value-type="float" office:value="522933" calcext:value-type="float">
            <text:p>522933</text:p>
          </table:table-cell>
          <table:table-cell office:value-type="float" office:value="5.53277738719087" calcext:value-type="float">
            <text:p>5.5327773872</text:p>
          </table:table-cell>
          <table:table-cell table:formula="of:=[.E28]/[.J28]" office:value-type="float" office:value="9.36706996881054" calcext:value-type="float">
            <text:p>9.3670699688</text:p>
          </table:table-cell>
          <table:table-cell table:formula="of:=[.D28]/[.I28]" office:value-type="float" office:value="0.42505239990264" calcext:value-type="float">
            <text:p>0.4250523999</text:p>
          </table:table-cell>
          <table:table-cell table:number-columns-repeated="12"/>
          <table:table-cell table:style-name="ce1" office:value-type="float" office:value="11.8730490000053" calcext:value-type="float">
            <text:p>11.873049</text:p>
          </table:table-cell>
          <table:table-cell table:style-name="ce1" office:value-type="float" office:value="0.508374999997619" calcext:value-type="float">
            <text:p>0.508375</text:p>
          </table:table-cell>
          <table:table-cell table:formula="of:=[.Z28]/([.Z28]+[.AA28])" office:value-type="float" office:value="0.95894050635876" calcext:value-type="float">
            <text:p>0.9589405064</text:p>
          </table:table-cell>
        </table:table-row>
        <table:table-row table:style-name="ro1">
          <table:table-cell office:value-type="string" calcext:value-type="string">
            <text:p>searchengineland.com_google-shopping-ads-so-hot-right-now-the-meteoric-rise-of-plas-248055</text:p>
          </table:table-cell>
          <table:table-cell office:value-type="float" office:value="18.213330999999" calcext:value-type="float">
            <text:p>18.213331</text:p>
          </table:table-cell>
          <table:table-cell office:value-type="float" office:value="16.3242570000002" calcext:value-type="float">
            <text:p>16.324257</text:p>
          </table:table-cell>
          <table:table-cell office:value-type="float" office:value="0.488872999998403" calcext:value-type="float">
            <text:p>0.488873</text:p>
          </table:table-cell>
          <table:table-cell office:value-type="float" office:value="5495835" calcext:value-type="float">
            <text:p>5495835</text:p>
          </table:table-cell>
          <table:table-cell/>
          <table:table-cell office:value-type="float" office:value="2.13877599999978" calcext:value-type="float">
            <text:p>2.138776</text:p>
          </table:table-cell>
          <table:table-cell office:value-type="float" office:value="1.09010900000066" calcext:value-type="float">
            <text:p>1.090109</text:p>
          </table:table-cell>
          <table:table-cell office:value-type="float" office:value="1.04866699999912" calcext:value-type="float">
            <text:p>1.048667</text:p>
          </table:table-cell>
          <table:table-cell office:value-type="float" office:value="553542" calcext:value-type="float">
            <text:p>553542</text:p>
          </table:table-cell>
          <table:table-cell office:value-type="float" office:value="8.51577304028139" calcext:value-type="float">
            <text:p>8.5157730403</text:p>
          </table:table-cell>
          <table:table-cell table:formula="of:=[.E29]/[.J29]" office:value-type="float" office:value="9.928487811223" calcext:value-type="float">
            <text:p>9.9284878112</text:p>
          </table:table-cell>
          <table:table-cell table:formula="of:=[.D29]/[.I29]" office:value-type="float" office:value="0.466185166500723" calcext:value-type="float">
            <text:p>0.4661851665</text:p>
          </table:table-cell>
          <table:table-cell table:number-columns-repeated="12"/>
          <table:table-cell table:style-name="ce1" office:value-type="float" office:value="12.6133030000019" calcext:value-type="float">
            <text:p>12.613303</text:p>
          </table:table-cell>
          <table:table-cell table:style-name="ce1" office:value-type="float" office:value="0.526752999998292" calcext:value-type="float">
            <text:p>0.526753</text:p>
          </table:table-cell>
          <table:table-cell table:formula="of:=[.Z29]/([.Z29]+[.AA29])" office:value-type="float" office:value="0.959912423508828" calcext:value-type="float">
            <text:p>0.9599124235</text:p>
          </table:table-cell>
        </table:table-row>
        <table:table-row table:style-name="ro1">
          <table:table-cell office:value-type="string" calcext:value-type="string">
            <text:p>searchengineland.com_7-ways-small-retailers-can-compete-with-retail-giants-using-google-shopping-269454</text:p>
          </table:table-cell>
          <table:table-cell office:value-type="float" office:value="7.79446400000006" calcext:value-type="float">
            <text:p>7.794464</text:p>
          </table:table-cell>
          <table:table-cell office:value-type="float" office:value="6.24925800000029" calcext:value-type="float">
            <text:p>6.249258</text:p>
          </table:table-cell>
          <table:table-cell office:value-type="float" office:value="0.424753999999661" calcext:value-type="float">
            <text:p>0.424754</text:p>
          </table:table-cell>
          <table:table-cell office:value-type="float" office:value="3470197" calcext:value-type="float">
            <text:p>3470197</text:p>
          </table:table-cell>
          <table:table-cell/>
          <table:table-cell office:value-type="float" office:value="2.71146500000032" calcext:value-type="float">
            <text:p>2.711465</text:p>
          </table:table-cell>
          <table:table-cell office:value-type="float" office:value="1.11273000000074" calcext:value-type="float">
            <text:p>1.11273</text:p>
          </table:table-cell>
          <table:table-cell office:value-type="float" office:value="1.59873499999958" calcext:value-type="float">
            <text:p>1.598735</text:p>
          </table:table-cell>
          <table:table-cell office:value-type="float" office:value="309459" calcext:value-type="float">
            <text:p>309459</text:p>
          </table:table-cell>
          <table:table-cell office:value-type="float" office:value="2.8746319793909" calcext:value-type="float">
            <text:p>2.8746319794</text:p>
          </table:table-cell>
          <table:table-cell table:formula="of:=[.E30]/[.J30]" office:value-type="float" office:value="11.213753679809" calcext:value-type="float">
            <text:p>11.2137536798</text:p>
          </table:table-cell>
          <table:table-cell table:formula="of:=[.D30]/[.I30]" office:value-type="float" office:value="0.265681304281055" calcext:value-type="float">
            <text:p>0.2656813043</text:p>
          </table:table-cell>
          <table:table-cell table:number-columns-repeated="12"/>
          <table:table-cell table:style-name="ce1" office:value-type="float" office:value="13.1159279999992" calcext:value-type="float">
            <text:p>13.115928</text:p>
          </table:table-cell>
          <table:table-cell table:style-name="ce1" office:value-type="float" office:value="0.5063730000002" calcext:value-type="float">
            <text:p>0.506373</text:p>
          </table:table-cell>
          <table:table-cell table:formula="of:=[.Z30]/([.Z30]+[.AA30])" office:value-type="float" office:value="0.962827645637824" calcext:value-type="float">
            <text:p>0.9628276456</text:p>
          </table:table-cell>
        </table:table-row>
        <table:table-row table:style-name="ro1">
          <table:table-cell office:value-type="string" calcext:value-type="string">
            <text:p>searchengineland.com_data-google-monthly-search-volume-dwarfs-rivals-mobile-advantage-269120</text:p>
          </table:table-cell>
          <table:table-cell office:value-type="float" office:value="13.6146370000024" calcext:value-type="float">
            <text:p>13.614637</text:p>
          </table:table-cell>
          <table:table-cell office:value-type="float" office:value="13.2389270000021" calcext:value-type="float">
            <text:p>13.238927</text:p>
          </table:table-cell>
          <table:table-cell office:value-type="float" office:value="0.375710000000254" calcext:value-type="float">
            <text:p>0.37571</text:p>
          </table:table-cell>
          <table:table-cell office:value-type="float" office:value="2696418" calcext:value-type="float">
            <text:p>2696418</text:p>
          </table:table-cell>
          <table:table-cell/>
          <table:table-cell office:value-type="float" office:value="2.79422800000248" calcext:value-type="float">
            <text:p>2.794228</text:p>
          </table:table-cell>
          <table:table-cell office:value-type="float" office:value="2.79422800000248" calcext:value-type="float">
            <text:p>2.794228</text:p>
          </table:table-cell>
          <table:table-cell office:value-type="float" office:value="0" calcext:value-type="float">
            <text:p>0</text:p>
          </table:table-cell>
          <table:table-cell office:value-type="float" office:value="681779" calcext:value-type="float">
            <text:p>681779</text:p>
          </table:table-cell>
          <table:table-cell office:value-type="float" office:value="4.87241449158419" calcext:value-type="float">
            <text:p>4.8724144916</text:p>
          </table:table-cell>
          <table:table-cell table:formula="of:=[.E31]/[.J31]" office:value-type="float" office:value="3.9549736791541" calcext:value-type="float">
            <text:p>3.9549736792</text:p>
          </table:table-cell>
          <table:table-cell table:formula="of:=[.D31]/[.I31]" office:value-type="string" office:string-value="" calcext:value-type="error">
            <text:p>#DIV/0!</text:p>
          </table:table-cell>
          <table:table-cell table:number-columns-repeated="12"/>
          <table:table-cell table:style-name="ce1" office:value-type="float" office:value="16.3242570000002" calcext:value-type="float">
            <text:p>16.324257</text:p>
          </table:table-cell>
          <table:table-cell table:style-name="ce1" office:value-type="float" office:value="0.488872999998403" calcext:value-type="float">
            <text:p>0.488873</text:p>
          </table:table-cell>
          <table:table-cell table:formula="of:=[.Z31]/([.Z31]+[.AA31])" office:value-type="float" office:value="0.970923141616198" calcext:value-type="float">
            <text:p>0.9709231416</text:p>
          </table:table-cell>
        </table:table-row>
        <table:table-row table:style-name="ro1">
          <table:table-cell office:value-type="string" calcext:value-type="string">
            <text:p>searchengineland.com_searchcap-bing-ads-editor-update-bing-ads-voice-metrics-danny-sullivan-changes-277872</text:p>
          </table:table-cell>
          <table:table-cell office:value-type="float" office:value="13.8242639999989" calcext:value-type="float">
            <text:p>13.824264</text:p>
          </table:table-cell>
          <table:table-cell office:value-type="float" office:value="13.4750879999992" calcext:value-type="float">
            <text:p>13.475088</text:p>
          </table:table-cell>
          <table:table-cell office:value-type="float" office:value="0.349175999999716" calcext:value-type="float">
            <text:p>0.349176</text:p>
          </table:table-cell>
          <table:table-cell office:value-type="float" office:value="4860042" calcext:value-type="float">
            <text:p>4860042</text:p>
          </table:table-cell>
          <table:table-cell/>
          <table:table-cell office:value-type="float" office:value="1.85599600000205" calcext:value-type="float">
            <text:p>1.855996</text:p>
          </table:table-cell>
          <table:table-cell office:value-type="float" office:value="1.17714300000079" calcext:value-type="float">
            <text:p>1.177143</text:p>
          </table:table-cell>
          <table:table-cell office:value-type="float" office:value="0.678853000001261" calcext:value-type="float">
            <text:p>0.678853</text:p>
          </table:table-cell>
          <table:table-cell office:value-type="float" office:value="521960" calcext:value-type="float">
            <text:p>521960</text:p>
          </table:table-cell>
          <table:table-cell office:value-type="float" office:value="7.44843415609928" calcext:value-type="float">
            <text:p>7.4484341561</text:p>
          </table:table-cell>
          <table:table-cell table:formula="of:=[.E32]/[.J32]" office:value-type="float" office:value="9.31113878458119" calcext:value-type="float">
            <text:p>9.3111387846</text:p>
          </table:table-cell>
          <table:table-cell table:formula="of:=[.D32]/[.I32]" office:value-type="float" office:value="0.51436172484922" calcext:value-type="float">
            <text:p>0.5143617248</text:p>
          </table:table-cell>
          <table:table-cell table:number-columns-repeated="12"/>
          <table:table-cell table:style-name="ce1" office:value-type="float" office:value="13.2389270000021" calcext:value-type="float">
            <text:p>13.238927</text:p>
          </table:table-cell>
          <table:table-cell table:style-name="ce1" office:value-type="float" office:value="0.375710000000254" calcext:value-type="float">
            <text:p>0.37571</text:p>
          </table:table-cell>
          <table:table-cell table:formula="of:=[.Z32]/([.Z32]+[.AA32])" office:value-type="float" office:value="0.972403964938603" calcext:value-type="float">
            <text:p>0.9724039649</text:p>
          </table:table-cell>
        </table:table-row>
        <table:table-row table:style-name="ro1">
          <table:table-cell office:value-type="string" calcext:value-type="string">
            <text:p>searchengineland.com_google-shopping-ads-display-pilot-274251</text:p>
          </table:table-cell>
          <table:table-cell office:value-type="float" office:value="13.4651139999987" calcext:value-type="float">
            <text:p>13.465114</text:p>
          </table:table-cell>
          <table:table-cell office:value-type="float" office:value="13.3276430000005" calcext:value-type="float">
            <text:p>13.327643</text:p>
          </table:table-cell>
          <table:table-cell office:value-type="float" office:value="0.137470999998199" calcext:value-type="float">
            <text:p>0.137471</text:p>
          </table:table-cell>
          <table:table-cell office:value-type="float" office:value="5857266" calcext:value-type="float">
            <text:p>5857266</text:p>
          </table:table-cell>
          <table:table-cell/>
          <table:table-cell office:value-type="float" office:value="2.17280699999901" calcext:value-type="float">
            <text:p>2.172807</text:p>
          </table:table-cell>
          <table:table-cell office:value-type="float" office:value="1.26063999999679" calcext:value-type="float">
            <text:p>1.26064</text:p>
          </table:table-cell>
          <table:table-cell office:value-type="float" office:value="0.912167000002221" calcext:value-type="float">
            <text:p>0.912167</text:p>
          </table:table-cell>
          <table:table-cell office:value-type="float" office:value="546520" calcext:value-type="float">
            <text:p>546520</text:p>
          </table:table-cell>
          <table:table-cell office:value-type="float" office:value="6.19710540328931" calcext:value-type="float">
            <text:p>6.1971054033</text:p>
          </table:table-cell>
          <table:table-cell table:formula="of:=[.E33]/[.J33]" office:value-type="float" office:value="10.7173863719535" calcext:value-type="float">
            <text:p>10.717386372</text:p>
          </table:table-cell>
          <table:table-cell table:formula="of:=[.D33]/[.I33]" office:value-type="float" office:value="0.15070814883444" calcext:value-type="float">
            <text:p>0.1507081488</text:p>
          </table:table-cell>
          <table:table-cell table:number-columns-repeated="12"/>
          <table:table-cell table:style-name="ce1" office:value-type="float" office:value="13.4750879999992" calcext:value-type="float">
            <text:p>13.475088</text:p>
          </table:table-cell>
          <table:table-cell table:style-name="ce1" office:value-type="float" office:value="0.349175999999716" calcext:value-type="float">
            <text:p>0.349176</text:p>
          </table:table-cell>
          <table:table-cell table:formula="of:=[.Z33]/([.Z33]+[.AA33])" office:value-type="float" office:value="0.974741801805887" calcext:value-type="float">
            <text:p>0.9747418018</text:p>
          </table:table-cell>
        </table:table-row>
        <table:table-row table:style-name="ro1">
          <table:table-cell office:value-type="string" calcext:value-type="string">
            <text:p>searchengineland.com_6-local-marketing-lessons-learned-comiccon-225449</text:p>
          </table:table-cell>
          <table:table-cell table:number-columns-repeated="2" office:value-type="float" office:value="13.6248719999967" calcext:value-type="float">
            <text:p>13.624872</text:p>
          </table:table-cell>
          <table:table-cell office:value-type="float" office:value="0" calcext:value-type="float">
            <text:p>0</text:p>
          </table:table-cell>
          <table:table-cell office:value-type="float" office:value="7288818" calcext:value-type="float">
            <text:p>7288818</text:p>
          </table:table-cell>
          <table:table-cell/>
          <table:table-cell office:value-type="float" office:value="2.37022700000125" calcext:value-type="float">
            <text:p>2.370227</text:p>
          </table:table-cell>
          <table:table-cell office:value-type="float" office:value="1.11771200000113" calcext:value-type="float">
            <text:p>1.117712</text:p>
          </table:table-cell>
          <table:table-cell office:value-type="float" office:value="1.25251500000012" calcext:value-type="float">
            <text:p>1.252515</text:p>
          </table:table-cell>
          <table:table-cell office:value-type="float" office:value="575336" calcext:value-type="float">
            <text:p>575336</text:p>
          </table:table-cell>
          <table:table-cell office:value-type="float" office:value="5.74834055978162" calcext:value-type="float">
            <text:p>5.7483405598</text:p>
          </table:table-cell>
          <table:table-cell table:formula="of:=[.E34]/[.J34]" office:value-type="float" office:value="12.6688022303489" calcext:value-type="float">
            <text:p>12.6688022303</text:p>
          </table:table-cell>
          <table:table-cell table:formula="of:=[.D34]/[.I34]" office:value-type="float" office:value="0" calcext:value-type="float">
            <text:p>0</text:p>
          </table:table-cell>
          <table:table-cell table:number-columns-repeated="12"/>
          <table:table-cell table:style-name="ce1" office:value-type="float" office:value="13.3276430000005" calcext:value-type="float">
            <text:p>13.327643</text:p>
          </table:table-cell>
          <table:table-cell table:style-name="ce1" office:value-type="float" office:value="0.137470999998199" calcext:value-type="float">
            <text:p>0.137471</text:p>
          </table:table-cell>
          <table:table-cell table:formula="of:=[.Z34]/([.Z34]+[.AA34])" office:value-type="float" office:value="0.98979058031011" calcext:value-type="float">
            <text:p>0.9897905803</text:p>
          </table:table-cell>
        </table:table-row>
        <table:table-row table:style-name="ro1">
          <table:table-cell office:value-type="string" calcext:value-type="string">
            <text:p>searchengineland.com_gboard-android-gets-new-ways-search-emojis-phrase-suggestions-276841</text:p>
          </table:table-cell>
          <table:table-cell table:number-columns-repeated="2" office:value-type="float" office:value="13.7135239999989" calcext:value-type="float">
            <text:p>13.713524</text:p>
          </table:table-cell>
          <table:table-cell office:value-type="float" office:value="0" calcext:value-type="float">
            <text:p>0</text:p>
          </table:table-cell>
          <table:table-cell office:value-type="float" office:value="6750372" calcext:value-type="float">
            <text:p>6750372</text:p>
          </table:table-cell>
          <table:table-cell/>
          <table:table-cell office:value-type="float" office:value="2.54770199999984" calcext:value-type="float">
            <text:p>2.547702</text:p>
          </table:table-cell>
          <table:table-cell office:value-type="float" office:value="1.48213699999906" calcext:value-type="float">
            <text:p>1.482137</text:p>
          </table:table-cell>
          <table:table-cell office:value-type="float" office:value="1.06556500000079" calcext:value-type="float">
            <text:p>1.065565</text:p>
          </table:table-cell>
          <table:table-cell office:value-type="float" office:value="1053941" calcext:value-type="float">
            <text:p>1053941</text:p>
          </table:table-cell>
          <table:table-cell office:value-type="float" office:value="5.38270331459479" calcext:value-type="float">
            <text:p>5.3827033146</text:p>
          </table:table-cell>
          <table:table-cell table:formula="of:=[.E35]/[.J35]" office:value-type="float" office:value="6.40488604200804" calcext:value-type="float">
            <text:p>6.404886042</text:p>
          </table:table-cell>
          <table:table-cell table:formula="of:=[.D35]/[.I3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5-must-technical-seo-audits-validations-2017-273207</text:p>
          </table:table-cell>
          <table:table-cell table:number-columns-repeated="2" office:value-type="float" office:value="10.4453649999996" calcext:value-type="float">
            <text:p>10.445365</text:p>
          </table:table-cell>
          <table:table-cell office:value-type="float" office:value="0" calcext:value-type="float">
            <text:p>0</text:p>
          </table:table-cell>
          <table:table-cell office:value-type="float" office:value="6655642" calcext:value-type="float">
            <text:p>6655642</text:p>
          </table:table-cell>
          <table:table-cell/>
          <table:table-cell office:value-type="float" office:value="2.11645400000089" calcext:value-type="float">
            <text:p>2.116454</text:p>
          </table:table-cell>
          <table:table-cell office:value-type="float" office:value="1.2457489999997" calcext:value-type="float">
            <text:p>1.245749</text:p>
          </table:table-cell>
          <table:table-cell office:value-type="float" office:value="0.870705000001182" calcext:value-type="float">
            <text:p>0.870705</text:p>
          </table:table-cell>
          <table:table-cell office:value-type="float" office:value="606117" calcext:value-type="float">
            <text:p>606117</text:p>
          </table:table-cell>
          <table:table-cell office:value-type="float" office:value="4.93531397327568" calcext:value-type="float">
            <text:p>4.9353139733</text:p>
          </table:table-cell>
          <table:table-cell table:formula="of:=[.E36]/[.J36]" office:value-type="float" office:value="10.9807875377196" calcext:value-type="float">
            <text:p>10.9807875377</text:p>
          </table:table-cell>
          <table:table-cell table:formula="of:=[.D36]/[.I3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simple-tips-get-app-indexed-ranked-installed-273388</text:p>
          </table:table-cell>
          <table:table-cell table:number-columns-repeated="2" office:value-type="float" office:value="14.9123" calcext:value-type="float">
            <text:p>14.9123</text:p>
          </table:table-cell>
          <table:table-cell office:value-type="float" office:value="0" calcext:value-type="float">
            <text:p>0</text:p>
          </table:table-cell>
          <table:table-cell office:value-type="float" office:value="6607168" calcext:value-type="float">
            <text:p>6607168</text:p>
          </table:table-cell>
          <table:table-cell/>
          <table:table-cell table:number-columns-repeated="2" office:value-type="float" office:value="2.95440500000041" calcext:value-type="float">
            <text:p>2.954405</text:p>
          </table:table-cell>
          <table:table-cell office:value-type="float" office:value="0" calcext:value-type="float">
            <text:p>0</text:p>
          </table:table-cell>
          <table:table-cell office:value-type="float" office:value="593148" calcext:value-type="float">
            <text:p>593148</text:p>
          </table:table-cell>
          <table:table-cell office:value-type="float" office:value="5.04747994943074" calcext:value-type="float">
            <text:p>5.0474799494</text:p>
          </table:table-cell>
          <table:table-cell table:formula="of:=[.E37]/[.J37]" office:value-type="float" office:value="11.1391558262019" calcext:value-type="float">
            <text:p>11.1391558262</text:p>
          </table:table-cell>
          <table:table-cell table:formula="of:=[.D37]/[.I37]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3-google-adwords-hacks-drive-high-quality-leads-250161</text:p>
          </table:table-cell>
          <table:table-cell table:number-columns-repeated="2" office:value-type="float" office:value="13.8976619999994" calcext:value-type="float">
            <text:p>13.897662</text:p>
          </table:table-cell>
          <table:table-cell office:value-type="float" office:value="0" calcext:value-type="float">
            <text:p>0</text:p>
          </table:table-cell>
          <table:table-cell office:value-type="float" office:value="6576822" calcext:value-type="float">
            <text:p>6576822</text:p>
          </table:table-cell>
          <table:table-cell/>
          <table:table-cell office:value-type="float" office:value="2.34053399999902" calcext:value-type="float">
            <text:p>2.340534</text:p>
          </table:table-cell>
          <table:table-cell office:value-type="float" office:value="1.22859400000016" calcext:value-type="float">
            <text:p>1.228594</text:p>
          </table:table-cell>
          <table:table-cell office:value-type="float" office:value="1.11193999999887" calcext:value-type="float">
            <text:p>1.11194</text:p>
          </table:table-cell>
          <table:table-cell office:value-type="float" office:value="548315" calcext:value-type="float">
            <text:p>548315</text:p>
          </table:table-cell>
          <table:table-cell office:value-type="float" office:value="5.93781675464027" calcext:value-type="float">
            <text:p>5.9378167546</text:p>
          </table:table-cell>
          <table:table-cell table:formula="of:=[.E38]/[.J38]" office:value-type="float" office:value="11.9946052907544" calcext:value-type="float">
            <text:p>11.9946052908</text:p>
          </table:table-cell>
          <table:table-cell table:formula="of:=[.D38]/[.I3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ebay-goes-amp-sign-might-break-past-news-253254</text:p>
          </table:table-cell>
          <table:table-cell table:number-columns-repeated="2" office:value-type="float" office:value="12.5360410000003" calcext:value-type="float">
            <text:p>12.536041</text:p>
          </table:table-cell>
          <table:table-cell office:value-type="float" office:value="0" calcext:value-type="float">
            <text:p>0</text:p>
          </table:table-cell>
          <table:table-cell office:value-type="float" office:value="6475207" calcext:value-type="float">
            <text:p>6475207</text:p>
          </table:table-cell>
          <table:table-cell/>
          <table:table-cell office:value-type="float" office:value="3.00395800000115" calcext:value-type="float">
            <text:p>3.003958</text:p>
          </table:table-cell>
          <table:table-cell office:value-type="float" office:value="1.28666199999862" calcext:value-type="float">
            <text:p>1.286662</text:p>
          </table:table-cell>
          <table:table-cell office:value-type="float" office:value="1.71729600000253" calcext:value-type="float">
            <text:p>1.717296</text:p>
          </table:table-cell>
          <table:table-cell office:value-type="float" office:value="761397" calcext:value-type="float">
            <text:p>761397</text:p>
          </table:table-cell>
          <table:table-cell office:value-type="float" office:value="4.17317452507508" calcext:value-type="float">
            <text:p>4.1731745251</text:p>
          </table:table-cell>
          <table:table-cell table:formula="of:=[.E39]/[.J39]" office:value-type="float" office:value="8.50437682312906" calcext:value-type="float">
            <text:p>8.5043768231</text:p>
          </table:table-cell>
          <table:table-cell table:formula="of:=[.D39]/[.I3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perfect-structure-managing-profitable-shopping-ads-276168</text:p>
          </table:table-cell>
          <table:table-cell table:number-columns-repeated="2" office:value-type="float" office:value="10.4823350000006" calcext:value-type="float">
            <text:p>10.482335</text:p>
          </table:table-cell>
          <table:table-cell office:value-type="float" office:value="0" calcext:value-type="float">
            <text:p>0</text:p>
          </table:table-cell>
          <table:table-cell office:value-type="float" office:value="6442435" calcext:value-type="float">
            <text:p>6442435</text:p>
          </table:table-cell>
          <table:table-cell/>
          <table:table-cell table:number-columns-repeated="2" office:value-type="float" office:value="7.06771299999991" calcext:value-type="float">
            <text:p>7.067713</text:p>
          </table:table-cell>
          <table:table-cell office:value-type="float" office:value="0" calcext:value-type="float">
            <text:p>0</text:p>
          </table:table-cell>
          <table:table-cell office:value-type="float" office:value="1519911" calcext:value-type="float">
            <text:p>1519911</text:p>
          </table:table-cell>
          <table:table-cell office:value-type="float" office:value="1.48312969131609" calcext:value-type="float">
            <text:p>1.4831296913</text:p>
          </table:table-cell>
          <table:table-cell table:formula="of:=[.E40]/[.J40]" office:value-type="float" office:value="4.23869226553397" calcext:value-type="float">
            <text:p>4.2386922655</text:p>
          </table:table-cell>
          <table:table-cell table:formula="of:=[.D40]/[.I40]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10-big-changes-search-20-years-covering-246421</text:p>
          </table:table-cell>
          <table:table-cell table:number-columns-repeated="2" office:value-type="float" office:value="15.7145900000014" calcext:value-type="float">
            <text:p>15.71459</text:p>
          </table:table-cell>
          <table:table-cell office:value-type="float" office:value="0" calcext:value-type="float">
            <text:p>0</text:p>
          </table:table-cell>
          <table:table-cell office:value-type="float" office:value="6421929" calcext:value-type="float">
            <text:p>6421929</text:p>
          </table:table-cell>
          <table:table-cell/>
          <table:table-cell table:number-columns-repeated="2" office:value-type="float" office:value="2.74417999999969" calcext:value-type="float">
            <text:p>2.74418</text:p>
          </table:table-cell>
          <table:table-cell office:value-type="float" office:value="0" calcext:value-type="float">
            <text:p>0</text:p>
          </table:table-cell>
          <table:table-cell office:value-type="float" office:value="715150" calcext:value-type="float">
            <text:p>715150</text:p>
          </table:table-cell>
          <table:table-cell office:value-type="float" office:value="5.72651575334095" calcext:value-type="float">
            <text:p>5.7265157533</text:p>
          </table:table-cell>
          <table:table-cell table:formula="of:=[.E41]/[.J41]" office:value-type="float" office:value="8.97983499965042" calcext:value-type="float">
            <text:p>8.9798349997</text:p>
          </table:table-cell>
          <table:table-cell table:formula="of:=[.D41]/[.I41]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7-changes-facebook-make-real-local-search-player-276964</text:p>
          </table:table-cell>
          <table:table-cell office:value-type="float" office:value="13.282663" calcext:value-type="float">
            <text:p>13.282663</text:p>
          </table:table-cell>
          <table:table-cell office:value-type="float" office:value="13.282663" calcext:value-type="float">
            <text:p>13.282663</text:p>
          </table:table-cell>
          <table:table-cell office:value-type="float" office:value="0" calcext:value-type="float">
            <text:p>0</text:p>
          </table:table-cell>
          <table:table-cell office:value-type="float" office:value="6349472" calcext:value-type="float">
            <text:p>6349472</text:p>
          </table:table-cell>
          <table:table-cell/>
          <table:table-cell table:number-columns-repeated="2" office:value-type="float" office:value="1.95760599999994" calcext:value-type="float">
            <text:p>1.957606</text:p>
          </table:table-cell>
          <table:table-cell office:value-type="float" office:value="0" calcext:value-type="float">
            <text:p>0</text:p>
          </table:table-cell>
          <table:table-cell office:value-type="float" office:value="134815" calcext:value-type="float">
            <text:p>134815</text:p>
          </table:table-cell>
          <table:table-cell office:value-type="float" office:value="6.78515646151494" calcext:value-type="float">
            <text:p>6.7851564615</text:p>
          </table:table-cell>
          <table:table-cell table:formula="of:=[.E42]/[.J42]" office:value-type="float" office:value="47.0976671735341" calcext:value-type="float">
            <text:p>47.0976671735</text:p>
          </table:table-cell>
          <table:table-cell table:formula="of:=[.D42]/[.I42]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smx-advanced-almost-sold-less-100-tickets-left-276468</text:p>
          </table:table-cell>
          <table:table-cell office:value-type="float" office:value="13.6067889999999" calcext:value-type="float">
            <text:p>13.606789</text:p>
          </table:table-cell>
          <table:table-cell office:value-type="float" office:value="13.6067889999999" calcext:value-type="float">
            <text:p>13.606789</text:p>
          </table:table-cell>
          <table:table-cell office:value-type="float" office:value="0" calcext:value-type="float">
            <text:p>0</text:p>
          </table:table-cell>
          <table:table-cell office:value-type="float" office:value="6339843" calcext:value-type="float">
            <text:p>6339843</text:p>
          </table:table-cell>
          <table:table-cell/>
          <table:table-cell office:value-type="float" office:value="2.1407020000006" calcext:value-type="float">
            <text:p>2.140702</text:p>
          </table:table-cell>
          <table:table-cell office:value-type="float" office:value="1.67032299999846" calcext:value-type="float">
            <text:p>1.670323</text:p>
          </table:table-cell>
          <table:table-cell office:value-type="float" office:value="0.47037900000214" calcext:value-type="float">
            <text:p>0.470379</text:p>
          </table:table-cell>
          <table:table-cell office:value-type="float" office:value="36976" calcext:value-type="float">
            <text:p>36976</text:p>
          </table:table-cell>
          <table:table-cell office:value-type="float" office:value="6.35622753657262" calcext:value-type="float">
            <text:p>6.3562275366</text:p>
          </table:table-cell>
          <table:table-cell table:formula="of:=[.E43]/[.J43]" office:value-type="float" office:value="171.458324318477" calcext:value-type="float">
            <text:p>171.4583243185</text:p>
          </table:table-cell>
          <table:table-cell table:formula="of:=[.D43]/[.I4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organic-traffic-link-building-small-businesses-269353</text:p>
          </table:table-cell>
          <table:table-cell office:value-type="float" office:value="14.5254600000007" calcext:value-type="float">
            <text:p>14.52546</text:p>
          </table:table-cell>
          <table:table-cell office:value-type="float" office:value="14.5254600000007" calcext:value-type="float">
            <text:p>14.52546</text:p>
          </table:table-cell>
          <table:table-cell office:value-type="float" office:value="0" calcext:value-type="float">
            <text:p>0</text:p>
          </table:table-cell>
          <table:table-cell office:value-type="float" office:value="6299496" calcext:value-type="float">
            <text:p>6299496</text:p>
          </table:table-cell>
          <table:table-cell/>
          <table:table-cell office:value-type="float" office:value="2.39590200000021" calcext:value-type="float">
            <text:p>2.395902</text:p>
          </table:table-cell>
          <table:table-cell office:value-type="float" office:value="1.09355800000049" calcext:value-type="float">
            <text:p>1.093558</text:p>
          </table:table-cell>
          <table:table-cell office:value-type="float" office:value="1.30234399999972" calcext:value-type="float">
            <text:p>1.302344</text:p>
          </table:table-cell>
          <table:table-cell office:value-type="float" office:value="562422" calcext:value-type="float">
            <text:p>562422</text:p>
          </table:table-cell>
          <table:table-cell office:value-type="float" office:value="6.06262693549211" calcext:value-type="float">
            <text:p>6.0626269355</text:p>
          </table:table-cell>
          <table:table-cell table:formula="of:=[.E44]/[.J44]" office:value-type="float" office:value="11.2006571577925" calcext:value-type="float">
            <text:p>11.2006571578</text:p>
          </table:table-cell>
          <table:table-cell table:formula="of:=[.D44]/[.I4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nominations-wanted-list-whos-naughty-nice-264696</text:p>
          </table:table-cell>
          <table:table-cell table:number-columns-repeated="2" office:value-type="float" office:value="13.1364919999978" calcext:value-type="float">
            <text:p>13.136492</text:p>
          </table:table-cell>
          <table:table-cell office:value-type="float" office:value="0" calcext:value-type="float">
            <text:p>0</text:p>
          </table:table-cell>
          <table:table-cell office:value-type="float" office:value="6247029" calcext:value-type="float">
            <text:p>6247029</text:p>
          </table:table-cell>
          <table:table-cell/>
          <table:table-cell office:value-type="float" office:value="3.52134000000024" calcext:value-type="float">
            <text:p>3.52134</text:p>
          </table:table-cell>
          <table:table-cell office:value-type="float" office:value="1.11618800000087" calcext:value-type="float">
            <text:p>1.116188</text:p>
          </table:table-cell>
          <table:table-cell office:value-type="float" office:value="2.40515199999937" calcext:value-type="float">
            <text:p>2.405152</text:p>
          </table:table-cell>
          <table:table-cell office:value-type="float" office:value="734221" calcext:value-type="float">
            <text:p>734221</text:p>
          </table:table-cell>
          <table:table-cell office:value-type="float" office:value="3.73053780662955" calcext:value-type="float">
            <text:p>3.7305378066</text:p>
          </table:table-cell>
          <table:table-cell table:formula="of:=[.E45]/[.J45]" office:value-type="float" office:value="8.5083769055911" calcext:value-type="float">
            <text:p>8.5083769056</text:p>
          </table:table-cell>
          <table:table-cell table:formula="of:=[.D45]/[.I4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zaha-hadid-google-doodle-honors-first-woman-win-pritzker-architecture-prize-276027</text:p>
          </table:table-cell>
          <table:table-cell table:number-columns-repeated="2" office:value-type="float" office:value="13.3779089999998" calcext:value-type="float">
            <text:p>13.377909</text:p>
          </table:table-cell>
          <table:table-cell office:value-type="float" office:value="0" calcext:value-type="float">
            <text:p>0</text:p>
          </table:table-cell>
          <table:table-cell office:value-type="float" office:value="6231823" calcext:value-type="float">
            <text:p>6231823</text:p>
          </table:table-cell>
          <table:table-cell/>
          <table:table-cell office:value-type="float" office:value="2.47323999999935" calcext:value-type="float">
            <text:p>2.47324</text:p>
          </table:table-cell>
          <table:table-cell office:value-type="float" office:value="1.07579600000008" calcext:value-type="float">
            <text:p>1.075796</text:p>
          </table:table-cell>
          <table:table-cell office:value-type="float" office:value="1.39744399999927" calcext:value-type="float">
            <text:p>1.397444</text:p>
          </table:table-cell>
          <table:table-cell office:value-type="float" office:value="569149" calcext:value-type="float">
            <text:p>569149</text:p>
          </table:table-cell>
          <table:table-cell office:value-type="float" office:value="5.4090622018095" calcext:value-type="float">
            <text:p>5.4090622018</text:p>
          </table:table-cell>
          <table:table-cell table:formula="of:=[.E46]/[.J46]" office:value-type="float" office:value="10.9493700243697" calcext:value-type="float">
            <text:p>10.9493700244</text:p>
          </table:table-cell>
          <table:table-cell table:formula="of:=[.D46]/[.I4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attend-smx-advanced-seo-sem-tactics-work-rates-increase-next-week-272110</text:p>
          </table:table-cell>
          <table:table-cell office:value-type="float" office:value="14.1065399999989" calcext:value-type="float">
            <text:p>14.10654</text:p>
          </table:table-cell>
          <table:table-cell office:value-type="float" office:value="14.1065399999989" calcext:value-type="float">
            <text:p>14.10654</text:p>
          </table:table-cell>
          <table:table-cell office:value-type="float" office:value="0" calcext:value-type="float">
            <text:p>0</text:p>
          </table:table-cell>
          <table:table-cell office:value-type="float" office:value="6226448" calcext:value-type="float">
            <text:p>6226448</text:p>
          </table:table-cell>
          <table:table-cell/>
          <table:table-cell office:value-type="float" office:value="2.86818400000084" calcext:value-type="float">
            <text:p>2.868184</text:p>
          </table:table-cell>
          <table:table-cell office:value-type="float" office:value="2.26262599999973" calcext:value-type="float">
            <text:p>2.262626</text:p>
          </table:table-cell>
          <table:table-cell office:value-type="float" office:value="0.605558000001103" calcext:value-type="float">
            <text:p>0.605558</text:p>
          </table:table-cell>
          <table:table-cell office:value-type="float" office:value="714076" calcext:value-type="float">
            <text:p>714076</text:p>
          </table:table-cell>
          <table:table-cell office:value-type="float" office:value="4.91828278799225" calcext:value-type="float">
            <text:p>4.918282788</text:p>
          </table:table-cell>
          <table:table-cell table:formula="of:=[.E47]/[.J47]" office:value-type="float" office:value="8.71958727082271" calcext:value-type="float">
            <text:p>8.7195872708</text:p>
          </table:table-cell>
          <table:table-cell table:formula="of:=[.D47]/[.I4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using-amp-known-bug-probably-screwing-google-analytics-270466</text:p>
          </table:table-cell>
          <table:table-cell office:value-type="float" office:value="13.4657710000001" calcext:value-type="float">
            <text:p>13.465771</text:p>
          </table:table-cell>
          <table:table-cell office:value-type="float" office:value="13.4657710000001" calcext:value-type="float">
            <text:p>13.465771</text:p>
          </table:table-cell>
          <table:table-cell office:value-type="float" office:value="0" calcext:value-type="float">
            <text:p>0</text:p>
          </table:table-cell>
          <table:table-cell office:value-type="float" office:value="6217455" calcext:value-type="float">
            <text:p>6217455</text:p>
          </table:table-cell>
          <table:table-cell/>
          <table:table-cell office:value-type="float" office:value="2.43038100000194" calcext:value-type="float">
            <text:p>2.430381</text:p>
          </table:table-cell>
          <table:table-cell office:value-type="float" office:value="1.03491600000052" calcext:value-type="float">
            <text:p>1.034916</text:p>
          </table:table-cell>
          <table:table-cell office:value-type="float" office:value="1.39546500000142" calcext:value-type="float">
            <text:p>1.395465</text:p>
          </table:table-cell>
          <table:table-cell office:value-type="float" office:value="555555" calcext:value-type="float">
            <text:p>555555</text:p>
          </table:table-cell>
          <table:table-cell office:value-type="float" office:value="5.54060083583165" calcext:value-type="float">
            <text:p>5.5406008358</text:p>
          </table:table-cell>
          <table:table-cell table:formula="of:=[.E48]/[.J48]" office:value-type="float" office:value="11.1914301914302" calcext:value-type="float">
            <text:p>11.1914301914</text:p>
          </table:table-cell>
          <table:table-cell table:formula="of:=[.D48]/[.I4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time-consider-local-marketing-automation-software-275283</text:p>
          </table:table-cell>
          <table:table-cell table:number-columns-repeated="2" office:value-type="float" office:value="13.0287450000005" calcext:value-type="float">
            <text:p>13.028745</text:p>
          </table:table-cell>
          <table:table-cell office:value-type="float" office:value="0" calcext:value-type="float">
            <text:p>0</text:p>
          </table:table-cell>
          <table:table-cell office:value-type="float" office:value="6206924" calcext:value-type="float">
            <text:p>6206924</text:p>
          </table:table-cell>
          <table:table-cell/>
          <table:table-cell office:value-type="float" office:value="2.70061999999962" calcext:value-type="float">
            <text:p>2.70062</text:p>
          </table:table-cell>
          <table:table-cell office:value-type="float" office:value="1.2797180000016" calcext:value-type="float">
            <text:p>1.279718</text:p>
          </table:table-cell>
          <table:table-cell office:value-type="float" office:value="1.42090199999802" calcext:value-type="float">
            <text:p>1.420902</text:p>
          </table:table-cell>
          <table:table-cell office:value-type="float" office:value="546737" calcext:value-type="float">
            <text:p>546737</text:p>
          </table:table-cell>
          <table:table-cell office:value-type="float" office:value="4.82435329665126" calcext:value-type="float">
            <text:p>4.8243532967</text:p>
          </table:table-cell>
          <table:table-cell table:formula="of:=[.E49]/[.J49]" office:value-type="float" office:value="11.3526686505578" calcext:value-type="float">
            <text:p>11.3526686506</text:p>
          </table:table-cell>
          <table:table-cell table:formula="of:=[.D49]/[.I4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google-exact-match-close-variants-word-order-function-words-271395</text:p>
          </table:table-cell>
          <table:table-cell table:number-columns-repeated="2" office:value-type="float" office:value="12.9489099999992" calcext:value-type="float">
            <text:p>12.94891</text:p>
          </table:table-cell>
          <table:table-cell office:value-type="float" office:value="0" calcext:value-type="float">
            <text:p>0</text:p>
          </table:table-cell>
          <table:table-cell office:value-type="float" office:value="6198000" calcext:value-type="float">
            <text:p>6198000</text:p>
          </table:table-cell>
          <table:table-cell/>
          <table:table-cell office:value-type="float" office:value="2.12250199999835" calcext:value-type="float">
            <text:p>2.122502</text:p>
          </table:table-cell>
          <table:table-cell office:value-type="float" office:value="1.06233499999871" calcext:value-type="float">
            <text:p>1.062335</text:p>
          </table:table-cell>
          <table:table-cell office:value-type="float" office:value="1.06016699999964" calcext:value-type="float">
            <text:p>1.060167</text:p>
          </table:table-cell>
          <table:table-cell office:value-type="float" office:value="531003" calcext:value-type="float">
            <text:p>531003</text:p>
          </table:table-cell>
          <table:table-cell office:value-type="float" office:value="6.10077634791829" calcext:value-type="float">
            <text:p>6.1007763479</text:p>
          </table:table-cell>
          <table:table-cell table:formula="of:=[.E50]/[.J50]" office:value-type="float" office:value="11.6722504392631" calcext:value-type="float">
            <text:p>11.6722504393</text:p>
          </table:table-cell>
          <table:table-cell table:formula="of:=[.D50]/[.I5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authority-link-building-real-time-penguin-259584</text:p>
          </table:table-cell>
          <table:table-cell office:value-type="float" office:value="13.7814589999998" calcext:value-type="float">
            <text:p>13.781459</text:p>
          </table:table-cell>
          <table:table-cell office:value-type="float" office:value="13.7814589999998" calcext:value-type="float">
            <text:p>13.781459</text:p>
          </table:table-cell>
          <table:table-cell office:value-type="float" office:value="0" calcext:value-type="float">
            <text:p>0</text:p>
          </table:table-cell>
          <table:table-cell office:value-type="float" office:value="6172518" calcext:value-type="float">
            <text:p>6172518</text:p>
          </table:table-cell>
          <table:table-cell/>
          <table:table-cell table:number-columns-repeated="2" office:value-type="float" office:value="2.71164499999941" calcext:value-type="float">
            <text:p>2.711645</text:p>
          </table:table-cell>
          <table:table-cell office:value-type="float" office:value="0" calcext:value-type="float">
            <text:p>0</text:p>
          </table:table-cell>
          <table:table-cell office:value-type="float" office:value="568582" calcext:value-type="float">
            <text:p>568582</text:p>
          </table:table-cell>
          <table:table-cell office:value-type="float" office:value="5.08232419804318" calcext:value-type="float">
            <text:p>5.082324198</text:p>
          </table:table-cell>
          <table:table-cell table:formula="of:=[.E51]/[.J51]" office:value-type="float" office:value="10.8559855922277" calcext:value-type="float">
            <text:p>10.8559855922</text:p>
          </table:table-cell>
          <table:table-cell table:formula="of:=[.D51]/[.I51]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amp-answer-format-fragmentation-276313</text:p>
          </table:table-cell>
          <table:table-cell table:number-columns-repeated="2" office:value-type="float" office:value="13.4099529999985" calcext:value-type="float">
            <text:p>13.409953</text:p>
          </table:table-cell>
          <table:table-cell office:value-type="float" office:value="0" calcext:value-type="float">
            <text:p>0</text:p>
          </table:table-cell>
          <table:table-cell office:value-type="float" office:value="6158692" calcext:value-type="float">
            <text:p>6158692</text:p>
          </table:table-cell>
          <table:table-cell/>
          <table:table-cell office:value-type="float" office:value="2.19455599999992" calcext:value-type="float">
            <text:p>2.194556</text:p>
          </table:table-cell>
          <table:table-cell office:value-type="float" office:value="1.1842670000001" calcext:value-type="float">
            <text:p>1.184267</text:p>
          </table:table-cell>
          <table:table-cell office:value-type="float" office:value="1.01028899999982" calcext:value-type="float">
            <text:p>1.010289</text:p>
          </table:table-cell>
          <table:table-cell office:value-type="float" office:value="528828" calcext:value-type="float">
            <text:p>528828</text:p>
          </table:table-cell>
          <table:table-cell office:value-type="float" office:value="6.11055402550629" calcext:value-type="float">
            <text:p>6.1105540255</text:p>
          </table:table-cell>
          <table:table-cell table:formula="of:=[.E52]/[.J52]" office:value-type="float" office:value="11.645926463803" calcext:value-type="float">
            <text:p>11.6459264638</text:p>
          </table:table-cell>
          <table:table-cell table:formula="of:=[.D52]/[.I5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reviews-ugc-much-influential-consumers-ads-study-277507</text:p>
          </table:table-cell>
          <table:table-cell table:number-columns-repeated="2" office:value-type="float" office:value="11.8374729999996" calcext:value-type="float">
            <text:p>11.837473</text:p>
          </table:table-cell>
          <table:table-cell office:value-type="float" office:value="0" calcext:value-type="float">
            <text:p>0</text:p>
          </table:table-cell>
          <table:table-cell office:value-type="float" office:value="6150598" calcext:value-type="float">
            <text:p>6150598</text:p>
          </table:table-cell>
          <table:table-cell/>
          <table:table-cell office:value-type="float" office:value="2.46668200000204" calcext:value-type="float">
            <text:p>2.466682</text:p>
          </table:table-cell>
          <table:table-cell office:value-type="float" office:value="1.19237499999872" calcext:value-type="float">
            <text:p>1.192375</text:p>
          </table:table-cell>
          <table:table-cell office:value-type="float" office:value="1.27430700000332" calcext:value-type="float">
            <text:p>1.274307</text:p>
          </table:table-cell>
          <table:table-cell office:value-type="float" office:value="563946" calcext:value-type="float">
            <text:p>563946</text:p>
          </table:table-cell>
          <table:table-cell office:value-type="float" office:value="4.79894570925227" calcext:value-type="float">
            <text:p>4.7989457093</text:p>
          </table:table-cell>
          <table:table-cell table:formula="of:=[.E53]/[.J53]" office:value-type="float" office:value="10.9063598287779" calcext:value-type="float">
            <text:p>10.9063598288</text:p>
          </table:table-cell>
          <table:table-cell table:formula="of:=[.D53]/[.I5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google-search-console-warns-nonsecure-collection-passwords-upcoming-chrome-browser-release-266486</text:p>
          </table:table-cell>
          <table:table-cell table:number-columns-repeated="2" office:value-type="float" office:value="13.0254199999981" calcext:value-type="float">
            <text:p>13.02542</text:p>
          </table:table-cell>
          <table:table-cell office:value-type="float" office:value="0" calcext:value-type="float">
            <text:p>0</text:p>
          </table:table-cell>
          <table:table-cell office:value-type="float" office:value="6149304" calcext:value-type="float">
            <text:p>6149304</text:p>
          </table:table-cell>
          <table:table-cell/>
          <table:table-cell office:value-type="float" office:value="2.05723499999658" calcext:value-type="float">
            <text:p>2.057235</text:p>
          </table:table-cell>
          <table:table-cell office:value-type="float" office:value="1.03615499999796" calcext:value-type="float">
            <text:p>1.036155</text:p>
          </table:table-cell>
          <table:table-cell office:value-type="float" office:value="1.02107999999862" calcext:value-type="float">
            <text:p>1.02108</text:p>
          </table:table-cell>
          <table:table-cell office:value-type="float" office:value="510045" calcext:value-type="float">
            <text:p>510045</text:p>
          </table:table-cell>
          <table:table-cell office:value-type="float" office:value="6.33151778966416" calcext:value-type="float">
            <text:p>6.3315177897</text:p>
          </table:table-cell>
          <table:table-cell table:formula="of:=[.E54]/[.J54]" office:value-type="float" office:value="12.0563950239685" calcext:value-type="float">
            <text:p>12.056395024</text:p>
          </table:table-cell>
          <table:table-cell table:formula="of:=[.D54]/[.I5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learn-three-proven-methods-winning-additional-ppc-budget-clients-276130</text:p>
          </table:table-cell>
          <table:table-cell table:number-columns-repeated="2" office:value-type="float" office:value="13.4865209999989" calcext:value-type="float">
            <text:p>13.486521</text:p>
          </table:table-cell>
          <table:table-cell office:value-type="float" office:value="0" calcext:value-type="float">
            <text:p>0</text:p>
          </table:table-cell>
          <table:table-cell office:value-type="float" office:value="6118134" calcext:value-type="float">
            <text:p>6118134</text:p>
          </table:table-cell>
          <table:table-cell/>
          <table:table-cell office:value-type="float" office:value="2.07139000000097" calcext:value-type="float">
            <text:p>2.07139</text:p>
          </table:table-cell>
          <table:table-cell office:value-type="float" office:value="1.09967999999936" calcext:value-type="float">
            <text:p>1.09968</text:p>
          </table:table-cell>
          <table:table-cell office:value-type="float" office:value="0.971710000001614" calcext:value-type="float">
            <text:p>0.97171</text:p>
          </table:table-cell>
          <table:table-cell office:value-type="float" office:value="543031" calcext:value-type="float">
            <text:p>543031</text:p>
          </table:table-cell>
          <table:table-cell office:value-type="float" office:value="6.51085551247838" calcext:value-type="float">
            <text:p>6.5108555125</text:p>
          </table:table-cell>
          <table:table-cell table:formula="of:=[.E55]/[.J55]" office:value-type="float" office:value="11.2666385528635" calcext:value-type="float">
            <text:p>11.2666385529</text:p>
          </table:table-cell>
          <table:table-cell table:formula="of:=[.D55]/[.I5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key-local-seo-253785</text:p>
          </table:table-cell>
          <table:table-cell table:number-columns-repeated="2" office:value-type="float" office:value="14.3526899999997" calcext:value-type="float">
            <text:p>14.35269</text:p>
          </table:table-cell>
          <table:table-cell office:value-type="float" office:value="0" calcext:value-type="float">
            <text:p>0</text:p>
          </table:table-cell>
          <table:table-cell office:value-type="float" office:value="6105322" calcext:value-type="float">
            <text:p>6105322</text:p>
          </table:table-cell>
          <table:table-cell/>
          <table:table-cell table:number-columns-repeated="2" office:value-type="float" office:value="2.81425300000046" calcext:value-type="float">
            <text:p>2.814253</text:p>
          </table:table-cell>
          <table:table-cell office:value-type="float" office:value="0" calcext:value-type="float">
            <text:p>0</text:p>
          </table:table-cell>
          <table:table-cell office:value-type="float" office:value="637381" calcext:value-type="float">
            <text:p>637381</text:p>
          </table:table-cell>
          <table:table-cell office:value-type="float" office:value="5.09999989339884" calcext:value-type="float">
            <text:p>5.0999998934</text:p>
          </table:table-cell>
          <table:table-cell table:formula="of:=[.E56]/[.J56]" office:value-type="float" office:value="9.57876372216932" calcext:value-type="float">
            <text:p>9.5787637222</text:p>
          </table:table-cell>
          <table:table-cell table:formula="of:=[.D56]/[.I56]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searchcap-google-mobile-index-bing-ads-market-targeting-pinterest-search-277107</text:p>
          </table:table-cell>
          <table:table-cell office:value-type="float" office:value="13.5284240000001" calcext:value-type="float">
            <text:p>13.528424</text:p>
          </table:table-cell>
          <table:table-cell office:value-type="float" office:value="13.5284240000001" calcext:value-type="float">
            <text:p>13.528424</text:p>
          </table:table-cell>
          <table:table-cell office:value-type="float" office:value="0" calcext:value-type="float">
            <text:p>0</text:p>
          </table:table-cell>
          <table:table-cell office:value-type="float" office:value="6081152" calcext:value-type="float">
            <text:p>6081152</text:p>
          </table:table-cell>
          <table:table-cell/>
          <table:table-cell office:value-type="float" office:value="2.6615610000008" calcext:value-type="float">
            <text:p>2.661561</text:p>
          </table:table-cell>
          <table:table-cell office:value-type="float" office:value="1.85435599999983" calcext:value-type="float">
            <text:p>1.854356</text:p>
          </table:table-cell>
          <table:table-cell office:value-type="float" office:value="0.807205000000974" calcext:value-type="float">
            <text:p>0.807205</text:p>
          </table:table-cell>
          <table:table-cell office:value-type="float" office:value="522740" calcext:value-type="float">
            <text:p>522740</text:p>
          </table:table-cell>
          <table:table-cell office:value-type="float" office:value="5.08289082985362" calcext:value-type="float">
            <text:p>5.0828908299</text:p>
          </table:table-cell>
          <table:table-cell table:formula="of:=[.E57]/[.J57]" office:value-type="float" office:value="11.6332249301756" calcext:value-type="float">
            <text:p>11.6332249302</text:p>
          </table:table-cell>
          <table:table-cell table:formula="of:=[.D57]/[.I5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bing-adds-trails-near-search-feature-find-perfect-hike-summer-275087</text:p>
          </table:table-cell>
          <table:table-cell office:value-type="float" office:value="12.5362780000014" calcext:value-type="float">
            <text:p>12.536278</text:p>
          </table:table-cell>
          <table:table-cell office:value-type="float" office:value="12.5362780000014" calcext:value-type="float">
            <text:p>12.536278</text:p>
          </table:table-cell>
          <table:table-cell office:value-type="float" office:value="0" calcext:value-type="float">
            <text:p>0</text:p>
          </table:table-cell>
          <table:table-cell office:value-type="float" office:value="6060620" calcext:value-type="float">
            <text:p>6060620</text:p>
          </table:table-cell>
          <table:table-cell/>
          <table:table-cell office:value-type="float" office:value="2.54788200000075" calcext:value-type="float">
            <text:p>2.547882</text:p>
          </table:table-cell>
          <table:table-cell office:value-type="float" office:value="1.16588599999886" calcext:value-type="float">
            <text:p>1.165886</text:p>
          </table:table-cell>
          <table:table-cell office:value-type="float" office:value="1.38199600000189" calcext:value-type="float">
            <text:p>1.381996</text:p>
          </table:table-cell>
          <table:table-cell office:value-type="float" office:value="645963" calcext:value-type="float">
            <text:p>645963</text:p>
          </table:table-cell>
          <table:table-cell office:value-type="float" office:value="4.92027417282186" calcext:value-type="float">
            <text:p>4.9202741728</text:p>
          </table:table-cell>
          <table:table-cell table:formula="of:=[.E58]/[.J58]" office:value-type="float" office:value="9.38230208231741" calcext:value-type="float">
            <text:p>9.3823020823</text:p>
          </table:table-cell>
          <table:table-cell table:formula="of:=[.D58]/[.I5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google-attribution-search-marketers-need-know-275751</text:p>
          </table:table-cell>
          <table:table-cell table:number-columns-repeated="2" office:value-type="float" office:value="13.3179479999999" calcext:value-type="float">
            <text:p>13.317948</text:p>
          </table:table-cell>
          <table:table-cell office:value-type="float" office:value="0" calcext:value-type="float">
            <text:p>0</text:p>
          </table:table-cell>
          <table:table-cell office:value-type="float" office:value="6059610" calcext:value-type="float">
            <text:p>6059610</text:p>
          </table:table-cell>
          <table:table-cell/>
          <table:table-cell table:number-columns-repeated="2" office:value-type="float" office:value="1.95875299999898" calcext:value-type="float">
            <text:p>1.958753</text:p>
          </table:table-cell>
          <table:table-cell office:value-type="float" office:value="0" calcext:value-type="float">
            <text:p>0</text:p>
          </table:table-cell>
          <table:table-cell office:value-type="float" office:value="320451" calcext:value-type="float">
            <text:p>320451</text:p>
          </table:table-cell>
          <table:table-cell office:value-type="float" office:value="6.79919724437274" calcext:value-type="float">
            <text:p>6.7991972444</text:p>
          </table:table-cell>
          <table:table-cell table:formula="of:=[.E59]/[.J59]" office:value-type="float" office:value="18.9096304895288" calcext:value-type="float">
            <text:p>18.9096304895</text:p>
          </table:table-cell>
          <table:table-cell table:formula="of:=[.D59]/[.I59]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7-great-reasons-attend-smx-advanced-2-weeks-276095</text:p>
          </table:table-cell>
          <table:table-cell office:value-type="float" office:value="12.9224889999996" calcext:value-type="float">
            <text:p>12.922489</text:p>
          </table:table-cell>
          <table:table-cell office:value-type="float" office:value="12.9224889999996" calcext:value-type="float">
            <text:p>12.922489</text:p>
          </table:table-cell>
          <table:table-cell office:value-type="float" office:value="0" calcext:value-type="float">
            <text:p>0</text:p>
          </table:table-cell>
          <table:table-cell office:value-type="float" office:value="6044127" calcext:value-type="float">
            <text:p>6044127</text:p>
          </table:table-cell>
          <table:table-cell/>
          <table:table-cell office:value-type="float" office:value="3.03541399999995" calcext:value-type="float">
            <text:p>3.035414</text:p>
          </table:table-cell>
          <table:table-cell office:value-type="float" office:value="1.15531799999917" calcext:value-type="float">
            <text:p>1.155318</text:p>
          </table:table-cell>
          <table:table-cell office:value-type="float" office:value="1.88009600000078" calcext:value-type="float">
            <text:p>1.880096</text:p>
          </table:table-cell>
          <table:table-cell office:value-type="float" office:value="798598" calcext:value-type="float">
            <text:p>798598</text:p>
          </table:table-cell>
          <table:table-cell office:value-type="float" office:value="4.25724102214716" calcext:value-type="float">
            <text:p>4.2572410221</text:p>
          </table:table-cell>
          <table:table-cell table:formula="of:=[.E60]/[.J60]" office:value-type="float" office:value="7.56842241027401" calcext:value-type="float">
            <text:p>7.5684224103</text:p>
          </table:table-cell>
          <table:table-cell table:formula="of:=[.D60]/[.I6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google-search-partner-network-friend-foe-241291</text:p>
          </table:table-cell>
          <table:table-cell table:number-columns-repeated="2" office:value-type="float" office:value="11.7734329999985" calcext:value-type="float">
            <text:p>11.773433</text:p>
          </table:table-cell>
          <table:table-cell office:value-type="float" office:value="0" calcext:value-type="float">
            <text:p>0</text:p>
          </table:table-cell>
          <table:table-cell office:value-type="float" office:value="6039758" calcext:value-type="float">
            <text:p>6039758</text:p>
          </table:table-cell>
          <table:table-cell/>
          <table:table-cell office:value-type="float" office:value="2.12690000000021" calcext:value-type="float">
            <text:p>2.1269</text:p>
          </table:table-cell>
          <table:table-cell office:value-type="float" office:value="1.25844700000016" calcext:value-type="float">
            <text:p>1.258447</text:p>
          </table:table-cell>
          <table:table-cell office:value-type="float" office:value="0.86845300000005" calcext:value-type="float">
            <text:p>0.868453</text:p>
          </table:table-cell>
          <table:table-cell office:value-type="float" office:value="447389" calcext:value-type="float">
            <text:p>447389</text:p>
          </table:table-cell>
          <table:table-cell office:value-type="float" office:value="5.53548967981444" calcext:value-type="float">
            <text:p>5.5354896798</text:p>
          </table:table-cell>
          <table:table-cell table:formula="of:=[.E61]/[.J61]" office:value-type="float" office:value="13.5000145287434" calcext:value-type="float">
            <text:p>13.5000145287</text:p>
          </table:table-cell>
          <table:table-cell table:formula="of:=[.D61]/[.I6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googles-recent-rlsa-updates-mean-advertisers-260417</text:p>
          </table:table-cell>
          <table:table-cell table:number-columns-repeated="2" office:value-type="float" office:value="12.5374299999985" calcext:value-type="float">
            <text:p>12.53743</text:p>
          </table:table-cell>
          <table:table-cell office:value-type="float" office:value="0" calcext:value-type="float">
            <text:p>0</text:p>
          </table:table-cell>
          <table:table-cell office:value-type="float" office:value="6032556" calcext:value-type="float">
            <text:p>6032556</text:p>
          </table:table-cell>
          <table:table-cell/>
          <table:table-cell office:value-type="float" office:value="2.83971499999825" calcext:value-type="float">
            <text:p>2.839715</text:p>
          </table:table-cell>
          <table:table-cell office:value-type="float" office:value="1.920686999998" calcext:value-type="float">
            <text:p>1.920687</text:p>
          </table:table-cell>
          <table:table-cell office:value-type="float" office:value="0.919028000000253" calcext:value-type="float">
            <text:p>0.919028</text:p>
          </table:table-cell>
          <table:table-cell office:value-type="float" office:value="42624" calcext:value-type="float">
            <text:p>42624</text:p>
          </table:table-cell>
          <table:table-cell office:value-type="float" office:value="4.4150310858682" calcext:value-type="float">
            <text:p>4.4150310859</text:p>
          </table:table-cell>
          <table:table-cell table:formula="of:=[.E62]/[.J62]" office:value-type="float" office:value="141.529560810811" calcext:value-type="float">
            <text:p>141.5295608108</text:p>
          </table:table-cell>
          <table:table-cell table:formula="of:=[.D62]/[.I6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chromes-devtools-seo-10-ways-use-seo-audits-266433</text:p>
          </table:table-cell>
          <table:table-cell table:number-columns-repeated="2" office:value-type="float" office:value="9.45865099999901" calcext:value-type="float">
            <text:p>9.458651</text:p>
          </table:table-cell>
          <table:table-cell office:value-type="float" office:value="0" calcext:value-type="float">
            <text:p>0</text:p>
          </table:table-cell>
          <table:table-cell office:value-type="float" office:value="6031817" calcext:value-type="float">
            <text:p>6031817</text:p>
          </table:table-cell>
          <table:table-cell/>
          <table:table-cell office:value-type="float" office:value="3.13407999999981" calcext:value-type="float">
            <text:p>3.13408</text:p>
          </table:table-cell>
          <table:table-cell office:value-type="float" office:value="1.371694999998" calcext:value-type="float">
            <text:p>1.371695</text:p>
          </table:table-cell>
          <table:table-cell office:value-type="float" office:value="1.76238500000182" calcext:value-type="float">
            <text:p>1.762385</text:p>
          </table:table-cell>
          <table:table-cell office:value-type="float" office:value="631730" calcext:value-type="float">
            <text:p>631730</text:p>
          </table:table-cell>
          <table:table-cell office:value-type="float" office:value="3.01799922146199" calcext:value-type="float">
            <text:p>3.0179992215</text:p>
          </table:table-cell>
          <table:table-cell table:formula="of:=[.E63]/[.J63]" office:value-type="float" office:value="9.54809333101167" calcext:value-type="float">
            <text:p>9.548093331</text:p>
          </table:table-cell>
          <table:table-cell table:formula="of:=[.D63]/[.I6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searchcap-google-job-schema-google-mobile-first-seo-movie-277502</text:p>
          </table:table-cell>
          <table:table-cell table:number-columns-repeated="2" office:value-type="float" office:value="14.3296430000009" calcext:value-type="float">
            <text:p>14.329643</text:p>
          </table:table-cell>
          <table:table-cell office:value-type="float" office:value="0" calcext:value-type="float">
            <text:p>0</text:p>
          </table:table-cell>
          <table:table-cell office:value-type="float" office:value="6018946" calcext:value-type="float">
            <text:p>6018946</text:p>
          </table:table-cell>
          <table:table-cell/>
          <table:table-cell office:value-type="float" office:value="2.16861400000016" calcext:value-type="float">
            <text:p>2.168614</text:p>
          </table:table-cell>
          <table:table-cell office:value-type="float" office:value="0.906327999999123" calcext:value-type="float">
            <text:p>0.906328</text:p>
          </table:table-cell>
          <table:table-cell office:value-type="float" office:value="1.26228600000104" calcext:value-type="float">
            <text:p>1.262286</text:p>
          </table:table-cell>
          <table:table-cell office:value-type="float" office:value="200782" calcext:value-type="float">
            <text:p>200782</text:p>
          </table:table-cell>
          <table:table-cell office:value-type="float" office:value="6.60774254892749" calcext:value-type="float">
            <text:p>6.6077425489</text:p>
          </table:table-cell>
          <table:table-cell table:formula="of:=[.E64]/[.J64]" office:value-type="float" office:value="29.9775179049915" calcext:value-type="float">
            <text:p>29.977517905</text:p>
          </table:table-cell>
          <table:table-cell table:formula="of:=[.D64]/[.I6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now-can-schedule-offline-conversion-imports-adwords-275307</text:p>
          </table:table-cell>
          <table:table-cell table:number-columns-repeated="2" office:value-type="float" office:value="13.5671909999983" calcext:value-type="float">
            <text:p>13.567191</text:p>
          </table:table-cell>
          <table:table-cell office:value-type="float" office:value="0" calcext:value-type="float">
            <text:p>0</text:p>
          </table:table-cell>
          <table:table-cell office:value-type="float" office:value="6009718" calcext:value-type="float">
            <text:p>6009718</text:p>
          </table:table-cell>
          <table:table-cell/>
          <table:table-cell table:number-columns-repeated="2" office:value-type="float" office:value="2.18325900000127" calcext:value-type="float">
            <text:p>2.183259</text:p>
          </table:table-cell>
          <table:table-cell office:value-type="float" office:value="0" calcext:value-type="float">
            <text:p>0</text:p>
          </table:table-cell>
          <table:table-cell office:value-type="float" office:value="517177" calcext:value-type="float">
            <text:p>517177</text:p>
          </table:table-cell>
          <table:table-cell office:value-type="float" office:value="6.21419217783616" calcext:value-type="float">
            <text:p>6.2141921778</text:p>
          </table:table-cell>
          <table:table-cell table:formula="of:=[.E65]/[.J65]" office:value-type="float" office:value="11.6202344651831" calcext:value-type="float">
            <text:p>11.6202344652</text:p>
          </table:table-cell>
          <table:table-cell table:formula="of:=[.D65]/[.I65]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yext-ipo-triumph-local-seo-274548</text:p>
          </table:table-cell>
          <table:table-cell table:number-columns-repeated="2" office:value-type="float" office:value="11.7236889999986" calcext:value-type="float">
            <text:p>11.723689</text:p>
          </table:table-cell>
          <table:table-cell office:value-type="float" office:value="0" calcext:value-type="float">
            <text:p>0</text:p>
          </table:table-cell>
          <table:table-cell office:value-type="float" office:value="5996020" calcext:value-type="float">
            <text:p>5996020</text:p>
          </table:table-cell>
          <table:table-cell/>
          <table:table-cell office:value-type="float" office:value="2.15367200000037" calcext:value-type="float">
            <text:p>2.153672</text:p>
          </table:table-cell>
          <table:table-cell office:value-type="float" office:value="1.24728799999867" calcext:value-type="float">
            <text:p>1.247288</text:p>
          </table:table-cell>
          <table:table-cell office:value-type="float" office:value="0.906384000001703" calcext:value-type="float">
            <text:p>0.906384</text:p>
          </table:table-cell>
          <table:table-cell office:value-type="float" office:value="533779" calcext:value-type="float">
            <text:p>533779</text:p>
          </table:table-cell>
          <table:table-cell office:value-type="float" office:value="5.44358147387187" calcext:value-type="float">
            <text:p>5.4435814739</text:p>
          </table:table-cell>
          <table:table-cell table:formula="of:=[.E66]/[.J66]" office:value-type="float" office:value="11.2331507983641" calcext:value-type="float">
            <text:p>11.2331507984</text:p>
          </table:table-cell>
          <table:table-cell table:formula="of:=[.D66]/[.I6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search-engine-land-seo-survey-220851</text:p>
          </table:table-cell>
          <table:table-cell table:number-columns-repeated="2" office:value-type="float" office:value="13.1247629999998" calcext:value-type="float">
            <text:p>13.124763</text:p>
          </table:table-cell>
          <table:table-cell office:value-type="float" office:value="0" calcext:value-type="float">
            <text:p>0</text:p>
          </table:table-cell>
          <table:table-cell office:value-type="float" office:value="5984724" calcext:value-type="float">
            <text:p>5984724</text:p>
          </table:table-cell>
          <table:table-cell/>
          <table:table-cell office:value-type="float" office:value="2.94184300000052" calcext:value-type="float">
            <text:p>2.941843</text:p>
          </table:table-cell>
          <table:table-cell office:value-type="float" office:value="1.03587399999742" calcext:value-type="float">
            <text:p>1.035874</text:p>
          </table:table-cell>
          <table:table-cell office:value-type="float" office:value="1.9059690000031" calcext:value-type="float">
            <text:p>1.905969</text:p>
          </table:table-cell>
          <table:table-cell office:value-type="float" office:value="701570" calcext:value-type="float">
            <text:p>701570</text:p>
          </table:table-cell>
          <table:table-cell office:value-type="float" office:value="4.46140837563306" calcext:value-type="float">
            <text:p>4.4614083756</text:p>
          </table:table-cell>
          <table:table-cell table:formula="of:=[.E67]/[.J67]" office:value-type="float" office:value="8.53047308180224" calcext:value-type="float">
            <text:p>8.5304730818</text:p>
          </table:table-cell>
          <table:table-cell table:formula="of:=[.D67]/[.I6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seo-missing-piece-brand-protection-276652</text:p>
          </table:table-cell>
          <table:table-cell table:number-columns-repeated="2" office:value-type="float" office:value="13.2789420000008" calcext:value-type="float">
            <text:p>13.278942</text:p>
          </table:table-cell>
          <table:table-cell office:value-type="float" office:value="0" calcext:value-type="float">
            <text:p>0</text:p>
          </table:table-cell>
          <table:table-cell office:value-type="float" office:value="5971662" calcext:value-type="float">
            <text:p>5971662</text:p>
          </table:table-cell>
          <table:table-cell/>
          <table:table-cell office:value-type="float" office:value="2.53283100000044" calcext:value-type="float">
            <text:p>2.532831</text:p>
          </table:table-cell>
          <table:table-cell office:value-type="float" office:value="1.21450800000094" calcext:value-type="float">
            <text:p>1.214508</text:p>
          </table:table-cell>
          <table:table-cell office:value-type="float" office:value="1.31832299999951" calcext:value-type="float">
            <text:p>1.318323</text:p>
          </table:table-cell>
          <table:table-cell office:value-type="float" office:value="75930" calcext:value-type="float">
            <text:p>75930</text:p>
          </table:table-cell>
          <table:table-cell office:value-type="float" office:value="5.24272720919733" calcext:value-type="float">
            <text:p>5.2427272092</text:p>
          </table:table-cell>
          <table:table-cell table:formula="of:=[.E68]/[.J68]" office:value-type="float" office:value="78.6469379691822" calcext:value-type="float">
            <text:p>78.6469379692</text:p>
          </table:table-cell>
          <table:table-cell table:formula="of:=[.D68]/[.I6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7-fundamental-technical-seo-questions-to-answer-with-a-log-analysis-and-how-to-easily-do-it-245903</text:p>
          </table:table-cell>
          <table:table-cell table:number-columns-repeated="2" office:value-type="float" office:value="9.93568400000004" calcext:value-type="float">
            <text:p>9.935684</text:p>
          </table:table-cell>
          <table:table-cell office:value-type="float" office:value="0" calcext:value-type="float">
            <text:p>0</text:p>
          </table:table-cell>
          <table:table-cell office:value-type="float" office:value="5927279" calcext:value-type="float">
            <text:p>5927279</text:p>
          </table:table-cell>
          <table:table-cell/>
          <table:table-cell table:number-columns-repeated="2" office:value-type="float" office:value="2.98775900000328" calcext:value-type="float">
            <text:p>2.987759</text:p>
          </table:table-cell>
          <table:table-cell office:value-type="float" office:value="0" calcext:value-type="float">
            <text:p>0</text:p>
          </table:table-cell>
          <table:table-cell office:value-type="float" office:value="630260" calcext:value-type="float">
            <text:p>630260</text:p>
          </table:table-cell>
          <table:table-cell office:value-type="float" office:value="3.32546366691193" calcext:value-type="float">
            <text:p>3.3254636669</text:p>
          </table:table-cell>
          <table:table-cell table:formula="of:=[.E69]/[.J69]" office:value-type="float" office:value="9.40449814362327" calcext:value-type="float">
            <text:p>9.4044981436</text:p>
          </table:table-cell>
          <table:table-cell table:formula="of:=[.D69]/[.I69]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tis-season-6-ways-prepare-holiday-season-262623</text:p>
          </table:table-cell>
          <table:table-cell table:number-columns-repeated="2" office:value-type="float" office:value="13.6336040000024" calcext:value-type="float">
            <text:p>13.633604</text:p>
          </table:table-cell>
          <table:table-cell office:value-type="float" office:value="0" calcext:value-type="float">
            <text:p>0</text:p>
          </table:table-cell>
          <table:table-cell office:value-type="float" office:value="5921299" calcext:value-type="float">
            <text:p>5921299</text:p>
          </table:table-cell>
          <table:table-cell/>
          <table:table-cell office:value-type="float" office:value="2.80354299999999" calcext:value-type="float">
            <text:p>2.803543</text:p>
          </table:table-cell>
          <table:table-cell office:value-type="float" office:value="1.10044400000152" calcext:value-type="float">
            <text:p>1.100444</text:p>
          </table:table-cell>
          <table:table-cell office:value-type="float" office:value="1.70309899999847" calcext:value-type="float">
            <text:p>1.703099</text:p>
          </table:table-cell>
          <table:table-cell office:value-type="float" office:value="619982" calcext:value-type="float">
            <text:p>619982</text:p>
          </table:table-cell>
          <table:table-cell office:value-type="float" office:value="4.86299086548787" calcext:value-type="float">
            <text:p>4.8629908655</text:p>
          </table:table-cell>
          <table:table-cell table:formula="of:=[.E70]/[.J70]" office:value-type="float" office:value="9.55075953818014" calcext:value-type="float">
            <text:p>9.5507595382</text:p>
          </table:table-cell>
          <table:table-cell table:formula="of:=[.D70]/[.I7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google-merchant-center-multiple-account-login-273139</text:p>
          </table:table-cell>
          <table:table-cell table:number-columns-repeated="2" office:value-type="float" office:value="14.0058369999997" calcext:value-type="float">
            <text:p>14.005837</text:p>
          </table:table-cell>
          <table:table-cell office:value-type="float" office:value="0" calcext:value-type="float">
            <text:p>0</text:p>
          </table:table-cell>
          <table:table-cell office:value-type="float" office:value="5841936" calcext:value-type="float">
            <text:p>5841936</text:p>
          </table:table-cell>
          <table:table-cell/>
          <table:table-cell office:value-type="float" office:value="2.2804900000001" calcext:value-type="float">
            <text:p>2.28049</text:p>
          </table:table-cell>
          <table:table-cell office:value-type="float" office:value="0.983684999999244" calcext:value-type="float">
            <text:p>0.983685</text:p>
          </table:table-cell>
          <table:table-cell office:value-type="float" office:value="1.29680500000086" calcext:value-type="float">
            <text:p>1.296805</text:p>
          </table:table-cell>
          <table:table-cell office:value-type="float" office:value="552915" calcext:value-type="float">
            <text:p>552915</text:p>
          </table:table-cell>
          <table:table-cell office:value-type="float" office:value="6.1415910615697" calcext:value-type="float">
            <text:p>6.1415910616</text:p>
          </table:table-cell>
          <table:table-cell table:formula="of:=[.E71]/[.J71]" office:value-type="float" office:value="10.5657035891593" calcext:value-type="float">
            <text:p>10.5657035892</text:p>
          </table:table-cell>
          <table:table-cell table:formula="of:=[.D71]/[.I7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bing-visual-search-lets-search-specific-objects-within-images-276156</text:p>
          </table:table-cell>
          <table:table-cell office:value-type="float" office:value="12.8411330000017" calcext:value-type="float">
            <text:p>12.841133</text:p>
          </table:table-cell>
          <table:table-cell office:value-type="float" office:value="12.8411330000017" calcext:value-type="float">
            <text:p>12.841133</text:p>
          </table:table-cell>
          <table:table-cell office:value-type="float" office:value="0" calcext:value-type="float">
            <text:p>0</text:p>
          </table:table-cell>
          <table:table-cell office:value-type="float" office:value="5800167" calcext:value-type="float">
            <text:p>5800167</text:p>
          </table:table-cell>
          <table:table-cell/>
          <table:table-cell office:value-type="float" office:value="3.74331499999971" calcext:value-type="float">
            <text:p>3.743315</text:p>
          </table:table-cell>
          <table:table-cell office:value-type="float" office:value="1.11824400000114" calcext:value-type="float">
            <text:p>1.118244</text:p>
          </table:table-cell>
          <table:table-cell office:value-type="float" office:value="2.62507099999857" calcext:value-type="float">
            <text:p>2.625071</text:p>
          </table:table-cell>
          <table:table-cell office:value-type="float" office:value="944678" calcext:value-type="float">
            <text:p>944678</text:p>
          </table:table-cell>
          <table:table-cell office:value-type="float" office:value="3.4304174241288" calcext:value-type="float">
            <text:p>3.4304174241</text:p>
          </table:table-cell>
          <table:table-cell table:formula="of:=[.E72]/[.J72]" office:value-type="float" office:value="6.13983494905142" calcext:value-type="float">
            <text:p>6.1398349491</text:p>
          </table:table-cell>
          <table:table-cell table:formula="of:=[.D72]/[.I7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google-shopping-ads-retailer-outlet-used-items-263725</text:p>
          </table:table-cell>
          <table:table-cell table:number-columns-repeated="2" office:value-type="float" office:value="8.80918499999916" calcext:value-type="float">
            <text:p>8.809185</text:p>
          </table:table-cell>
          <table:table-cell office:value-type="float" office:value="0" calcext:value-type="float">
            <text:p>0</text:p>
          </table:table-cell>
          <table:table-cell office:value-type="float" office:value="5783756" calcext:value-type="float">
            <text:p>5783756</text:p>
          </table:table-cell>
          <table:table-cell/>
          <table:table-cell office:value-type="float" office:value="3.06947000000036" calcext:value-type="float">
            <text:p>3.06947</text:p>
          </table:table-cell>
          <table:table-cell office:value-type="float" office:value="1.29002900000023" calcext:value-type="float">
            <text:p>1.290029</text:p>
          </table:table-cell>
          <table:table-cell office:value-type="float" office:value="1.77944100000013" calcext:value-type="float">
            <text:p>1.779441</text:p>
          </table:table-cell>
          <table:table-cell office:value-type="float" office:value="688053" calcext:value-type="float">
            <text:p>688053</text:p>
          </table:table-cell>
          <table:table-cell office:value-type="float" office:value="2.86993682948461" calcext:value-type="float">
            <text:p>2.8699368295</text:p>
          </table:table-cell>
          <table:table-cell table:formula="of:=[.E73]/[.J73]" office:value-type="float" office:value="8.40597453975203" calcext:value-type="float">
            <text:p>8.4059745398</text:p>
          </table:table-cell>
          <table:table-cell table:formula="of:=[.D73]/[.I7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3-actions-get-ready-googles-mobile-search-update-215662</text:p>
          </table:table-cell>
          <table:table-cell table:number-columns-repeated="2" office:value-type="float" office:value="12.3538490000028" calcext:value-type="float">
            <text:p>12.353849</text:p>
          </table:table-cell>
          <table:table-cell office:value-type="float" office:value="0" calcext:value-type="float">
            <text:p>0</text:p>
          </table:table-cell>
          <table:table-cell office:value-type="float" office:value="5769611" calcext:value-type="float">
            <text:p>5769611</text:p>
          </table:table-cell>
          <table:table-cell/>
          <table:table-cell office:value-type="float" office:value="4.15505699999994" calcext:value-type="float">
            <text:p>4.155057</text:p>
          </table:table-cell>
          <table:table-cell office:value-type="float" office:value="1.16057199999978" calcext:value-type="float">
            <text:p>1.160572</text:p>
          </table:table-cell>
          <table:table-cell office:value-type="float" office:value="2.99448500000016" calcext:value-type="float">
            <text:p>2.994485</text:p>
          </table:table-cell>
          <table:table-cell office:value-type="float" office:value="716931" calcext:value-type="float">
            <text:p>716931</text:p>
          </table:table-cell>
          <table:table-cell office:value-type="float" office:value="2.97320806910783" calcext:value-type="float">
            <text:p>2.9732080691</text:p>
          </table:table-cell>
          <table:table-cell table:formula="of:=[.E74]/[.J74]" office:value-type="float" office:value="8.04765172659573" calcext:value-type="float">
            <text:p>8.0476517266</text:p>
          </table:table-cell>
          <table:table-cell table:formula="of:=[.D74]/[.I7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baby-come-back-grow-customer-revenue-people-based-search-marketing-277072</text:p>
          </table:table-cell>
          <table:table-cell office:value-type="float" office:value="11.8799879999997" calcext:value-type="float">
            <text:p>11.879988</text:p>
          </table:table-cell>
          <table:table-cell office:value-type="float" office:value="11.8799879999997" calcext:value-type="float">
            <text:p>11.879988</text:p>
          </table:table-cell>
          <table:table-cell office:value-type="float" office:value="0" calcext:value-type="float">
            <text:p>0</text:p>
          </table:table-cell>
          <table:table-cell office:value-type="float" office:value="5756503" calcext:value-type="float">
            <text:p>5756503</text:p>
          </table:table-cell>
          <table:table-cell/>
          <table:table-cell office:value-type="float" office:value="2.61412700000074" calcext:value-type="float">
            <text:p>2.614127</text:p>
          </table:table-cell>
          <table:table-cell office:value-type="float" office:value="1.20467800000188" calcext:value-type="float">
            <text:p>1.204678</text:p>
          </table:table-cell>
          <table:table-cell office:value-type="float" office:value="1.40944899999886" calcext:value-type="float">
            <text:p>1.409449</text:p>
          </table:table-cell>
          <table:table-cell office:value-type="float" office:value="564989" calcext:value-type="float">
            <text:p>564989</text:p>
          </table:table-cell>
          <table:table-cell office:value-type="float" office:value="4.54453360529016" calcext:value-type="float">
            <text:p>4.5445336053</text:p>
          </table:table-cell>
          <table:table-cell table:formula="of:=[.E75]/[.J75]" office:value-type="float" office:value="10.1886992490119" calcext:value-type="float">
            <text:p>10.188699249</text:p>
          </table:table-cell>
          <table:table-cell table:formula="of:=[.D75]/[.I7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yext-launches-app-directory-26-partners-two-way-data-exchange-276971</text:p>
          </table:table-cell>
          <table:table-cell office:value-type="float" office:value="13.7112200000001" calcext:value-type="float">
            <text:p>13.71122</text:p>
          </table:table-cell>
          <table:table-cell office:value-type="float" office:value="13.7112200000001" calcext:value-type="float">
            <text:p>13.71122</text:p>
          </table:table-cell>
          <table:table-cell office:value-type="float" office:value="0" calcext:value-type="float">
            <text:p>0</text:p>
          </table:table-cell>
          <table:table-cell office:value-type="float" office:value="5726696" calcext:value-type="float">
            <text:p>5726696</text:p>
          </table:table-cell>
          <table:table-cell/>
          <table:table-cell table:number-columns-repeated="2" office:value-type="float" office:value="2.86324099999911" calcext:value-type="float">
            <text:p>2.863241</text:p>
          </table:table-cell>
          <table:table-cell office:value-type="float" office:value="0" calcext:value-type="float">
            <text:p>0</text:p>
          </table:table-cell>
          <table:table-cell office:value-type="float" office:value="548778" calcext:value-type="float">
            <text:p>548778</text:p>
          </table:table-cell>
          <table:table-cell office:value-type="float" office:value="4.78870622487048" calcext:value-type="float">
            <text:p>4.7887062249</text:p>
          </table:table-cell>
          <table:table-cell table:formula="of:=[.E76]/[.J76]" office:value-type="float" office:value="10.4353600180765" calcext:value-type="float">
            <text:p>10.4353600181</text:p>
          </table:table-cell>
          <table:table-cell table:formula="of:=[.D76]/[.I76]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small-business-seo-questions-answered-276500</text:p>
          </table:table-cell>
          <table:table-cell table:number-columns-repeated="2" office:value-type="float" office:value="14.1168130000005" calcext:value-type="float">
            <text:p>14.116813</text:p>
          </table:table-cell>
          <table:table-cell office:value-type="float" office:value="0" calcext:value-type="float">
            <text:p>0</text:p>
          </table:table-cell>
          <table:table-cell office:value-type="float" office:value="5720386" calcext:value-type="float">
            <text:p>5720386</text:p>
          </table:table-cell>
          <table:table-cell/>
          <table:table-cell office:value-type="float" office:value="2.15348900000026" calcext:value-type="float">
            <text:p>2.153489</text:p>
          </table:table-cell>
          <table:table-cell office:value-type="float" office:value="1.35793399999966" calcext:value-type="float">
            <text:p>1.357934</text:p>
          </table:table-cell>
          <table:table-cell office:value-type="float" office:value="0.7955550000006" calcext:value-type="float">
            <text:p>0.795555</text:p>
          </table:table-cell>
          <table:table-cell office:value-type="float" office:value="537072" calcext:value-type="float">
            <text:p>537072</text:p>
          </table:table-cell>
          <table:table-cell office:value-type="float" office:value="6.55532161993806" calcext:value-type="float">
            <text:p>6.5553216199</text:p>
          </table:table-cell>
          <table:table-cell table:formula="of:=[.E77]/[.J77]" office:value-type="float" office:value="10.6510598206572" calcext:value-type="float">
            <text:p>10.6510598207</text:p>
          </table:table-cell>
          <table:table-cell table:formula="of:=[.D77]/[.I7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google-adwords-quality-score-reporting-improvements-275010</text:p>
          </table:table-cell>
          <table:table-cell table:number-columns-repeated="2" office:value-type="float" office:value="18.5787060000002" calcext:value-type="float">
            <text:p>18.578706</text:p>
          </table:table-cell>
          <table:table-cell office:value-type="float" office:value="0" calcext:value-type="float">
            <text:p>0</text:p>
          </table:table-cell>
          <table:table-cell office:value-type="float" office:value="5697600" calcext:value-type="float">
            <text:p>5697600</text:p>
          </table:table-cell>
          <table:table-cell/>
          <table:table-cell office:value-type="float" office:value="3.34398999999939" calcext:value-type="float">
            <text:p>3.34399</text:p>
          </table:table-cell>
          <table:table-cell office:value-type="float" office:value="1.0380699999987" calcext:value-type="float">
            <text:p>1.03807</text:p>
          </table:table-cell>
          <table:table-cell office:value-type="float" office:value="2.3059200000007" calcext:value-type="float">
            <text:p>2.30592</text:p>
          </table:table-cell>
          <table:table-cell office:value-type="float" office:value="747155" calcext:value-type="float">
            <text:p>747155</text:p>
          </table:table-cell>
          <table:table-cell office:value-type="float" office:value="5.55584974835558" calcext:value-type="float">
            <text:p>5.5558497484</text:p>
          </table:table-cell>
          <table:table-cell table:formula="of:=[.E78]/[.J78]" office:value-type="float" office:value="7.62572692413221" calcext:value-type="float">
            <text:p>7.6257269241</text:p>
          </table:table-cell>
          <table:table-cell table:formula="of:=[.D78]/[.I7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kpis-seo-measuring-seo-success-254773</text:p>
          </table:table-cell>
          <table:table-cell table:number-columns-repeated="2" office:value-type="float" office:value="8.82020900000134" calcext:value-type="float">
            <text:p>8.820209</text:p>
          </table:table-cell>
          <table:table-cell office:value-type="float" office:value="0" calcext:value-type="float">
            <text:p>0</text:p>
          </table:table-cell>
          <table:table-cell office:value-type="float" office:value="5673195" calcext:value-type="float">
            <text:p>5673195</text:p>
          </table:table-cell>
          <table:table-cell/>
          <table:table-cell office:value-type="float" office:value="2.51179899999988" calcext:value-type="float">
            <text:p>2.511799</text:p>
          </table:table-cell>
          <table:table-cell office:value-type="float" office:value="1.22938699999941" calcext:value-type="float">
            <text:p>1.229387</text:p>
          </table:table-cell>
          <table:table-cell office:value-type="float" office:value="1.28241200000048" calcext:value-type="float">
            <text:p>1.282412</text:p>
          </table:table-cell>
          <table:table-cell office:value-type="float" office:value="553382" calcext:value-type="float">
            <text:p>553382</text:p>
          </table:table-cell>
          <table:table-cell office:value-type="float" office:value="3.51151067422264" calcext:value-type="float">
            <text:p>3.5115106742</text:p>
          </table:table-cell>
          <table:table-cell table:formula="of:=[.E79]/[.J79]" office:value-type="float" office:value="10.251860378545" calcext:value-type="float">
            <text:p>10.2518603785</text:p>
          </table:table-cell>
          <table:table-cell table:formula="of:=[.D79]/[.I7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amp-ecommerce-case-study-event-ticket-center-277444</text:p>
          </table:table-cell>
          <table:table-cell office:value-type="float" office:value="14.0718070000003" calcext:value-type="float">
            <text:p>14.071807</text:p>
          </table:table-cell>
          <table:table-cell office:value-type="float" office:value="14.0718070000003" calcext:value-type="float">
            <text:p>14.071807</text:p>
          </table:table-cell>
          <table:table-cell office:value-type="float" office:value="0" calcext:value-type="float">
            <text:p>0</text:p>
          </table:table-cell>
          <table:table-cell office:value-type="float" office:value="5664970" calcext:value-type="float">
            <text:p>5664970</text:p>
          </table:table-cell>
          <table:table-cell/>
          <table:table-cell office:value-type="float" office:value="2.09951600000022" calcext:value-type="float">
            <text:p>2.099516</text:p>
          </table:table-cell>
          <table:table-cell office:value-type="float" office:value="1.18838100000084" calcext:value-type="float">
            <text:p>1.188381</text:p>
          </table:table-cell>
          <table:table-cell office:value-type="float" office:value="0.911134999999378" calcext:value-type="float">
            <text:p>0.911135</text:p>
          </table:table-cell>
          <table:table-cell office:value-type="float" office:value="543932" calcext:value-type="float">
            <text:p>543932</text:p>
          </table:table-cell>
          <table:table-cell office:value-type="float" office:value="6.70240522101228" calcext:value-type="float">
            <text:p>6.702405221</text:p>
          </table:table-cell>
          <table:table-cell table:formula="of:=[.E80]/[.J80]" office:value-type="float" office:value="10.4148496503239" calcext:value-type="float">
            <text:p>10.4148496503</text:p>
          </table:table-cell>
          <table:table-cell table:formula="of:=[.D80]/[.I8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forget-unique-content-try-actually-local-260294</text:p>
          </table:table-cell>
          <table:table-cell table:number-columns-repeated="2" office:value-type="float" office:value="14.3978220000008" calcext:value-type="float">
            <text:p>14.397822</text:p>
          </table:table-cell>
          <table:table-cell office:value-type="float" office:value="0" calcext:value-type="float">
            <text:p>0</text:p>
          </table:table-cell>
          <table:table-cell office:value-type="float" office:value="5664716" calcext:value-type="float">
            <text:p>5664716</text:p>
          </table:table-cell>
          <table:table-cell/>
          <table:table-cell office:value-type="float" office:value="3.11795800000073" calcext:value-type="float">
            <text:p>3.117958</text:p>
          </table:table-cell>
          <table:table-cell office:value-type="float" office:value="1.11882200000036" calcext:value-type="float">
            <text:p>1.118822</text:p>
          </table:table-cell>
          <table:table-cell office:value-type="float" office:value="1.99913600000036" calcext:value-type="float">
            <text:p>1.999136</text:p>
          </table:table-cell>
          <table:table-cell office:value-type="float" office:value="836990" calcext:value-type="float">
            <text:p>836990</text:p>
          </table:table-cell>
          <table:table-cell office:value-type="float" office:value="4.61770876964906" calcext:value-type="float">
            <text:p>4.6177087696</text:p>
          </table:table-cell>
          <table:table-cell table:formula="of:=[.E81]/[.J81]" office:value-type="float" office:value="6.76796138544069" calcext:value-type="float">
            <text:p>6.7679613854</text:p>
          </table:table-cell>
          <table:table-cell table:formula="of:=[.D81]/[.I8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take-deep-dive-search-social-attend-workshop-smx-advanced-273835</text:p>
          </table:table-cell>
          <table:table-cell table:number-columns-repeated="2" office:value-type="float" office:value="13.3915940000006" calcext:value-type="float">
            <text:p>13.391594</text:p>
          </table:table-cell>
          <table:table-cell office:value-type="float" office:value="0" calcext:value-type="float">
            <text:p>0</text:p>
          </table:table-cell>
          <table:table-cell office:value-type="float" office:value="5644628" calcext:value-type="float">
            <text:p>5644628</text:p>
          </table:table-cell>
          <table:table-cell/>
          <table:table-cell table:number-columns-repeated="2" office:value-type="float" office:value="2.96201599999767" calcext:value-type="float">
            <text:p>2.962016</text:p>
          </table:table-cell>
          <table:table-cell office:value-type="float" office:value="0" calcext:value-type="float">
            <text:p>0</text:p>
          </table:table-cell>
          <table:table-cell office:value-type="float" office:value="635463" calcext:value-type="float">
            <text:p>635463</text:p>
          </table:table-cell>
          <table:table-cell office:value-type="float" office:value="4.52110792109534" calcext:value-type="float">
            <text:p>4.5211079211</text:p>
          </table:table-cell>
          <table:table-cell table:formula="of:=[.E82]/[.J82]" office:value-type="float" office:value="8.88270127450379" calcext:value-type="float">
            <text:p>8.8827012745</text:p>
          </table:table-cell>
          <table:table-cell table:formula="of:=[.D82]/[.I82]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three-well-meaning-paid-search-optimizations-might-kill-performance-266550</text:p>
          </table:table-cell>
          <table:table-cell table:number-columns-repeated="2" office:value-type="float" office:value="15.0406330000005" calcext:value-type="float">
            <text:p>15.040633</text:p>
          </table:table-cell>
          <table:table-cell office:value-type="float" office:value="0" calcext:value-type="float">
            <text:p>0</text:p>
          </table:table-cell>
          <table:table-cell office:value-type="float" office:value="5625472" calcext:value-type="float">
            <text:p>5625472</text:p>
          </table:table-cell>
          <table:table-cell/>
          <table:table-cell office:value-type="float" office:value="3.1618669999998" calcext:value-type="float">
            <text:p>3.161867</text:p>
          </table:table-cell>
          <table:table-cell office:value-type="float" office:value="1.1198060000006" calcext:value-type="float">
            <text:p>1.119806</text:p>
          </table:table-cell>
          <table:table-cell office:value-type="float" office:value="2.0420609999992" calcext:value-type="float">
            <text:p>2.042061</text:p>
          </table:table-cell>
          <table:table-cell office:value-type="float" office:value="565621" calcext:value-type="float">
            <text:p>565621</text:p>
          </table:table-cell>
          <table:table-cell office:value-type="float" office:value="4.75688351217855" calcext:value-type="float">
            <text:p>4.7568835122</text:p>
          </table:table-cell>
          <table:table-cell table:formula="of:=[.E83]/[.J83]" office:value-type="float" office:value="9.94565619027582" calcext:value-type="float">
            <text:p>9.9456561903</text:p>
          </table:table-cell>
          <table:table-cell table:formula="of:=[.D83]/[.I8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local-seo-ranking-2016-beyond-251404</text:p>
          </table:table-cell>
          <table:table-cell office:value-type="float" office:value="10.0438329999997" calcext:value-type="float">
            <text:p>10.043833</text:p>
          </table:table-cell>
          <table:table-cell office:value-type="float" office:value="10.0438329999997" calcext:value-type="float">
            <text:p>10.043833</text:p>
          </table:table-cell>
          <table:table-cell office:value-type="float" office:value="0" calcext:value-type="float">
            <text:p>0</text:p>
          </table:table-cell>
          <table:table-cell office:value-type="float" office:value="5607292" calcext:value-type="float">
            <text:p>5607292</text:p>
          </table:table-cell>
          <table:table-cell/>
          <table:table-cell table:number-columns-repeated="2" office:value-type="float" office:value="3.1140000000014" calcext:value-type="float">
            <text:p>3.114</text:p>
          </table:table-cell>
          <table:table-cell office:value-type="float" office:value="0" calcext:value-type="float">
            <text:p>0</text:p>
          </table:table-cell>
          <table:table-cell office:value-type="float" office:value="636380" calcext:value-type="float">
            <text:p>636380</text:p>
          </table:table-cell>
          <table:table-cell office:value-type="float" office:value="3.22537989723673" calcext:value-type="float">
            <text:p>3.2253798972</text:p>
          </table:table-cell>
          <table:table-cell table:formula="of:=[.E84]/[.J84]" office:value-type="float" office:value="8.81123228259845" calcext:value-type="float">
            <text:p>8.8112322826</text:p>
          </table:table-cell>
          <table:table-cell table:formula="of:=[.D84]/[.I84]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bing-audience-targeting-in-market-custom-audiences-277080</text:p>
          </table:table-cell>
          <table:table-cell table:number-columns-repeated="2" office:value-type="float" office:value="10.1791599999997" calcext:value-type="float">
            <text:p>10.17916</text:p>
          </table:table-cell>
          <table:table-cell office:value-type="float" office:value="0" calcext:value-type="float">
            <text:p>0</text:p>
          </table:table-cell>
          <table:table-cell office:value-type="float" office:value="5533226" calcext:value-type="float">
            <text:p>5533226</text:p>
          </table:table-cell>
          <table:table-cell/>
          <table:table-cell office:value-type="float" office:value="2.21998499999972" calcext:value-type="float">
            <text:p>2.219985</text:p>
          </table:table-cell>
          <table:table-cell office:value-type="float" office:value="1.32642799999985" calcext:value-type="float">
            <text:p>1.326428</text:p>
          </table:table-cell>
          <table:table-cell office:value-type="float" office:value="0.893556999999874" calcext:value-type="float">
            <text:p>0.893557</text:p>
          </table:table-cell>
          <table:table-cell office:value-type="float" office:value="43083" calcext:value-type="float">
            <text:p>43083</text:p>
          </table:table-cell>
          <table:table-cell office:value-type="float" office:value="4.58523818854676" calcext:value-type="float">
            <text:p>4.5852381885</text:p>
          </table:table-cell>
          <table:table-cell table:formula="of:=[.E85]/[.J85]" office:value-type="float" office:value="128.431771232273" calcext:value-type="float">
            <text:p>128.4317712323</text:p>
          </table:table-cell>
          <table:table-cell table:formula="of:=[.D85]/[.I8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searchcap-pinterst-lens-seo-budgets-reviews-user-behavior-277596</text:p>
          </table:table-cell>
          <table:table-cell table:number-columns-repeated="2" office:value-type="float" office:value="13.6035520000005" calcext:value-type="float">
            <text:p>13.603552</text:p>
          </table:table-cell>
          <table:table-cell office:value-type="float" office:value="0" calcext:value-type="float">
            <text:p>0</text:p>
          </table:table-cell>
          <table:table-cell office:value-type="float" office:value="5515807" calcext:value-type="float">
            <text:p>5515807</text:p>
          </table:table-cell>
          <table:table-cell/>
          <table:table-cell office:value-type="float" office:value="1.97475799999847" calcext:value-type="float">
            <text:p>1.974758</text:p>
          </table:table-cell>
          <table:table-cell office:value-type="float" office:value="1.15607999999884" calcext:value-type="float">
            <text:p>1.15608</text:p>
          </table:table-cell>
          <table:table-cell office:value-type="float" office:value="0.818677999999637" calcext:value-type="float">
            <text:p>0.818678</text:p>
          </table:table-cell>
          <table:table-cell office:value-type="float" office:value="270796" calcext:value-type="float">
            <text:p>270796</text:p>
          </table:table-cell>
          <table:table-cell office:value-type="float" office:value="6.88871851640102" calcext:value-type="float">
            <text:p>6.8887185164</text:p>
          </table:table-cell>
          <table:table-cell table:formula="of:=[.E86]/[.J86]" office:value-type="float" office:value="20.3688643849983" calcext:value-type="float">
            <text:p>20.368864385</text:p>
          </table:table-cell>
          <table:table-cell table:formula="of:=[.D86]/[.I8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eerie-future-adwords-targeting-260922</text:p>
          </table:table-cell>
          <table:table-cell table:number-columns-repeated="2" office:value-type="float" office:value="9.15661200000068" calcext:value-type="float">
            <text:p>9.156612</text:p>
          </table:table-cell>
          <table:table-cell office:value-type="float" office:value="0" calcext:value-type="float">
            <text:p>0</text:p>
          </table:table-cell>
          <table:table-cell office:value-type="float" office:value="5512666" calcext:value-type="float">
            <text:p>5512666</text:p>
          </table:table-cell>
          <table:table-cell/>
          <table:table-cell office:value-type="float" office:value="2.52785300000323" calcext:value-type="float">
            <text:p>2.527853</text:p>
          </table:table-cell>
          <table:table-cell office:value-type="float" office:value="1.11387200000172" calcext:value-type="float">
            <text:p>1.113872</text:p>
          </table:table-cell>
          <table:table-cell office:value-type="float" office:value="1.41398100000152" calcext:value-type="float">
            <text:p>1.413981</text:p>
          </table:table-cell>
          <table:table-cell office:value-type="float" office:value="574086" calcext:value-type="float">
            <text:p>574086</text:p>
          </table:table-cell>
          <table:table-cell office:value-type="float" office:value="3.62228816311272" calcext:value-type="float">
            <text:p>3.6222881631</text:p>
          </table:table-cell>
          <table:table-cell table:formula="of:=[.E87]/[.J87]" office:value-type="float" office:value="9.60250903174786" calcext:value-type="float">
            <text:p>9.6025090317</text:p>
          </table:table-cell>
          <table:table-cell table:formula="of:=[.D87]/[.I8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google-tests-highlights-icons-local-knowledge-panels-275183</text:p>
          </table:table-cell>
          <table:table-cell table:number-columns-repeated="2" office:value-type="float" office:value="9.47199999999793" calcext:value-type="float">
            <text:p>9.472</text:p>
          </table:table-cell>
          <table:table-cell office:value-type="float" office:value="0" calcext:value-type="float">
            <text:p>0</text:p>
          </table:table-cell>
          <table:table-cell office:value-type="float" office:value="5493136" calcext:value-type="float">
            <text:p>5493136</text:p>
          </table:table-cell>
          <table:table-cell/>
          <table:table-cell office:value-type="float" office:value="2.79250799999954" calcext:value-type="float">
            <text:p>2.792508</text:p>
          </table:table-cell>
          <table:table-cell office:value-type="float" office:value="1.04604999999992" calcext:value-type="float">
            <text:p>1.04605</text:p>
          </table:table-cell>
          <table:table-cell office:value-type="float" office:value="1.74645799999962" calcext:value-type="float">
            <text:p>1.746458</text:p>
          </table:table-cell>
          <table:table-cell office:value-type="float" office:value="650141" calcext:value-type="float">
            <text:p>650141</text:p>
          </table:table-cell>
          <table:table-cell office:value-type="float" office:value="3.39193298640487" calcext:value-type="float">
            <text:p>3.3919329864</text:p>
          </table:table-cell>
          <table:table-cell table:formula="of:=[.E88]/[.J88]" office:value-type="float" office:value="8.44914564686737" calcext:value-type="float">
            <text:p>8.4491456469</text:p>
          </table:table-cell>
          <table:table-cell table:formula="of:=[.D88]/[.I8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get-google-review-links-g-update-237190</text:p>
          </table:table-cell>
          <table:table-cell table:number-columns-repeated="2" office:value-type="float" office:value="9.903538999999" calcext:value-type="float">
            <text:p>9.903539</text:p>
          </table:table-cell>
          <table:table-cell office:value-type="float" office:value="0" calcext:value-type="float">
            <text:p>0</text:p>
          </table:table-cell>
          <table:table-cell office:value-type="float" office:value="5480094" calcext:value-type="float">
            <text:p>5480094</text:p>
          </table:table-cell>
          <table:table-cell/>
          <table:table-cell office:value-type="float" office:value="2.07598499999949" calcext:value-type="float">
            <text:p>2.075985</text:p>
          </table:table-cell>
          <table:table-cell office:value-type="float" office:value="1.18856299999606" calcext:value-type="float">
            <text:p>1.188563</text:p>
          </table:table-cell>
          <table:table-cell office:value-type="float" office:value="0.887422000003433" calcext:value-type="float">
            <text:p>0.887422</text:p>
          </table:table-cell>
          <table:table-cell office:value-type="float" office:value="549467" calcext:value-type="float">
            <text:p>549467</text:p>
          </table:table-cell>
          <table:table-cell office:value-type="float" office:value="4.77052531689845" calcext:value-type="float">
            <text:p>4.7705253169</text:p>
          </table:table-cell>
          <table:table-cell table:formula="of:=[.E89]/[.J89]" office:value-type="float" office:value="9.97347247423412" calcext:value-type="float">
            <text:p>9.9734724742</text:p>
          </table:table-cell>
          <table:table-cell table:formula="of:=[.D89]/[.I8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study-yelp-drives-higher-conversions-google-facebook-275517</text:p>
          </table:table-cell>
          <table:table-cell table:number-columns-repeated="2" office:value-type="float" office:value="16.321437999999" calcext:value-type="float">
            <text:p>16.321438</text:p>
          </table:table-cell>
          <table:table-cell office:value-type="float" office:value="0" calcext:value-type="float">
            <text:p>0</text:p>
          </table:table-cell>
          <table:table-cell office:value-type="float" office:value="5461187" calcext:value-type="float">
            <text:p>5461187</text:p>
          </table:table-cell>
          <table:table-cell/>
          <table:table-cell office:value-type="float" office:value="2.46874399999797" calcext:value-type="float">
            <text:p>2.468744</text:p>
          </table:table-cell>
          <table:table-cell office:value-type="float" office:value="1.08011699999406" calcext:value-type="float">
            <text:p>1.080117</text:p>
          </table:table-cell>
          <table:table-cell office:value-type="float" office:value="1.38862700000391" calcext:value-type="float">
            <text:p>1.388627</text:p>
          </table:table-cell>
          <table:table-cell office:value-type="float" office:value="608216" calcext:value-type="float">
            <text:p>608216</text:p>
          </table:table-cell>
          <table:table-cell office:value-type="float" office:value="6.61123146021314" calcext:value-type="float">
            <text:p>6.6112314602</text:p>
          </table:table-cell>
          <table:table-cell table:formula="of:=[.E90]/[.J90]" office:value-type="float" office:value="8.97902554355689" calcext:value-type="float">
            <text:p>8.9790255436</text:p>
          </table:table-cell>
          <table:table-cell table:formula="of:=[.D90]/[.I9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google-rolls-new-event-search-feature-app-mobile-web-274857</text:p>
          </table:table-cell>
          <table:table-cell table:number-columns-repeated="2" office:value-type="float" office:value="9.5643970000001" calcext:value-type="float">
            <text:p>9.564397</text:p>
          </table:table-cell>
          <table:table-cell office:value-type="float" office:value="0" calcext:value-type="float">
            <text:p>0</text:p>
          </table:table-cell>
          <table:table-cell office:value-type="float" office:value="5457136" calcext:value-type="float">
            <text:p>5457136</text:p>
          </table:table-cell>
          <table:table-cell/>
          <table:table-cell office:value-type="float" office:value="2.27939300000071" calcext:value-type="float">
            <text:p>2.279393</text:p>
          </table:table-cell>
          <table:table-cell office:value-type="float" office:value="1.21134299999903" calcext:value-type="float">
            <text:p>1.211343</text:p>
          </table:table-cell>
          <table:table-cell office:value-type="float" office:value="1.06805000000168" calcext:value-type="float">
            <text:p>1.06805</text:p>
          </table:table-cell>
          <table:table-cell office:value-type="float" office:value="1067549" calcext:value-type="float">
            <text:p>1067549</text:p>
          </table:table-cell>
          <table:table-cell office:value-type="float" office:value="4.19602806536526" calcext:value-type="float">
            <text:p>4.1960280654</text:p>
          </table:table-cell>
          <table:table-cell table:formula="of:=[.E91]/[.J91]" office:value-type="float" office:value="5.11183655270156" calcext:value-type="float">
            <text:p>5.1118365527</text:p>
          </table:table-cell>
          <table:table-cell table:formula="of:=[.D91]/[.I9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watch-retail-space-2017-retail-prediction-272463</text:p>
          </table:table-cell>
          <table:table-cell table:number-columns-repeated="2" office:value-type="float" office:value="9.25576799999999" calcext:value-type="float">
            <text:p>9.255768</text:p>
          </table:table-cell>
          <table:table-cell office:value-type="float" office:value="0" calcext:value-type="float">
            <text:p>0</text:p>
          </table:table-cell>
          <table:table-cell office:value-type="float" office:value="5453324" calcext:value-type="float">
            <text:p>5453324</text:p>
          </table:table-cell>
          <table:table-cell/>
          <table:table-cell office:value-type="float" office:value="3.0295129999995" calcext:value-type="float">
            <text:p>3.029513</text:p>
          </table:table-cell>
          <table:table-cell office:value-type="float" office:value="1.24580799999967" calcext:value-type="float">
            <text:p>1.245808</text:p>
          </table:table-cell>
          <table:table-cell office:value-type="float" office:value="1.78370499999983" calcext:value-type="float">
            <text:p>1.783705</text:p>
          </table:table-cell>
          <table:table-cell office:value-type="float" office:value="725415" calcext:value-type="float">
            <text:p>725415</text:p>
          </table:table-cell>
          <table:table-cell office:value-type="float" office:value="3.05519996118238" calcext:value-type="float">
            <text:p>3.0551999612</text:p>
          </table:table-cell>
          <table:table-cell table:formula="of:=[.E92]/[.J92]" office:value-type="float" office:value="7.51752307299959" calcext:value-type="float">
            <text:p>7.517523073</text:p>
          </table:table-cell>
          <table:table-cell table:formula="of:=[.D92]/[.I9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advertisers-consider-pausing-google-local-inventory-ads-268081</text:p>
          </table:table-cell>
          <table:table-cell table:number-columns-repeated="2" office:value-type="float" office:value="13.2946560000019" calcext:value-type="float">
            <text:p>13.294656</text:p>
          </table:table-cell>
          <table:table-cell office:value-type="float" office:value="0" calcext:value-type="float">
            <text:p>0</text:p>
          </table:table-cell>
          <table:table-cell office:value-type="float" office:value="5418719" calcext:value-type="float">
            <text:p>5418719</text:p>
          </table:table-cell>
          <table:table-cell/>
          <table:table-cell office:value-type="float" office:value="2.92828399999962" calcext:value-type="float">
            <text:p>2.928284</text:p>
          </table:table-cell>
          <table:table-cell office:value-type="float" office:value="1.06431200000043" calcext:value-type="float">
            <text:p>1.064312</text:p>
          </table:table-cell>
          <table:table-cell office:value-type="float" office:value="1.86397199999919" calcext:value-type="float">
            <text:p>1.863972</text:p>
          </table:table-cell>
          <table:table-cell office:value-type="float" office:value="407575" calcext:value-type="float">
            <text:p>407575</text:p>
          </table:table-cell>
          <table:table-cell office:value-type="float" office:value="4.54008422680438" calcext:value-type="float">
            <text:p>4.5400842268</text:p>
          </table:table-cell>
          <table:table-cell table:formula="of:=[.E93]/[.J93]" office:value-type="float" office:value="13.2950230019015" calcext:value-type="float">
            <text:p>13.2950230019</text:p>
          </table:table-cell>
          <table:table-cell table:formula="of:=[.D93]/[.I9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compare-9-paid-search-campaign-management-tools-276781</text:p>
          </table:table-cell>
          <table:table-cell table:number-columns-repeated="2" office:value-type="float" office:value="9.50280500000008" calcext:value-type="float">
            <text:p>9.502805</text:p>
          </table:table-cell>
          <table:table-cell office:value-type="float" office:value="0" calcext:value-type="float">
            <text:p>0</text:p>
          </table:table-cell>
          <table:table-cell office:value-type="float" office:value="5348903" calcext:value-type="float">
            <text:p>5348903</text:p>
          </table:table-cell>
          <table:table-cell/>
          <table:table-cell office:value-type="float" office:value="2.45829199999935" calcext:value-type="float">
            <text:p>2.458292</text:p>
          </table:table-cell>
          <table:table-cell office:value-type="float" office:value="1.35715999999593" calcext:value-type="float">
            <text:p>1.35716</text:p>
          </table:table-cell>
          <table:table-cell office:value-type="float" office:value="1.10113200000342" calcext:value-type="float">
            <text:p>1.101132</text:p>
          </table:table-cell>
          <table:table-cell office:value-type="float" office:value="533129" calcext:value-type="float">
            <text:p>533129</text:p>
          </table:table-cell>
          <table:table-cell office:value-type="float" office:value="3.86561279132121" calcext:value-type="float">
            <text:p>3.8656127913</text:p>
          </table:table-cell>
          <table:table-cell table:formula="of:=[.E94]/[.J94]" office:value-type="float" office:value="10.033037032313" calcext:value-type="float">
            <text:p>10.0330370323</text:p>
          </table:table-cell>
          <table:table-cell table:formula="of:=[.D94]/[.I9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survey-43-percent-marketers-say-75-percent-content-not-consumed-277626</text:p>
          </table:table-cell>
          <table:table-cell table:number-columns-repeated="2" office:value-type="float" office:value="9.26228600000104" calcext:value-type="float">
            <text:p>9.262286</text:p>
          </table:table-cell>
          <table:table-cell office:value-type="float" office:value="0" calcext:value-type="float">
            <text:p>0</text:p>
          </table:table-cell>
          <table:table-cell office:value-type="float" office:value="5311398" calcext:value-type="float">
            <text:p>5311398</text:p>
          </table:table-cell>
          <table:table-cell/>
          <table:table-cell office:value-type="float" office:value="2.24249000000054" calcext:value-type="float">
            <text:p>2.24249</text:p>
          </table:table-cell>
          <table:table-cell office:value-type="float" office:value="1.15082899999834" calcext:value-type="float">
            <text:p>1.150829</text:p>
          </table:table-cell>
          <table:table-cell office:value-type="float" office:value="1.0916610000022" calcext:value-type="float">
            <text:p>1.091661</text:p>
          </table:table-cell>
          <table:table-cell office:value-type="float" office:value="314702" calcext:value-type="float">
            <text:p>314702</text:p>
          </table:table-cell>
          <table:table-cell office:value-type="float" office:value="4.13035777194048" calcext:value-type="float">
            <text:p>4.1303577719</text:p>
          </table:table-cell>
          <table:table-cell table:formula="of:=[.E95]/[.J95]" office:value-type="float" office:value="16.8775476482514" calcext:value-type="float">
            <text:p>16.8775476483</text:p>
          </table:table-cell>
          <table:table-cell table:formula="of:=[.D95]/[.I9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bing-ads-standard-text-ad-support-end-july-31-2017-274898</text:p>
          </table:table-cell>
          <table:table-cell office:value-type="float" office:value="9.45509399999992" calcext:value-type="float">
            <text:p>9.455094</text:p>
          </table:table-cell>
          <table:table-cell office:value-type="float" office:value="9.45509399999992" calcext:value-type="float">
            <text:p>9.455094</text:p>
          </table:table-cell>
          <table:table-cell office:value-type="float" office:value="0" calcext:value-type="float">
            <text:p>0</text:p>
          </table:table-cell>
          <table:table-cell office:value-type="float" office:value="5307240" calcext:value-type="float">
            <text:p>5307240</text:p>
          </table:table-cell>
          <table:table-cell/>
          <table:table-cell office:value-type="float" office:value="2.05375800000184" calcext:value-type="float">
            <text:p>2.053758</text:p>
          </table:table-cell>
          <table:table-cell office:value-type="float" office:value="1.21239300000161" calcext:value-type="float">
            <text:p>1.212393</text:p>
          </table:table-cell>
          <table:table-cell office:value-type="float" office:value="0.841365000000221" calcext:value-type="float">
            <text:p>0.841365</text:p>
          </table:table-cell>
          <table:table-cell office:value-type="float" office:value="59191" calcext:value-type="float">
            <text:p>59191</text:p>
          </table:table-cell>
          <table:table-cell office:value-type="float" office:value="4.60380142158494" calcext:value-type="float">
            <text:p>4.6038014216</text:p>
          </table:table-cell>
          <table:table-cell table:formula="of:=[.E96]/[.J96]" office:value-type="float" office:value="89.662955516886" calcext:value-type="float">
            <text:p>89.6629555169</text:p>
          </table:table-cell>
          <table:table-cell table:formula="of:=[.D96]/[.I9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10-tips-for-avoiding-shady-seo-providers-245676</text:p>
          </table:table-cell>
          <table:table-cell table:number-columns-repeated="2" office:value-type="float" office:value="12.5653750000001" calcext:value-type="float">
            <text:p>12.565375</text:p>
          </table:table-cell>
          <table:table-cell office:value-type="float" office:value="0" calcext:value-type="float">
            <text:p>0</text:p>
          </table:table-cell>
          <table:table-cell office:value-type="float" office:value="5305494" calcext:value-type="float">
            <text:p>5305494</text:p>
          </table:table-cell>
          <table:table-cell/>
          <table:table-cell table:number-columns-repeated="2" office:value-type="float" office:value="2.02151799999774" calcext:value-type="float">
            <text:p>2.021518</text:p>
          </table:table-cell>
          <table:table-cell office:value-type="float" office:value="0" calcext:value-type="float">
            <text:p>0</text:p>
          </table:table-cell>
          <table:table-cell office:value-type="float" office:value="514531" calcext:value-type="float">
            <text:p>514531</text:p>
          </table:table-cell>
          <table:table-cell office:value-type="float" office:value="6.2158115831836" calcext:value-type="float">
            <text:p>6.2158115832</text:p>
          </table:table-cell>
          <table:table-cell table:formula="of:=[.E97]/[.J97]" office:value-type="float" office:value="10.3113204063506" calcext:value-type="float">
            <text:p>10.3113204064</text:p>
          </table:table-cell>
          <table:table-cell table:formula="of:=[.D97]/[.I97]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new-rlsa-strategies-search-marketers-2-275675</text:p>
          </table:table-cell>
          <table:table-cell table:number-columns-repeated="2" office:value-type="float" office:value="13.8131490000014" calcext:value-type="float">
            <text:p>13.813149</text:p>
          </table:table-cell>
          <table:table-cell office:value-type="float" office:value="0" calcext:value-type="float">
            <text:p>0</text:p>
          </table:table-cell>
          <table:table-cell office:value-type="float" office:value="5266030" calcext:value-type="float">
            <text:p>5266030</text:p>
          </table:table-cell>
          <table:table-cell/>
          <table:table-cell office:value-type="float" office:value="2.52364300000045" calcext:value-type="float">
            <text:p>2.523643</text:p>
          </table:table-cell>
          <table:table-cell office:value-type="float" office:value="1.15214600000036" calcext:value-type="float">
            <text:p>1.152146</text:p>
          </table:table-cell>
          <table:table-cell office:value-type="float" office:value="1.37149700000009" calcext:value-type="float">
            <text:p>1.371497</text:p>
          </table:table-cell>
          <table:table-cell office:value-type="float" office:value="586162" calcext:value-type="float">
            <text:p>586162</text:p>
          </table:table-cell>
          <table:table-cell office:value-type="float" office:value="5.47349565687339" calcext:value-type="float">
            <text:p>5.4734956569</text:p>
          </table:table-cell>
          <table:table-cell table:formula="of:=[.E98]/[.J98]" office:value-type="float" office:value="8.98391570930903" calcext:value-type="float">
            <text:p>8.9839157093</text:p>
          </table:table-cell>
          <table:table-cell table:formula="of:=[.D98]/[.I9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baidu-becomes-googles-biggest-ally-mobile-page-speed-271275</text:p>
          </table:table-cell>
          <table:table-cell table:number-columns-repeated="2" office:value-type="float" office:value="8.96934099999999" calcext:value-type="float">
            <text:p>8.969341</text:p>
          </table:table-cell>
          <table:table-cell office:value-type="float" office:value="0" calcext:value-type="float">
            <text:p>0</text:p>
          </table:table-cell>
          <table:table-cell office:value-type="float" office:value="5263765" calcext:value-type="float">
            <text:p>5263765</text:p>
          </table:table-cell>
          <table:table-cell/>
          <table:table-cell office:value-type="float" office:value="2.21060299999954" calcext:value-type="float">
            <text:p>2.210603</text:p>
          </table:table-cell>
          <table:table-cell office:value-type="float" office:value="0.0826689999994442" calcext:value-type="float">
            <text:p>0.082669</text:p>
          </table:table-cell>
          <table:table-cell office:value-type="float" office:value="2.12793400000009" calcext:value-type="float">
            <text:p>2.127934</text:p>
          </table:table-cell>
          <table:table-cell office:value-type="float" office:value="105613" calcext:value-type="float">
            <text:p>105613</text:p>
          </table:table-cell>
          <table:table-cell office:value-type="float" office:value="4.05741827003847" calcext:value-type="float">
            <text:p>4.05741827</text:p>
          </table:table-cell>
          <table:table-cell table:formula="of:=[.E99]/[.J99]" office:value-type="float" office:value="49.8401238483899" calcext:value-type="float">
            <text:p>49.8401238484</text:p>
          </table:table-cell>
          <table:table-cell table:formula="of:=[.D99]/[.I9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report-google-planning-bring-assistant-iphone-275115</text:p>
          </table:table-cell>
          <table:table-cell table:number-columns-repeated="2" office:value-type="float" office:value="9.49874799999816" calcext:value-type="float">
            <text:p>9.498748</text:p>
          </table:table-cell>
          <table:table-cell office:value-type="float" office:value="0" calcext:value-type="float">
            <text:p>0</text:p>
          </table:table-cell>
          <table:table-cell office:value-type="float" office:value="5250035" calcext:value-type="float">
            <text:p>5250035</text:p>
          </table:table-cell>
          <table:table-cell/>
          <table:table-cell office:value-type="float" office:value="2.90531599999667" calcext:value-type="float">
            <text:p>2.905316</text:p>
          </table:table-cell>
          <table:table-cell office:value-type="float" office:value="1.122158999995" calcext:value-type="float">
            <text:p>1.122159</text:p>
          </table:table-cell>
          <table:table-cell office:value-type="float" office:value="1.78315700000167" calcext:value-type="float">
            <text:p>1.783157</text:p>
          </table:table-cell>
          <table:table-cell office:value-type="float" office:value="602849" calcext:value-type="float">
            <text:p>602849</text:p>
          </table:table-cell>
          <table:table-cell office:value-type="float" office:value="3.26943712835679" calcext:value-type="float">
            <text:p>3.2694371284</text:p>
          </table:table-cell>
          <table:table-cell table:formula="of:=[.E100]/[.J100]" office:value-type="float" office:value="8.70870649200712" calcext:value-type="float">
            <text:p>8.708706492</text:p>
          </table:table-cell>
          <table:table-cell table:formula="of:=[.D100]/[.I10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microsoft-expands-bing-rewards-loyalty-program-uk-276132</text:p>
          </table:table-cell>
          <table:table-cell office:value-type="float" office:value="14.1337479999993" calcext:value-type="float">
            <text:p>14.133748</text:p>
          </table:table-cell>
          <table:table-cell office:value-type="float" office:value="14.1337479999993" calcext:value-type="float">
            <text:p>14.133748</text:p>
          </table:table-cell>
          <table:table-cell office:value-type="float" office:value="0" calcext:value-type="float">
            <text:p>0</text:p>
          </table:table-cell>
          <table:table-cell office:value-type="float" office:value="5245599" calcext:value-type="float">
            <text:p>5245599</text:p>
          </table:table-cell>
          <table:table-cell/>
          <table:table-cell office:value-type="float" office:value="2.19851000000017" calcext:value-type="float">
            <text:p>2.19851</text:p>
          </table:table-cell>
          <table:table-cell office:value-type="float" office:value="1.15828000000147" calcext:value-type="float">
            <text:p>1.15828</text:p>
          </table:table-cell>
          <table:table-cell office:value-type="float" office:value="1.0402299999987" calcext:value-type="float">
            <text:p>1.04023</text:p>
          </table:table-cell>
          <table:table-cell office:value-type="float" office:value="525167" calcext:value-type="float">
            <text:p>525167</text:p>
          </table:table-cell>
          <table:table-cell office:value-type="float" office:value="6.4287849498061" calcext:value-type="float">
            <text:p>6.4287849498</text:p>
          </table:table-cell>
          <table:table-cell table:formula="of:=[.E101]/[.J101]" office:value-type="float" office:value="9.98843986769923" calcext:value-type="float">
            <text:p>9.9884398677</text:p>
          </table:table-cell>
          <table:table-cell table:formula="of:=[.D101]/[.I10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need-help-explaining-local-search-use-pizza-227448</text:p>
          </table:table-cell>
          <table:table-cell table:number-columns-repeated="2" office:value-type="float" office:value="8.23657400000047" calcext:value-type="float">
            <text:p>8.236574</text:p>
          </table:table-cell>
          <table:table-cell office:value-type="float" office:value="0" calcext:value-type="float">
            <text:p>0</text:p>
          </table:table-cell>
          <table:table-cell office:value-type="float" office:value="5242268" calcext:value-type="float">
            <text:p>5242268</text:p>
          </table:table-cell>
          <table:table-cell/>
          <table:table-cell office:value-type="float" office:value="2.14468200000192" calcext:value-type="float">
            <text:p>2.144682</text:p>
          </table:table-cell>
          <table:table-cell office:value-type="float" office:value="1.22518700000365" calcext:value-type="float">
            <text:p>1.225187</text:p>
          </table:table-cell>
          <table:table-cell office:value-type="float" office:value="0.919494999998276" calcext:value-type="float">
            <text:p>0.919495</text:p>
          </table:table-cell>
          <table:table-cell office:value-type="float" office:value="547825" calcext:value-type="float">
            <text:p>547825</text:p>
          </table:table-cell>
          <table:table-cell office:value-type="float" office:value="3.84046399419266" calcext:value-type="float">
            <text:p>3.8404639942</text:p>
          </table:table-cell>
          <table:table-cell table:formula="of:=[.E102]/[.J102]" office:value-type="float" office:value="9.5692383516634" calcext:value-type="float">
            <text:p>9.5692383517</text:p>
          </table:table-cell>
          <table:table-cell table:formula="of:=[.D102]/[.I10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smb-websites-matter-anymore-yp-doubles-yes-new-pro-seo-product-276727</text:p>
          </table:table-cell>
          <table:table-cell table:number-columns-repeated="2" office:value-type="float" office:value="9.17580100000032" calcext:value-type="float">
            <text:p>9.175801</text:p>
          </table:table-cell>
          <table:table-cell office:value-type="float" office:value="0" calcext:value-type="float">
            <text:p>0</text:p>
          </table:table-cell>
          <table:table-cell office:value-type="float" office:value="5236011" calcext:value-type="float">
            <text:p>5236011</text:p>
          </table:table-cell>
          <table:table-cell/>
          <table:table-cell office:value-type="float" office:value="3.25100600000223" calcext:value-type="float">
            <text:p>3.251006</text:p>
          </table:table-cell>
          <table:table-cell office:value-type="float" office:value="1.12651000000551" calcext:value-type="float">
            <text:p>1.12651</text:p>
          </table:table-cell>
          <table:table-cell office:value-type="float" office:value="2.12449599999672" calcext:value-type="float">
            <text:p>2.124496</text:p>
          </table:table-cell>
          <table:table-cell office:value-type="float" office:value="628069" calcext:value-type="float">
            <text:p>628069</text:p>
          </table:table-cell>
          <table:table-cell office:value-type="float" office:value="2.82244972786701" calcext:value-type="float">
            <text:p>2.8224497279</text:p>
          </table:table-cell>
          <table:table-cell table:formula="of:=[.E103]/[.J103]" office:value-type="float" office:value="8.33668116082787" calcext:value-type="float">
            <text:p>8.3366811608</text:p>
          </table:table-cell>
          <table:table-cell table:formula="of:=[.D103]/[.I10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5-successful-b2b-adwords-best-practices-for-any-company-277308</text:p>
          </table:table-cell>
          <table:table-cell table:number-columns-repeated="2" office:value-type="float" office:value="9.74895000000106" calcext:value-type="float">
            <text:p>9.74895</text:p>
          </table:table-cell>
          <table:table-cell office:value-type="float" office:value="0" calcext:value-type="float">
            <text:p>0</text:p>
          </table:table-cell>
          <table:table-cell office:value-type="float" office:value="5214745" calcext:value-type="float">
            <text:p>5214745</text:p>
          </table:table-cell>
          <table:table-cell/>
          <table:table-cell office:value-type="float" office:value="2.35768800000005" calcext:value-type="float">
            <text:p>2.357688</text:p>
          </table:table-cell>
          <table:table-cell office:value-type="float" office:value="1.20947200000228" calcext:value-type="float">
            <text:p>1.209472</text:p>
          </table:table-cell>
          <table:table-cell office:value-type="float" office:value="1.14821599999777" calcext:value-type="float">
            <text:p>1.148216</text:p>
          </table:table-cell>
          <table:table-cell office:value-type="float" office:value="525127" calcext:value-type="float">
            <text:p>525127</text:p>
          </table:table-cell>
          <table:table-cell office:value-type="float" office:value="4.13496187790787" calcext:value-type="float">
            <text:p>4.1349618779</text:p>
          </table:table-cell>
          <table:table-cell table:formula="of:=[.E104]/[.J104]" office:value-type="float" office:value="9.93044539701825" calcext:value-type="float">
            <text:p>9.930445397</text:p>
          </table:table-cell>
          <table:table-cell table:formula="of:=[.D104]/[.I10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google-makes-easier-see-share-publishers-real-urls-amp-pages-268699</text:p>
          </table:table-cell>
          <table:table-cell table:number-columns-repeated="2" office:value-type="float" office:value="13.1740649999992" calcext:value-type="float">
            <text:p>13.174065</text:p>
          </table:table-cell>
          <table:table-cell office:value-type="float" office:value="0" calcext:value-type="float">
            <text:p>0</text:p>
          </table:table-cell>
          <table:table-cell office:value-type="float" office:value="5164757" calcext:value-type="float">
            <text:p>5164757</text:p>
          </table:table-cell>
          <table:table-cell/>
          <table:table-cell office:value-type="float" office:value="3.11295799999971" calcext:value-type="float">
            <text:p>3.112958</text:p>
          </table:table-cell>
          <table:table-cell office:value-type="float" office:value="1.23137299999962" calcext:value-type="float">
            <text:p>1.231373</text:p>
          </table:table-cell>
          <table:table-cell office:value-type="float" office:value="1.88158500000009" calcext:value-type="float">
            <text:p>1.881585</text:p>
          </table:table-cell>
          <table:table-cell office:value-type="float" office:value="497199" calcext:value-type="float">
            <text:p>497199</text:p>
          </table:table-cell>
          <table:table-cell office:value-type="float" office:value="4.23200859118576" calcext:value-type="float">
            <text:p>4.2320085912</text:p>
          </table:table-cell>
          <table:table-cell table:formula="of:=[.E105]/[.J105]" office:value-type="float" office:value="10.3877059286121" calcext:value-type="float">
            <text:p>10.3877059286</text:p>
          </table:table-cell>
          <table:table-cell table:formula="of:=[.D105]/[.I10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search-engine-lands-engaging-stories-2016-whole-lotta-google-266825</text:p>
          </table:table-cell>
          <table:table-cell table:number-columns-repeated="2" office:value-type="float" office:value="11.0535899999995" calcext:value-type="float">
            <text:p>11.05359</text:p>
          </table:table-cell>
          <table:table-cell office:value-type="float" office:value="0" calcext:value-type="float">
            <text:p>0</text:p>
          </table:table-cell>
          <table:table-cell office:value-type="float" office:value="5157290" calcext:value-type="float">
            <text:p>5157290</text:p>
          </table:table-cell>
          <table:table-cell/>
          <table:table-cell table:number-columns-repeated="2" office:value-type="float" office:value="3.23068899999998" calcext:value-type="float">
            <text:p>3.230689</text:p>
          </table:table-cell>
          <table:table-cell office:value-type="float" office:value="0" calcext:value-type="float">
            <text:p>0</text:p>
          </table:table-cell>
          <table:table-cell office:value-type="float" office:value="582898" calcext:value-type="float">
            <text:p>582898</text:p>
          </table:table-cell>
          <table:table-cell office:value-type="float" office:value="3.42143425133139" calcext:value-type="float">
            <text:p>3.4214342513</text:p>
          </table:table-cell>
          <table:table-cell table:formula="of:=[.E106]/[.J106]" office:value-type="float" office:value="8.84767146224554" calcext:value-type="float">
            <text:p>8.8476714622</text:p>
          </table:table-cell>
          <table:table-cell table:formula="of:=[.D106]/[.I106]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searchcap-wordpress-amp-google-fake-reviews-issue-277178</text:p>
          </table:table-cell>
          <table:table-cell table:number-columns-repeated="2" office:value-type="float" office:value="8.76660199999969" calcext:value-type="float">
            <text:p>8.766602</text:p>
          </table:table-cell>
          <table:table-cell office:value-type="float" office:value="0" calcext:value-type="float">
            <text:p>0</text:p>
          </table:table-cell>
          <table:table-cell office:value-type="float" office:value="5129473" calcext:value-type="float">
            <text:p>5129473</text:p>
          </table:table-cell>
          <table:table-cell/>
          <table:table-cell office:value-type="float" office:value="2.20412100000067" calcext:value-type="float">
            <text:p>2.204121</text:p>
          </table:table-cell>
          <table:table-cell office:value-type="float" office:value="1.15065600000071" calcext:value-type="float">
            <text:p>1.150656</text:p>
          </table:table-cell>
          <table:table-cell office:value-type="float" office:value="1.05346499999996" calcext:value-type="float">
            <text:p>1.053465</text:p>
          </table:table-cell>
          <table:table-cell office:value-type="float" office:value="332191" calcext:value-type="float">
            <text:p>332191</text:p>
          </table:table-cell>
          <table:table-cell office:value-type="float" office:value="3.97736875606966" calcext:value-type="float">
            <text:p>3.9773687561</text:p>
          </table:table-cell>
          <table:table-cell table:formula="of:=[.E107]/[.J107]" office:value-type="float" office:value="15.4413364600486" calcext:value-type="float">
            <text:p>15.44133646</text:p>
          </table:table-cell>
          <table:table-cell table:formula="of:=[.D107]/[.I10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google-analytics-unifying-user-ids-amp-non-amp-pages-275235</text:p>
          </table:table-cell>
          <table:table-cell office:value-type="float" office:value="7.89868500000011" calcext:value-type="float">
            <text:p>7.898685</text:p>
          </table:table-cell>
          <table:table-cell office:value-type="float" office:value="7.89868500000011" calcext:value-type="float">
            <text:p>7.898685</text:p>
          </table:table-cell>
          <table:table-cell office:value-type="float" office:value="0" calcext:value-type="float">
            <text:p>0</text:p>
          </table:table-cell>
          <table:table-cell office:value-type="float" office:value="5108906" calcext:value-type="float">
            <text:p>5108906</text:p>
          </table:table-cell>
          <table:table-cell/>
          <table:table-cell office:value-type="float" office:value="2.08458199999995" calcext:value-type="float">
            <text:p>2.084582</text:p>
          </table:table-cell>
          <table:table-cell office:value-type="float" office:value="1.22161700000015" calcext:value-type="float">
            <text:p>1.221617</text:p>
          </table:table-cell>
          <table:table-cell office:value-type="float" office:value="0.86296499999981" calcext:value-type="float">
            <text:p>0.862965</text:p>
          </table:table-cell>
          <table:table-cell office:value-type="float" office:value="534224" calcext:value-type="float">
            <text:p>534224</text:p>
          </table:table-cell>
          <table:table-cell office:value-type="float" office:value="3.7890977663629" calcext:value-type="float">
            <text:p>3.7890977664</text:p>
          </table:table-cell>
          <table:table-cell table:formula="of:=[.E108]/[.J108]" office:value-type="float" office:value="9.56322815897451" calcext:value-type="float">
            <text:p>9.563228159</text:p>
          </table:table-cell>
          <table:table-cell table:formula="of:=[.D108]/[.I10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adwords-maximize-conversions-smart-bidding-276064</text:p>
          </table:table-cell>
          <table:table-cell table:number-columns-repeated="2" office:value-type="float" office:value="11.735087" calcext:value-type="float">
            <text:p>11.735087</text:p>
          </table:table-cell>
          <table:table-cell office:value-type="float" office:value="0" calcext:value-type="float">
            <text:p>0</text:p>
          </table:table-cell>
          <table:table-cell office:value-type="float" office:value="5095599" calcext:value-type="float">
            <text:p>5095599</text:p>
          </table:table-cell>
          <table:table-cell/>
          <table:table-cell office:value-type="float" office:value="2.13351899999907" calcext:value-type="float">
            <text:p>2.133519</text:p>
          </table:table-cell>
          <table:table-cell office:value-type="float" office:value="1.27168899999742" calcext:value-type="float">
            <text:p>1.271689</text:p>
          </table:table-cell>
          <table:table-cell office:value-type="float" office:value="0.861830000001651" calcext:value-type="float">
            <text:p>0.86183</text:p>
          </table:table-cell>
          <table:table-cell office:value-type="float" office:value="532455" calcext:value-type="float">
            <text:p>532455</text:p>
          </table:table-cell>
          <table:table-cell office:value-type="float" office:value="5.500343329497" calcext:value-type="float">
            <text:p>5.5003433295</text:p>
          </table:table-cell>
          <table:table-cell table:formula="of:=[.E109]/[.J109]" office:value-type="float" office:value="9.57000873313238" calcext:value-type="float">
            <text:p>9.5700087331</text:p>
          </table:table-cell>
          <table:table-cell table:formula="of:=[.D109]/[.I10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dmoz-has-officially-closed-271530</text:p>
          </table:table-cell>
          <table:table-cell table:number-columns-repeated="2" office:value-type="float" office:value="13.1654000000017" calcext:value-type="float">
            <text:p>13.1654</text:p>
          </table:table-cell>
          <table:table-cell office:value-type="float" office:value="0" calcext:value-type="float">
            <text:p>0</text:p>
          </table:table-cell>
          <table:table-cell office:value-type="float" office:value="5072786" calcext:value-type="float">
            <text:p>5072786</text:p>
          </table:table-cell>
          <table:table-cell/>
          <table:table-cell office:value-type="float" office:value="2.51134999999886" calcext:value-type="float">
            <text:p>2.51135</text:p>
          </table:table-cell>
          <table:table-cell office:value-type="float" office:value="1.0626799999991" calcext:value-type="float">
            <text:p>1.06268</text:p>
          </table:table-cell>
          <table:table-cell office:value-type="float" office:value="1.44866999999976" calcext:value-type="float">
            <text:p>1.44867</text:p>
          </table:table-cell>
          <table:table-cell office:value-type="float" office:value="595183" calcext:value-type="float">
            <text:p>595183</text:p>
          </table:table-cell>
          <table:table-cell office:value-type="float" office:value="5.24235968702398" calcext:value-type="float">
            <text:p>5.242359687</text:p>
          </table:table-cell>
          <table:table-cell table:formula="of:=[.E110]/[.J110]" office:value-type="float" office:value="8.52306937530138" calcext:value-type="float">
            <text:p>8.5230693753</text:p>
          </table:table-cell>
          <table:table-cell table:formula="of:=[.D110]/[.I11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liveramp-adds-people-based-search-targeting-identitylink-276554</text:p>
          </table:table-cell>
          <table:table-cell table:number-columns-repeated="2" office:value-type="float" office:value="9.34191700000065" calcext:value-type="float">
            <text:p>9.341917</text:p>
          </table:table-cell>
          <table:table-cell office:value-type="float" office:value="0" calcext:value-type="float">
            <text:p>0</text:p>
          </table:table-cell>
          <table:table-cell office:value-type="float" office:value="5006235" calcext:value-type="float">
            <text:p>5006235</text:p>
          </table:table-cell>
          <table:table-cell/>
          <table:table-cell office:value-type="float" office:value="2.45646900000065" calcext:value-type="float">
            <text:p>2.456469</text:p>
          </table:table-cell>
          <table:table-cell office:value-type="float" office:value="1.25243300000148" calcext:value-type="float">
            <text:p>1.252433</text:p>
          </table:table-cell>
          <table:table-cell office:value-type="float" office:value="1.20403599999917" calcext:value-type="float">
            <text:p>1.204036</text:p>
          </table:table-cell>
          <table:table-cell office:value-type="float" office:value="542449" calcext:value-type="float">
            <text:p>542449</text:p>
          </table:table-cell>
          <table:table-cell office:value-type="float" office:value="3.80298591189149" calcext:value-type="float">
            <text:p>3.8029859119</text:p>
          </table:table-cell>
          <table:table-cell table:formula="of:=[.E111]/[.J111]" office:value-type="float" office:value="9.22895055572045" calcext:value-type="float">
            <text:p>9.2289505557</text:p>
          </table:table-cell>
          <table:table-cell table:formula="of:=[.D111]/[.I11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wsj-first-click-free-269545</text:p>
          </table:table-cell>
          <table:table-cell table:number-columns-repeated="2" office:value-type="float" office:value="14.3209520000019" calcext:value-type="float">
            <text:p>14.320952</text:p>
          </table:table-cell>
          <table:table-cell office:value-type="float" office:value="0" calcext:value-type="float">
            <text:p>0</text:p>
          </table:table-cell>
          <table:table-cell office:value-type="float" office:value="4990384" calcext:value-type="float">
            <text:p>4990384</text:p>
          </table:table-cell>
          <table:table-cell/>
          <table:table-cell table:number-columns-repeated="2" office:value-type="float" office:value="2.90006999999969" calcext:value-type="float">
            <text:p>2.90007</text:p>
          </table:table-cell>
          <table:table-cell office:value-type="float" office:value="0" calcext:value-type="float">
            <text:p>0</text:p>
          </table:table-cell>
          <table:table-cell office:value-type="float" office:value="820095" calcext:value-type="float">
            <text:p>820095</text:p>
          </table:table-cell>
          <table:table-cell office:value-type="float" office:value="4.9381401138605" calcext:value-type="float">
            <text:p>4.9381401139</text:p>
          </table:table-cell>
          <table:table-cell table:formula="of:=[.E112]/[.J112]" office:value-type="float" office:value="6.08512916186539" calcext:value-type="float">
            <text:p>6.0851291619</text:p>
          </table:table-cell>
          <table:table-cell table:formula="of:=[.D112]/[.I112]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learn-basics-programmatic-advertising-2-275356</text:p>
          </table:table-cell>
          <table:table-cell table:number-columns-repeated="2" office:value-type="float" office:value="6.88938400000006" calcext:value-type="float">
            <text:p>6.889384</text:p>
          </table:table-cell>
          <table:table-cell office:value-type="float" office:value="0" calcext:value-type="float">
            <text:p>0</text:p>
          </table:table-cell>
          <table:table-cell office:value-type="float" office:value="4934924" calcext:value-type="float">
            <text:p>4934924</text:p>
          </table:table-cell>
          <table:table-cell/>
          <table:table-cell table:number-columns-repeated="2" office:value-type="float" office:value="2.85982100000001" calcext:value-type="float">
            <text:p>2.859821</text:p>
          </table:table-cell>
          <table:table-cell office:value-type="float" office:value="0" calcext:value-type="float">
            <text:p>0</text:p>
          </table:table-cell>
          <table:table-cell office:value-type="float" office:value="568584" calcext:value-type="float">
            <text:p>568584</text:p>
          </table:table-cell>
          <table:table-cell office:value-type="float" office:value="2.40902629919846" calcext:value-type="float">
            <text:p>2.4090262992</text:p>
          </table:table-cell>
          <table:table-cell table:formula="of:=[.E113]/[.J113]" office:value-type="float" office:value="8.67932266824251" calcext:value-type="float">
            <text:p>8.6793226682</text:p>
          </table:table-cell>
          <table:table-cell table:formula="of:=[.D113]/[.I113]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google-adwords-store-visits-distance-location-reports-263878</text:p>
          </table:table-cell>
          <table:table-cell table:number-columns-repeated="2" office:value-type="float" office:value="13.9559730000001" calcext:value-type="float">
            <text:p>13.955973</text:p>
          </table:table-cell>
          <table:table-cell office:value-type="float" office:value="0" calcext:value-type="float">
            <text:p>0</text:p>
          </table:table-cell>
          <table:table-cell office:value-type="float" office:value="4931399" calcext:value-type="float">
            <text:p>4931399</text:p>
          </table:table-cell>
          <table:table-cell/>
          <table:table-cell office:value-type="float" office:value="1.21873199999936" calcext:value-type="float">
            <text:p>1.218732</text:p>
          </table:table-cell>
          <table:table-cell office:value-type="float" office:value="0.0581899999997381" calcext:value-type="float">
            <text:p>0.05819</text:p>
          </table:table-cell>
          <table:table-cell office:value-type="float" office:value="1.16054199999963" calcext:value-type="float">
            <text:p>1.160542</text:p>
          </table:table-cell>
          <table:table-cell office:value-type="float" office:value="501399" calcext:value-type="float">
            <text:p>501399</text:p>
          </table:table-cell>
          <table:table-cell office:value-type="float" office:value="11.4512238950052" calcext:value-type="float">
            <text:p>11.451223895</text:p>
          </table:table-cell>
          <table:table-cell table:formula="of:=[.E114]/[.J114]" office:value-type="float" office:value="9.83527888966671" calcext:value-type="float">
            <text:p>9.8352788897</text:p>
          </table:table-cell>
          <table:table-cell table:formula="of:=[.D114]/[.I11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paid-search-kpi-says-273702</text:p>
          </table:table-cell>
          <table:table-cell office:value-type="float" office:value="13.3115680000001" calcext:value-type="float">
            <text:p>13.311568</text:p>
          </table:table-cell>
          <table:table-cell office:value-type="float" office:value="13.3115680000001" calcext:value-type="float">
            <text:p>13.311568</text:p>
          </table:table-cell>
          <table:table-cell office:value-type="float" office:value="0" calcext:value-type="float">
            <text:p>0</text:p>
          </table:table-cell>
          <table:table-cell office:value-type="float" office:value="4923766" calcext:value-type="float">
            <text:p>4923766</text:p>
          </table:table-cell>
          <table:table-cell/>
          <table:table-cell office:value-type="float" office:value="2.95972999999867" calcext:value-type="float">
            <text:p>2.95973</text:p>
          </table:table-cell>
          <table:table-cell office:value-type="float" office:value="1.20294300000023" calcext:value-type="float">
            <text:p>1.202943</text:p>
          </table:table-cell>
          <table:table-cell office:value-type="float" office:value="1.75678699999844" calcext:value-type="float">
            <text:p>1.756787</text:p>
          </table:table-cell>
          <table:table-cell office:value-type="float" office:value="655502" calcext:value-type="float">
            <text:p>655502</text:p>
          </table:table-cell>
          <table:table-cell office:value-type="float" office:value="4.49756160190493" calcext:value-type="float">
            <text:p>4.4975616019</text:p>
          </table:table-cell>
          <table:table-cell table:formula="of:=[.E115]/[.J115]" office:value-type="float" office:value="7.51144313823604" calcext:value-type="float">
            <text:p>7.5114431382</text:p>
          </table:table-cell>
          <table:table-cell table:formula="of:=[.D115]/[.I11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searchcap-google-featured-snippets-yext-app-directory-seo-277048</text:p>
          </table:table-cell>
          <table:table-cell table:number-columns-repeated="2" office:value-type="float" office:value="14.5364629999967" calcext:value-type="float">
            <text:p>14.536463</text:p>
          </table:table-cell>
          <table:table-cell office:value-type="float" office:value="0" calcext:value-type="float">
            <text:p>0</text:p>
          </table:table-cell>
          <table:table-cell office:value-type="float" office:value="4911288" calcext:value-type="float">
            <text:p>4911288</text:p>
          </table:table-cell>
          <table:table-cell/>
          <table:table-cell office:value-type="float" office:value="1.96851200000128" calcext:value-type="float">
            <text:p>1.968512</text:p>
          </table:table-cell>
          <table:table-cell office:value-type="float" office:value="1.40866000000096" calcext:value-type="float">
            <text:p>1.40866</text:p>
          </table:table-cell>
          <table:table-cell office:value-type="float" office:value="0.559852000000319" calcext:value-type="float">
            <text:p>0.559852</text:p>
          </table:table-cell>
          <table:table-cell office:value-type="float" office:value="43920" calcext:value-type="float">
            <text:p>43920</text:p>
          </table:table-cell>
          <table:table-cell office:value-type="float" office:value="7.38449295711037" calcext:value-type="float">
            <text:p>7.3844929571</text:p>
          </table:table-cell>
          <table:table-cell table:formula="of:=[.E116]/[.J116]" office:value-type="float" office:value="111.82349726776" calcext:value-type="float">
            <text:p>111.8234972678</text:p>
          </table:table-cell>
          <table:table-cell table:formula="of:=[.D116]/[.I11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rip-dmoz-open-directory-project-closing-270291</text:p>
          </table:table-cell>
          <table:table-cell table:number-columns-repeated="2" office:value-type="float" office:value="8.20527500000026" calcext:value-type="float">
            <text:p>8.205275</text:p>
          </table:table-cell>
          <table:table-cell office:value-type="float" office:value="0" calcext:value-type="float">
            <text:p>0</text:p>
          </table:table-cell>
          <table:table-cell office:value-type="float" office:value="4891357" calcext:value-type="float">
            <text:p>4891357</text:p>
          </table:table-cell>
          <table:table-cell/>
          <table:table-cell table:number-columns-repeated="2" office:value-type="float" office:value="7.0846789999996" calcext:value-type="float">
            <text:p>7.084679</text:p>
          </table:table-cell>
          <table:table-cell office:value-type="float" office:value="0" calcext:value-type="float">
            <text:p>0</text:p>
          </table:table-cell>
          <table:table-cell office:value-type="float" office:value="1181498" calcext:value-type="float">
            <text:p>1181498</text:p>
          </table:table-cell>
          <table:table-cell office:value-type="float" office:value="1.15817173932661" calcext:value-type="float">
            <text:p>1.1581717393</text:p>
          </table:table-cell>
          <table:table-cell table:formula="of:=[.E117]/[.J117]" office:value-type="float" office:value="4.13996214974549" calcext:value-type="float">
            <text:p>4.1399621497</text:p>
          </table:table-cell>
          <table:table-cell table:formula="of:=[.D117]/[.I117]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seo-right-business-257915</text:p>
          </table:table-cell>
          <table:table-cell table:number-columns-repeated="2" office:value-type="float" office:value="8.45962499999951" calcext:value-type="float">
            <text:p>8.459625</text:p>
          </table:table-cell>
          <table:table-cell office:value-type="float" office:value="0" calcext:value-type="float">
            <text:p>0</text:p>
          </table:table-cell>
          <table:table-cell office:value-type="float" office:value="4871873" calcext:value-type="float">
            <text:p>4871873</text:p>
          </table:table-cell>
          <table:table-cell/>
          <table:table-cell office:value-type="float" office:value="2.60128399999985" calcext:value-type="float">
            <text:p>2.601284</text:p>
          </table:table-cell>
          <table:table-cell office:value-type="float" office:value="1.27550199999951" calcext:value-type="float">
            <text:p>1.275502</text:p>
          </table:table-cell>
          <table:table-cell office:value-type="float" office:value="1.32578200000034" calcext:value-type="float">
            <text:p>1.325782</text:p>
          </table:table-cell>
          <table:table-cell office:value-type="float" office:value="555491" calcext:value-type="float">
            <text:p>555491</text:p>
          </table:table-cell>
          <table:table-cell office:value-type="float" office:value="3.25209588803068" calcext:value-type="float">
            <text:p>3.252095888</text:p>
          </table:table-cell>
          <table:table-cell table:formula="of:=[.E118]/[.J118]" office:value-type="float" office:value="8.77039051937835" calcext:value-type="float">
            <text:p>8.7703905194</text:p>
          </table:table-cell>
          <table:table-cell table:formula="of:=[.D118]/[.I11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google-assistant-guide-270312</text:p>
          </table:table-cell>
          <table:table-cell office:value-type="float" office:value="13.9755399999995" calcext:value-type="float">
            <text:p>13.97554</text:p>
          </table:table-cell>
          <table:table-cell office:value-type="float" office:value="13.9755399999995" calcext:value-type="float">
            <text:p>13.97554</text:p>
          </table:table-cell>
          <table:table-cell office:value-type="float" office:value="0" calcext:value-type="float">
            <text:p>0</text:p>
          </table:table-cell>
          <table:table-cell office:value-type="float" office:value="4858955" calcext:value-type="float">
            <text:p>4858955</text:p>
          </table:table-cell>
          <table:table-cell/>
          <table:table-cell office:value-type="float" office:value="8.76880199999869" calcext:value-type="float">
            <text:p>8.768802</text:p>
          </table:table-cell>
          <table:table-cell office:value-type="float" office:value="1.17545199999768" calcext:value-type="float">
            <text:p>1.175452</text:p>
          </table:table-cell>
          <table:table-cell office:value-type="float" office:value="7.593350000001" calcext:value-type="float">
            <text:p>7.59335</text:p>
          </table:table-cell>
          <table:table-cell office:value-type="float" office:value="983879" calcext:value-type="float">
            <text:p>983879</text:p>
          </table:table-cell>
          <table:table-cell office:value-type="float" office:value="1.59377985727145" calcext:value-type="float">
            <text:p>1.5937798573</text:p>
          </table:table-cell>
          <table:table-cell table:formula="of:=[.E119]/[.J119]" office:value-type="float" office:value="4.93856968184096" calcext:value-type="float">
            <text:p>4.9385696818</text:p>
          </table:table-cell>
          <table:table-cell table:formula="of:=[.D119]/[.I11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google-adwords-custom-dashboards-report-editor-test-275723</text:p>
          </table:table-cell>
          <table:table-cell table:number-columns-repeated="2" office:value-type="float" office:value="8.81552700000066" calcext:value-type="float">
            <text:p>8.815527</text:p>
          </table:table-cell>
          <table:table-cell office:value-type="float" office:value="0" calcext:value-type="float">
            <text:p>0</text:p>
          </table:table-cell>
          <table:table-cell office:value-type="float" office:value="4839994" calcext:value-type="float">
            <text:p>4839994</text:p>
          </table:table-cell>
          <table:table-cell/>
          <table:table-cell office:value-type="float" office:value="2.11980799999947" calcext:value-type="float">
            <text:p>2.119808</text:p>
          </table:table-cell>
          <table:table-cell office:value-type="float" office:value="1.00903799999832" calcext:value-type="float">
            <text:p>1.009038</text:p>
          </table:table-cell>
          <table:table-cell office:value-type="float" office:value="1.11077000000114" calcext:value-type="float">
            <text:p>1.11077</text:p>
          </table:table-cell>
          <table:table-cell office:value-type="float" office:value="584348" calcext:value-type="float">
            <text:p>584348</text:p>
          </table:table-cell>
          <table:table-cell office:value-type="float" office:value="4.15864408474865" calcext:value-type="float">
            <text:p>4.1586440847</text:p>
          </table:table-cell>
          <table:table-cell table:formula="of:=[.E120]/[.J120]" office:value-type="float" office:value="8.28272536228412" calcext:value-type="float">
            <text:p>8.2827253623</text:p>
          </table:table-cell>
          <table:table-cell table:formula="of:=[.D120]/[.I12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seo-website-design-everything-need-know-272899</text:p>
          </table:table-cell>
          <table:table-cell office:value-type="float" office:value="10.1769470000008" calcext:value-type="float">
            <text:p>10.176947</text:p>
          </table:table-cell>
          <table:table-cell office:value-type="float" office:value="10.1769470000008" calcext:value-type="float">
            <text:p>10.176947</text:p>
          </table:table-cell>
          <table:table-cell office:value-type="float" office:value="0" calcext:value-type="float">
            <text:p>0</text:p>
          </table:table-cell>
          <table:table-cell office:value-type="float" office:value="4766735" calcext:value-type="float">
            <text:p>4766735</text:p>
          </table:table-cell>
          <table:table-cell/>
          <table:table-cell office:value-type="float" office:value="2.61679300000105" calcext:value-type="float">
            <text:p>2.616793</text:p>
          </table:table-cell>
          <table:table-cell office:value-type="float" office:value="1.30546899999899" calcext:value-type="float">
            <text:p>1.305469</text:p>
          </table:table-cell>
          <table:table-cell office:value-type="float" office:value="1.31132400000206" calcext:value-type="float">
            <text:p>1.311324</text:p>
          </table:table-cell>
          <table:table-cell office:value-type="float" office:value="594557" calcext:value-type="float">
            <text:p>594557</text:p>
          </table:table-cell>
          <table:table-cell office:value-type="float" office:value="3.88909134195816" calcext:value-type="float">
            <text:p>3.889091342</text:p>
          </table:table-cell>
          <table:table-cell table:formula="of:=[.E121]/[.J121]" office:value-type="float" office:value="8.01728850219575" calcext:value-type="float">
            <text:p>8.0172885022</text:p>
          </table:table-cell>
          <table:table-cell table:formula="of:=[.D121]/[.I12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advanced-seos-need-know-algorithm-updates-277147</text:p>
          </table:table-cell>
          <table:table-cell table:number-columns-repeated="2" office:value-type="float" office:value="14.7407170000006" calcext:value-type="float">
            <text:p>14.740717</text:p>
          </table:table-cell>
          <table:table-cell office:value-type="float" office:value="0" calcext:value-type="float">
            <text:p>0</text:p>
          </table:table-cell>
          <table:table-cell office:value-type="float" office:value="4723578" calcext:value-type="float">
            <text:p>4723578</text:p>
          </table:table-cell>
          <table:table-cell/>
          <table:table-cell office:value-type="float" office:value="2.08647100000235" calcext:value-type="float">
            <text:p>2.086471</text:p>
          </table:table-cell>
          <table:table-cell office:value-type="float" office:value="1.1208340000012" calcext:value-type="float">
            <text:p>1.120834</text:p>
          </table:table-cell>
          <table:table-cell office:value-type="float" office:value="0.965637000001145" calcext:value-type="float">
            <text:p>0.965637</text:p>
          </table:table-cell>
          <table:table-cell office:value-type="float" office:value="569838" calcext:value-type="float">
            <text:p>569838</text:p>
          </table:table-cell>
          <table:table-cell office:value-type="float" office:value="7.06490384960251" calcext:value-type="float">
            <text:p>7.0649038496</text:p>
          </table:table-cell>
          <table:table-cell table:formula="of:=[.E122]/[.J122]" office:value-type="float" office:value="8.28933486359281" calcext:value-type="float">
            <text:p>8.2893348636</text:p>
          </table:table-cell>
          <table:table-cell table:formula="of:=[.D122]/[.I12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organic-food-thought-top-things-seo-columns-2015-237859</text:p>
          </table:table-cell>
          <table:table-cell table:number-columns-repeated="2" office:value-type="float" office:value="9.14237499999945" calcext:value-type="float">
            <text:p>9.142375</text:p>
          </table:table-cell>
          <table:table-cell office:value-type="float" office:value="0" calcext:value-type="float">
            <text:p>0</text:p>
          </table:table-cell>
          <table:table-cell office:value-type="float" office:value="4712837" calcext:value-type="float">
            <text:p>4712837</text:p>
          </table:table-cell>
          <table:table-cell/>
          <table:table-cell office:value-type="float" office:value="2.2020420000008" calcext:value-type="float">
            <text:p>2.202042</text:p>
          </table:table-cell>
          <table:table-cell office:value-type="float" office:value="1.15611999999964" calcext:value-type="float">
            <text:p>1.15612</text:p>
          </table:table-cell>
          <table:table-cell office:value-type="float" office:value="1.04592200000116" calcext:value-type="float">
            <text:p>1.045922</text:p>
          </table:table-cell>
          <table:table-cell office:value-type="float" office:value="291770" calcext:value-type="float">
            <text:p>291770</text:p>
          </table:table-cell>
          <table:table-cell office:value-type="float" office:value="4.15177140127033" calcext:value-type="float">
            <text:p>4.1517714013</text:p>
          </table:table-cell>
          <table:table-cell table:formula="of:=[.E123]/[.J123]" office:value-type="float" office:value="16.1525756589094" calcext:value-type="float">
            <text:p>16.1525756589</text:p>
          </table:table-cell>
          <table:table-cell table:formula="of:=[.D123]/[.I12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you-have-to-own-your-own-back-yard-264017</text:p>
          </table:table-cell>
          <table:table-cell table:number-columns-repeated="2" office:value-type="float" office:value="13.2701799999995" calcext:value-type="float">
            <text:p>13.27018</text:p>
          </table:table-cell>
          <table:table-cell office:value-type="float" office:value="0" calcext:value-type="float">
            <text:p>0</text:p>
          </table:table-cell>
          <table:table-cell office:value-type="float" office:value="4712664" calcext:value-type="float">
            <text:p>4712664</text:p>
          </table:table-cell>
          <table:table-cell/>
          <table:table-cell office:value-type="float" office:value="3.43567599999733" calcext:value-type="float">
            <text:p>3.435676</text:p>
          </table:table-cell>
          <table:table-cell office:value-type="float" office:value="1.17283399999724" calcext:value-type="float">
            <text:p>1.172834</text:p>
          </table:table-cell>
          <table:table-cell office:value-type="float" office:value="2.26284200000009" calcext:value-type="float">
            <text:p>2.262842</text:p>
          </table:table-cell>
          <table:table-cell office:value-type="float" office:value="1077937" calcext:value-type="float">
            <text:p>1077937</text:p>
          </table:table-cell>
          <table:table-cell office:value-type="float" office:value="3.86246549442084" calcext:value-type="float">
            <text:p>3.8624654944</text:p>
          </table:table-cell>
          <table:table-cell table:formula="of:=[.E124]/[.J124]" office:value-type="float" office:value="4.37192897173026" calcext:value-type="float">
            <text:p>4.3719289717</text:p>
          </table:table-cell>
          <table:table-cell table:formula="of:=[.D124]/[.I12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three-important-data-segmentations-google-paid-search-analysis-253761</text:p>
          </table:table-cell>
          <table:table-cell table:number-columns-repeated="2" office:value-type="float" office:value="13.1584750000002" calcext:value-type="float">
            <text:p>13.158475</text:p>
          </table:table-cell>
          <table:table-cell office:value-type="float" office:value="0" calcext:value-type="float">
            <text:p>0</text:p>
          </table:table-cell>
          <table:table-cell office:value-type="float" office:value="4690045" calcext:value-type="float">
            <text:p>4690045</text:p>
          </table:table-cell>
          <table:table-cell/>
          <table:table-cell table:number-columns-repeated="2" office:value-type="float" office:value="2.825713000002" calcext:value-type="float">
            <text:p>2.825713</text:p>
          </table:table-cell>
          <table:table-cell office:value-type="float" office:value="0" calcext:value-type="float">
            <text:p>0</text:p>
          </table:table-cell>
          <table:table-cell office:value-type="float" office:value="681586" calcext:value-type="float">
            <text:p>681586</text:p>
          </table:table-cell>
          <table:table-cell office:value-type="float" office:value="4.65669195703558" calcext:value-type="float">
            <text:p>4.656691957</text:p>
          </table:table-cell>
          <table:table-cell table:formula="of:=[.E125]/[.J125]" office:value-type="float" office:value="6.88107590238062" calcext:value-type="float">
            <text:p>6.8810759024</text:p>
          </table:table-cell>
          <table:table-cell table:formula="of:=[.D125]/[.I125]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call-entries-2017-search-engine-land-awards-274554</text:p>
          </table:table-cell>
          <table:table-cell table:number-columns-repeated="2" office:value-type="float" office:value="19.2381299999979" calcext:value-type="float">
            <text:p>19.23813</text:p>
          </table:table-cell>
          <table:table-cell office:value-type="float" office:value="0" calcext:value-type="float">
            <text:p>0</text:p>
          </table:table-cell>
          <table:table-cell office:value-type="float" office:value="4673914" calcext:value-type="float">
            <text:p>4673914</text:p>
          </table:table-cell>
          <table:table-cell/>
          <table:table-cell office:value-type="float" office:value="2.04719900000055" calcext:value-type="float">
            <text:p>2.047199</text:p>
          </table:table-cell>
          <table:table-cell office:value-type="float" office:value="1.05124499999875" calcext:value-type="float">
            <text:p>1.051245</text:p>
          </table:table-cell>
          <table:table-cell office:value-type="float" office:value="0.995954000001799" calcext:value-type="float">
            <text:p>0.995954</text:p>
          </table:table-cell>
          <table:table-cell office:value-type="float" office:value="548560" calcext:value-type="float">
            <text:p>548560</text:p>
          </table:table-cell>
          <table:table-cell office:value-type="float" office:value="9.39729357038213" calcext:value-type="float">
            <text:p>9.3972935704</text:p>
          </table:table-cell>
          <table:table-cell table:formula="of:=[.E126]/[.J126]" office:value-type="float" office:value="8.52033323610909" calcext:value-type="float">
            <text:p>8.5203332361</text:p>
          </table:table-cell>
          <table:table-cell table:formula="of:=[.D126]/[.I12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seo-can-create-budget-efficiencies-paid-search-campaigns-277100</text:p>
          </table:table-cell>
          <table:table-cell table:number-columns-repeated="2" office:value-type="float" office:value="13.2362640000028" calcext:value-type="float">
            <text:p>13.236264</text:p>
          </table:table-cell>
          <table:table-cell office:value-type="float" office:value="0" calcext:value-type="float">
            <text:p>0</text:p>
          </table:table-cell>
          <table:table-cell office:value-type="float" office:value="4670792" calcext:value-type="float">
            <text:p>4670792</text:p>
          </table:table-cell>
          <table:table-cell/>
          <table:table-cell office:value-type="float" office:value="1.2349899999972" calcext:value-type="float">
            <text:p>1.23499</text:p>
          </table:table-cell>
          <table:table-cell office:value-type="float" office:value="0.352031999998872" calcext:value-type="float">
            <text:p>0.352032</text:p>
          </table:table-cell>
          <table:table-cell office:value-type="float" office:value="0.882957999998325" calcext:value-type="float">
            <text:p>0.882958</text:p>
          </table:table-cell>
          <table:table-cell office:value-type="float" office:value="505411" calcext:value-type="float">
            <text:p>505411</text:p>
          </table:table-cell>
          <table:table-cell office:value-type="float" office:value="10.7177094551639" calcext:value-type="float">
            <text:p>10.7177094552</text:p>
          </table:table-cell>
          <table:table-cell table:formula="of:=[.E127]/[.J127]" office:value-type="float" office:value="9.24157171094416" calcext:value-type="float">
            <text:p>9.2415717109</text:p>
          </table:table-cell>
          <table:table-cell table:formula="of:=[.D127]/[.I12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google-search-app-ios-gains-gboard-trending-widget-3d-touch-272101</text:p>
          </table:table-cell>
          <table:table-cell table:number-columns-repeated="2" office:value-type="float" office:value="12.796534000001" calcext:value-type="float">
            <text:p>12.796534</text:p>
          </table:table-cell>
          <table:table-cell office:value-type="float" office:value="0" calcext:value-type="float">
            <text:p>0</text:p>
          </table:table-cell>
          <table:table-cell office:value-type="float" office:value="4665800" calcext:value-type="float">
            <text:p>4665800</text:p>
          </table:table-cell>
          <table:table-cell/>
          <table:table-cell office:value-type="float" office:value="2.35143800000151" calcext:value-type="float">
            <text:p>2.351438</text:p>
          </table:table-cell>
          <table:table-cell office:value-type="float" office:value="1.35264900000038" calcext:value-type="float">
            <text:p>1.352649</text:p>
          </table:table-cell>
          <table:table-cell office:value-type="float" office:value="0.998789000001125" calcext:value-type="float">
            <text:p>0.998789</text:p>
          </table:table-cell>
          <table:table-cell office:value-type="float" office:value="1189460" calcext:value-type="float">
            <text:p>1189460</text:p>
          </table:table-cell>
          <table:table-cell office:value-type="float" office:value="5.44200357398017" calcext:value-type="float">
            <text:p>5.442003574</text:p>
          </table:table-cell>
          <table:table-cell table:formula="of:=[.E128]/[.J128]" office:value-type="float" office:value="3.92262034872968" calcext:value-type="float">
            <text:p>3.9226203487</text:p>
          </table:table-cell>
          <table:table-cell table:formula="of:=[.D128]/[.I12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google-home-can-now-support-distinguish-six-separate-users-273497</text:p>
          </table:table-cell>
          <table:table-cell table:number-columns-repeated="2" office:value-type="float" office:value="13.8671490000015" calcext:value-type="float">
            <text:p>13.867149</text:p>
          </table:table-cell>
          <table:table-cell office:value-type="float" office:value="0" calcext:value-type="float">
            <text:p>0</text:p>
          </table:table-cell>
          <table:table-cell office:value-type="float" office:value="4642780" calcext:value-type="float">
            <text:p>4642780</text:p>
          </table:table-cell>
          <table:table-cell/>
          <table:table-cell office:value-type="float" office:value="2.56672799999978" calcext:value-type="float">
            <text:p>2.566728</text:p>
          </table:table-cell>
          <table:table-cell office:value-type="float" office:value="1.18732099999943" calcext:value-type="float">
            <text:p>1.187321</text:p>
          </table:table-cell>
          <table:table-cell office:value-type="float" office:value="1.37940700000036" calcext:value-type="float">
            <text:p>1.379407</text:p>
          </table:table-cell>
          <table:table-cell office:value-type="float" office:value="655026" calcext:value-type="float">
            <text:p>655026</text:p>
          </table:table-cell>
          <table:table-cell office:value-type="float" office:value="5.40265622224197" calcext:value-type="float">
            <text:p>5.4026562222</text:p>
          </table:table-cell>
          <table:table-cell table:formula="of:=[.E129]/[.J129]" office:value-type="float" office:value="7.08793238741668" calcext:value-type="float">
            <text:p>7.0879323874</text:p>
          </table:table-cell>
          <table:table-cell table:formula="of:=[.D129]/[.I12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google-publishes-best-practices-search-engine-friendly-progressive-web-apps-pwas-262871</text:p>
          </table:table-cell>
          <table:table-cell office:value-type="float" office:value="11.7996469999998" calcext:value-type="float">
            <text:p>11.799647</text:p>
          </table:table-cell>
          <table:table-cell office:value-type="float" office:value="11.7996469999998" calcext:value-type="float">
            <text:p>11.799647</text:p>
          </table:table-cell>
          <table:table-cell office:value-type="float" office:value="0" calcext:value-type="float">
            <text:p>0</text:p>
          </table:table-cell>
          <table:table-cell office:value-type="float" office:value="4641556" calcext:value-type="float">
            <text:p>4641556</text:p>
          </table:table-cell>
          <table:table-cell/>
          <table:table-cell office:value-type="float" office:value="2.23323699999992" calcext:value-type="float">
            <text:p>2.233237</text:p>
          </table:table-cell>
          <table:table-cell office:value-type="float" office:value="1.09832599999981" calcext:value-type="float">
            <text:p>1.098326</text:p>
          </table:table-cell>
          <table:table-cell office:value-type="float" office:value="1.13491100000011" calcext:value-type="float">
            <text:p>1.134911</text:p>
          </table:table-cell>
          <table:table-cell office:value-type="float" office:value="582495" calcext:value-type="float">
            <text:p>582495</text:p>
          </table:table-cell>
          <table:table-cell office:value-type="float" office:value="5.28365193662841" calcext:value-type="float">
            <text:p>5.2836519366</text:p>
          </table:table-cell>
          <table:table-cell table:formula="of:=[.E130]/[.J130]" office:value-type="float" office:value="7.96840487901184" calcext:value-type="float">
            <text:p>7.968404879</text:p>
          </table:table-cell>
          <table:table-cell table:formula="of:=[.D130]/[.I13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antikythera-mechanism-google-doodle-honors-ancient-astronomical-tool-275178</text:p>
          </table:table-cell>
          <table:table-cell table:number-columns-repeated="2" office:value-type="float" office:value="13.3749750000025" calcext:value-type="float">
            <text:p>13.374975</text:p>
          </table:table-cell>
          <table:table-cell office:value-type="float" office:value="0" calcext:value-type="float">
            <text:p>0</text:p>
          </table:table-cell>
          <table:table-cell office:value-type="float" office:value="4616047" calcext:value-type="float">
            <text:p>4616047</text:p>
          </table:table-cell>
          <table:table-cell/>
          <table:table-cell table:number-columns-repeated="2" office:value-type="float" office:value="2.06592400000045" calcext:value-type="float">
            <text:p>2.065924</text:p>
          </table:table-cell>
          <table:table-cell office:value-type="float" office:value="0" calcext:value-type="float">
            <text:p>0</text:p>
          </table:table-cell>
          <table:table-cell office:value-type="float" office:value="462026" calcext:value-type="float">
            <text:p>462026</text:p>
          </table:table-cell>
          <table:table-cell office:value-type="float" office:value="6.4740885918357" calcext:value-type="float">
            <text:p>6.4740885918</text:p>
          </table:table-cell>
          <table:table-cell table:formula="of:=[.E131]/[.J131]" office:value-type="float" office:value="9.99088146554523" calcext:value-type="float">
            <text:p>9.9908814655</text:p>
          </table:table-cell>
          <table:table-cell table:formula="of:=[.D131]/[.I131]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faq-google-mobile-first-index-262751</text:p>
          </table:table-cell>
          <table:table-cell office:value-type="float" office:value="13.4136990000006" calcext:value-type="float">
            <text:p>13.413699</text:p>
          </table:table-cell>
          <table:table-cell office:value-type="float" office:value="13.4136990000006" calcext:value-type="float">
            <text:p>13.413699</text:p>
          </table:table-cell>
          <table:table-cell office:value-type="float" office:value="0" calcext:value-type="float">
            <text:p>0</text:p>
          </table:table-cell>
          <table:table-cell office:value-type="float" office:value="4610806" calcext:value-type="float">
            <text:p>4610806</text:p>
          </table:table-cell>
          <table:table-cell/>
          <table:table-cell office:value-type="float" office:value="2.07952399999886" calcext:value-type="float">
            <text:p>2.079524</text:p>
          </table:table-cell>
          <table:table-cell office:value-type="float" office:value="1.16788899999846" calcext:value-type="float">
            <text:p>1.167889</text:p>
          </table:table-cell>
          <table:table-cell office:value-type="float" office:value="0.911635000000391" calcext:value-type="float">
            <text:p>0.911635</text:p>
          </table:table-cell>
          <table:table-cell office:value-type="float" office:value="573974" calcext:value-type="float">
            <text:p>573974</text:p>
          </table:table-cell>
          <table:table-cell office:value-type="float" office:value="6.45036989234457" calcext:value-type="float">
            <text:p>6.4503698923</text:p>
          </table:table-cell>
          <table:table-cell table:formula="of:=[.E132]/[.J132]" office:value-type="float" office:value="8.03312693606331" calcext:value-type="float">
            <text:p>8.0331269361</text:p>
          </table:table-cell>
          <table:table-cell table:formula="of:=[.D132]/[.I13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perfect-local-seo-landing-page-infographic-251604</text:p>
          </table:table-cell>
          <table:table-cell table:number-columns-repeated="2" office:value-type="float" office:value="9.6291710000005" calcext:value-type="float">
            <text:p>9.629171</text:p>
          </table:table-cell>
          <table:table-cell office:value-type="float" office:value="0" calcext:value-type="float">
            <text:p>0</text:p>
          </table:table-cell>
          <table:table-cell office:value-type="float" office:value="4541447" calcext:value-type="float">
            <text:p>4541447</text:p>
          </table:table-cell>
          <table:table-cell/>
          <table:table-cell office:value-type="float" office:value="2.94492900000114" calcext:value-type="float">
            <text:p>2.944929</text:p>
          </table:table-cell>
          <table:table-cell office:value-type="float" office:value="1.11770700000489" calcext:value-type="float">
            <text:p>1.117707</text:p>
          </table:table-cell>
          <table:table-cell office:value-type="float" office:value="1.82722199999625" calcext:value-type="float">
            <text:p>1.827222</text:p>
          </table:table-cell>
          <table:table-cell office:value-type="float" office:value="714453" calcext:value-type="float">
            <text:p>714453</text:p>
          </table:table-cell>
          <table:table-cell office:value-type="float" office:value="3.26974640135527" calcext:value-type="float">
            <text:p>3.2697464014</text:p>
          </table:table-cell>
          <table:table-cell table:formula="of:=[.E133]/[.J133]" office:value-type="float" office:value="6.35653709901141" calcext:value-type="float">
            <text:p>6.356537099</text:p>
          </table:table-cell>
          <table:table-cell table:formula="of:=[.D133]/[.I13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participate-in-our-audience-survey-enter-to-win-a-50-amazon-gift-card-230299</text:p>
          </table:table-cell>
          <table:table-cell table:number-columns-repeated="2" office:value-type="float" office:value="13.2004280000001" calcext:value-type="float">
            <text:p>13.200428</text:p>
          </table:table-cell>
          <table:table-cell office:value-type="float" office:value="0" calcext:value-type="float">
            <text:p>0</text:p>
          </table:table-cell>
          <table:table-cell office:value-type="float" office:value="4417786" calcext:value-type="float">
            <text:p>4417786</text:p>
          </table:table-cell>
          <table:table-cell/>
          <table:table-cell office:value-type="float" office:value="3.62355700000262" calcext:value-type="float">
            <text:p>3.623557</text:p>
          </table:table-cell>
          <table:table-cell office:value-type="float" office:value="1.04689600000347" calcext:value-type="float">
            <text:p>1.046896</text:p>
          </table:table-cell>
          <table:table-cell office:value-type="float" office:value="2.57666099999915" calcext:value-type="float">
            <text:p>2.576661</text:p>
          </table:table-cell>
          <table:table-cell office:value-type="float" office:value="1101062" calcext:value-type="float">
            <text:p>1101062</text:p>
          </table:table-cell>
          <table:table-cell office:value-type="float" office:value="3.64294752365992" calcext:value-type="float">
            <text:p>3.6429475237</text:p>
          </table:table-cell>
          <table:table-cell table:formula="of:=[.E134]/[.J134]" office:value-type="float" office:value="4.01229540207545" calcext:value-type="float">
            <text:p>4.0122954021</text:p>
          </table:table-cell>
          <table:table-cell table:formula="of:=[.D134]/[.I13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35-ways-improve-seo-sem-performance-smx-advanced-275130</text:p>
          </table:table-cell>
          <table:table-cell office:value-type="float" office:value="13.0332920000001" calcext:value-type="float">
            <text:p>13.033292</text:p>
          </table:table-cell>
          <table:table-cell office:value-type="float" office:value="13.0332920000001" calcext:value-type="float">
            <text:p>13.033292</text:p>
          </table:table-cell>
          <table:table-cell office:value-type="float" office:value="0" calcext:value-type="float">
            <text:p>0</text:p>
          </table:table-cell>
          <table:table-cell office:value-type="float" office:value="4295029" calcext:value-type="float">
            <text:p>4295029</text:p>
          </table:table-cell>
          <table:table-cell/>
          <table:table-cell office:value-type="float" office:value="2.496234000002" calcext:value-type="float">
            <text:p>2.496234</text:p>
          </table:table-cell>
          <table:table-cell office:value-type="float" office:value="0.905673999997815" calcext:value-type="float">
            <text:p>0.905674</text:p>
          </table:table-cell>
          <table:table-cell office:value-type="float" office:value="1.59056000000419" calcext:value-type="float">
            <text:p>1.59056</text:p>
          </table:table-cell>
          <table:table-cell office:value-type="float" office:value="503595" calcext:value-type="float">
            <text:p>503595</text:p>
          </table:table-cell>
          <table:table-cell office:value-type="float" office:value="5.22118198854341" calcext:value-type="float">
            <text:p>5.2211819885</text:p>
          </table:table-cell>
          <table:table-cell table:formula="of:=[.E135]/[.J135]" office:value-type="float" office:value="8.52873638538905" calcext:value-type="float">
            <text:p>8.5287363854</text:p>
          </table:table-cell>
          <table:table-cell table:formula="of:=[.D135]/[.I13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no-ok-google-cortana-update-can-make-default-assistant-android-277325</text:p>
          </table:table-cell>
          <table:table-cell table:number-columns-repeated="2" office:value-type="float" office:value="13.0121530000033" calcext:value-type="float">
            <text:p>13.012153</text:p>
          </table:table-cell>
          <table:table-cell office:value-type="float" office:value="0" calcext:value-type="float">
            <text:p>0</text:p>
          </table:table-cell>
          <table:table-cell office:value-type="float" office:value="4261969" calcext:value-type="float">
            <text:p>4261969</text:p>
          </table:table-cell>
          <table:table-cell/>
          <table:table-cell office:value-type="float" office:value="2.42674400000033" calcext:value-type="float">
            <text:p>2.426744</text:p>
          </table:table-cell>
          <table:table-cell office:value-type="float" office:value="1.13324100000319" calcext:value-type="float">
            <text:p>1.133241</text:p>
          </table:table-cell>
          <table:table-cell office:value-type="float" office:value="1.29350299999714" calcext:value-type="float">
            <text:p>1.293503</text:p>
          </table:table-cell>
          <table:table-cell office:value-type="float" office:value="548829" calcext:value-type="float">
            <text:p>548829</text:p>
          </table:table-cell>
          <table:table-cell office:value-type="float" office:value="5.36198008525066" calcext:value-type="float">
            <text:p>5.3619800853</text:p>
          </table:table-cell>
          <table:table-cell table:formula="of:=[.E136]/[.J136]" office:value-type="float" office:value="7.76556814599812" calcext:value-type="float">
            <text:p>7.765568146</text:p>
          </table:table-cell>
          <table:table-cell table:formula="of:=[.D136]/[.I13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google-adds-fidget-spinner-basket-easter-eggs-277473</text:p>
          </table:table-cell>
          <table:table-cell table:number-columns-repeated="2" office:value-type="float" office:value="13.0208949999978" calcext:value-type="float">
            <text:p>13.020895</text:p>
          </table:table-cell>
          <table:table-cell office:value-type="float" office:value="0" calcext:value-type="float">
            <text:p>0</text:p>
          </table:table-cell>
          <table:table-cell office:value-type="float" office:value="4228407" calcext:value-type="float">
            <text:p>4228407</text:p>
          </table:table-cell>
          <table:table-cell/>
          <table:table-cell office:value-type="float" office:value="2.28573800000049" calcext:value-type="float">
            <text:p>2.285738</text:p>
          </table:table-cell>
          <table:table-cell office:value-type="float" office:value="1.26102700000228" calcext:value-type="float">
            <text:p>1.261027</text:p>
          </table:table-cell>
          <table:table-cell office:value-type="float" office:value="1.02471099999821" calcext:value-type="float">
            <text:p>1.024711</text:p>
          </table:table-cell>
          <table:table-cell office:value-type="float" office:value="565913" calcext:value-type="float">
            <text:p>565913</text:p>
          </table:table-cell>
          <table:table-cell office:value-type="float" office:value="5.69658246045479" calcext:value-type="float">
            <text:p>5.6965824605</text:p>
          </table:table-cell>
          <table:table-cell table:formula="of:=[.E137]/[.J137]" office:value-type="float" office:value="7.47183224276523" calcext:value-type="float">
            <text:p>7.4718322428</text:p>
          </table:table-cell>
          <table:table-cell table:formula="of:=[.D137]/[.I13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two-major-changes-potentially-coming-eus-right-forgotten-global-implications-275047</text:p>
          </table:table-cell>
          <table:table-cell table:number-columns-repeated="2" office:value-type="float" office:value="13.4746890000006" calcext:value-type="float">
            <text:p>13.474689</text:p>
          </table:table-cell>
          <table:table-cell office:value-type="float" office:value="0" calcext:value-type="float">
            <text:p>0</text:p>
          </table:table-cell>
          <table:table-cell office:value-type="float" office:value="4216366" calcext:value-type="float">
            <text:p>4216366</text:p>
          </table:table-cell>
          <table:table-cell/>
          <table:table-cell office:value-type="float" office:value="1.83359599999994" calcext:value-type="float">
            <text:p>1.833596</text:p>
          </table:table-cell>
          <table:table-cell office:value-type="float" office:value="1.00479799999994" calcext:value-type="float">
            <text:p>1.004798</text:p>
          </table:table-cell>
          <table:table-cell office:value-type="float" office:value="0.828798000000001" calcext:value-type="float">
            <text:p>0.828798</text:p>
          </table:table-cell>
          <table:table-cell office:value-type="float" office:value="85628" calcext:value-type="float">
            <text:p>85628</text:p>
          </table:table-cell>
          <table:table-cell office:value-type="float" office:value="7.34877748424464" calcext:value-type="float">
            <text:p>7.3487774842</text:p>
          </table:table-cell>
          <table:table-cell table:formula="of:=[.E138]/[.J138]" office:value-type="float" office:value="49.2405054421451" calcext:value-type="float">
            <text:p>49.2405054421</text:p>
          </table:table-cell>
          <table:table-cell table:formula="of:=[.D138]/[.I13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pull-live-inventory-data-product-database-place-search-ad-copy-261479</text:p>
          </table:table-cell>
          <table:table-cell table:number-columns-repeated="2" office:value-type="float" office:value="13.7810849999987" calcext:value-type="float">
            <text:p>13.781085</text:p>
          </table:table-cell>
          <table:table-cell office:value-type="float" office:value="0" calcext:value-type="float">
            <text:p>0</text:p>
          </table:table-cell>
          <table:table-cell office:value-type="float" office:value="4201189" calcext:value-type="float">
            <text:p>4201189</text:p>
          </table:table-cell>
          <table:table-cell/>
          <table:table-cell office:value-type="float" office:value="2.20241299999907" calcext:value-type="float">
            <text:p>2.202413</text:p>
          </table:table-cell>
          <table:table-cell office:value-type="float" office:value="1.11756999999853" calcext:value-type="float">
            <text:p>1.11757</text:p>
          </table:table-cell>
          <table:table-cell office:value-type="float" office:value="1.08484300000054" calcext:value-type="float">
            <text:p>1.084843</text:p>
          </table:table-cell>
          <table:table-cell office:value-type="float" office:value="540335" calcext:value-type="float">
            <text:p>540335</text:p>
          </table:table-cell>
          <table:table-cell office:value-type="float" office:value="6.25726646183278" calcext:value-type="float">
            <text:p>6.2572664618</text:p>
          </table:table-cell>
          <table:table-cell table:formula="of:=[.E139]/[.J139]" office:value-type="float" office:value="7.77515615312723" calcext:value-type="float">
            <text:p>7.7751561531</text:p>
          </table:table-cell>
          <table:table-cell table:formula="of:=[.D139]/[.I13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just-launched-search-engine-lands-new-martech-today-website-261253</text:p>
          </table:table-cell>
          <table:table-cell table:number-columns-repeated="2" office:value-type="float" office:value="13.5235589999975" calcext:value-type="float">
            <text:p>13.523559</text:p>
          </table:table-cell>
          <table:table-cell office:value-type="float" office:value="0" calcext:value-type="float">
            <text:p>0</text:p>
          </table:table-cell>
          <table:table-cell office:value-type="float" office:value="4192314" calcext:value-type="float">
            <text:p>4192314</text:p>
          </table:table-cell>
          <table:table-cell/>
          <table:table-cell office:value-type="float" office:value="3.08793300000252" calcext:value-type="float">
            <text:p>3.087933</text:p>
          </table:table-cell>
          <table:table-cell office:value-type="float" office:value="2.483785000004" calcext:value-type="float">
            <text:p>2.483785</text:p>
          </table:table-cell>
          <table:table-cell office:value-type="float" office:value="0.604147999998524" calcext:value-type="float">
            <text:p>0.604148</text:p>
          </table:table-cell>
          <table:table-cell office:value-type="float" office:value="114712" calcext:value-type="float">
            <text:p>114712</text:p>
          </table:table-cell>
          <table:table-cell office:value-type="float" office:value="4.37948588910008" calcext:value-type="float">
            <text:p>4.3794858891</text:p>
          </table:table-cell>
          <table:table-cell table:formula="of:=[.E140]/[.J140]" office:value-type="float" office:value="36.5464293186415" calcext:value-type="float">
            <text:p>36.5464293186</text:p>
          </table:table-cell>
          <table:table-cell table:formula="of:=[.D140]/[.I14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looking-for-black-friday-deals-bing-flyer-ads-retailer-circulars-263997</text:p>
          </table:table-cell>
          <table:table-cell table:number-columns-repeated="2" office:value-type="float" office:value="12.718895" calcext:value-type="float">
            <text:p>12.718895</text:p>
          </table:table-cell>
          <table:table-cell office:value-type="float" office:value="0" calcext:value-type="float">
            <text:p>0</text:p>
          </table:table-cell>
          <table:table-cell office:value-type="float" office:value="4187147" calcext:value-type="float">
            <text:p>4187147</text:p>
          </table:table-cell>
          <table:table-cell/>
          <table:table-cell office:value-type="float" office:value="2.50075399999696" calcext:value-type="float">
            <text:p>2.500754</text:p>
          </table:table-cell>
          <table:table-cell office:value-type="float" office:value="1.09825799999817" calcext:value-type="float">
            <text:p>1.098258</text:p>
          </table:table-cell>
          <table:table-cell office:value-type="float" office:value="1.40249599999879" calcext:value-type="float">
            <text:p>1.402496</text:p>
          </table:table-cell>
          <table:table-cell office:value-type="float" office:value="578860" calcext:value-type="float">
            <text:p>578860</text:p>
          </table:table-cell>
          <table:table-cell office:value-type="float" office:value="5.08602405515115" calcext:value-type="float">
            <text:p>5.0860240552</text:p>
          </table:table-cell>
          <table:table-cell table:formula="of:=[.E141]/[.J141]" office:value-type="float" office:value="7.23343640949452" calcext:value-type="float">
            <text:p>7.2334364095</text:p>
          </table:table-cell>
          <table:table-cell table:formula="of:=[.D141]/[.I14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optimize-content-seos-writers-274956</text:p>
          </table:table-cell>
          <table:table-cell table:number-columns-repeated="2" office:value-type="float" office:value="9.9711299999999" calcext:value-type="float">
            <text:p>9.97113</text:p>
          </table:table-cell>
          <table:table-cell office:value-type="float" office:value="0" calcext:value-type="float">
            <text:p>0</text:p>
          </table:table-cell>
          <table:table-cell office:value-type="float" office:value="4156560" calcext:value-type="float">
            <text:p>4156560</text:p>
          </table:table-cell>
          <table:table-cell/>
          <table:table-cell office:value-type="float" office:value="2.36330099999941" calcext:value-type="float">
            <text:p>2.363301</text:p>
          </table:table-cell>
          <table:table-cell office:value-type="float" office:value="1.00994100000026" calcext:value-type="float">
            <text:p>1.009941</text:p>
          </table:table-cell>
          <table:table-cell office:value-type="float" office:value="1.35335999999915" calcext:value-type="float">
            <text:p>1.35336</text:p>
          </table:table-cell>
          <table:table-cell office:value-type="float" office:value="568234" calcext:value-type="float">
            <text:p>568234</text:p>
          </table:table-cell>
          <table:table-cell office:value-type="float" office:value="4.21915363299148" calcext:value-type="float">
            <text:p>4.219153633</text:p>
          </table:table-cell>
          <table:table-cell table:formula="of:=[.E142]/[.J142]" office:value-type="float" office:value="7.31487380199003" calcext:value-type="float">
            <text:p>7.314873802</text:p>
          </table:table-cell>
          <table:table-cell table:formula="of:=[.D142]/[.I14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1-2-3-smile-say-hi-to-search-engine-land-on-instagram-220237</text:p>
          </table:table-cell>
          <table:table-cell table:number-columns-repeated="2" office:value-type="float" office:value="15.2415630000032" calcext:value-type="float">
            <text:p>15.241563</text:p>
          </table:table-cell>
          <table:table-cell office:value-type="float" office:value="0" calcext:value-type="float">
            <text:p>0</text:p>
          </table:table-cell>
          <table:table-cell office:value-type="float" office:value="4140995" calcext:value-type="float">
            <text:p>4140995</text:p>
          </table:table-cell>
          <table:table-cell/>
          <table:table-cell office:value-type="float" office:value="2.03011100000003" calcext:value-type="float">
            <text:p>2.030111</text:p>
          </table:table-cell>
          <table:table-cell office:value-type="float" office:value="1.10223500000028" calcext:value-type="float">
            <text:p>1.102235</text:p>
          </table:table-cell>
          <table:table-cell office:value-type="float" office:value="0.92787599999975" calcext:value-type="float">
            <text:p>0.927876</text:p>
          </table:table-cell>
          <table:table-cell office:value-type="float" office:value="517852" calcext:value-type="float">
            <text:p>517852</text:p>
          </table:table-cell>
          <table:table-cell office:value-type="float" office:value="7.50774859108836" calcext:value-type="float">
            <text:p>7.5077485911</text:p>
          </table:table-cell>
          <table:table-cell table:formula="of:=[.E143]/[.J143]" office:value-type="float" office:value="7.99648355128492" calcext:value-type="float">
            <text:p>7.9964835513</text:p>
          </table:table-cell>
          <table:table-cell table:formula="of:=[.D143]/[.I14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dont-tardy-back-school-searching-starts-july-plan-campaigns-now-275912</text:p>
          </table:table-cell>
          <table:table-cell table:number-columns-repeated="2" office:value-type="float" office:value="13.4560389999997" calcext:value-type="float">
            <text:p>13.456039</text:p>
          </table:table-cell>
          <table:table-cell office:value-type="float" office:value="0" calcext:value-type="float">
            <text:p>0</text:p>
          </table:table-cell>
          <table:table-cell office:value-type="float" office:value="3959419" calcext:value-type="float">
            <text:p>3959419</text:p>
          </table:table-cell>
          <table:table-cell/>
          <table:table-cell office:value-type="float" office:value="2.76289600000018" calcext:value-type="float">
            <text:p>2.762896</text:p>
          </table:table-cell>
          <table:table-cell office:value-type="float" office:value="2.3011230000011" calcext:value-type="float">
            <text:p>2.301123</text:p>
          </table:table-cell>
          <table:table-cell office:value-type="float" office:value="0.461772999999086" calcext:value-type="float">
            <text:p>0.461773</text:p>
          </table:table-cell>
          <table:table-cell office:value-type="float" office:value="53360" calcext:value-type="float">
            <text:p>53360</text:p>
          </table:table-cell>
          <table:table-cell office:value-type="float" office:value="4.87026619894445" calcext:value-type="float">
            <text:p>4.8702661989</text:p>
          </table:table-cell>
          <table:table-cell table:formula="of:=[.E144]/[.J144]" office:value-type="float" office:value="74.2020052473763" calcext:value-type="float">
            <text:p>74.2020052474</text:p>
          </table:table-cell>
          <table:table-cell table:formula="of:=[.D144]/[.I14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can-manage-inventory-google-shopping-247541</text:p>
          </table:table-cell>
          <table:table-cell table:number-columns-repeated="2" office:value-type="float" office:value="9.41840799999954" calcext:value-type="float">
            <text:p>9.418408</text:p>
          </table:table-cell>
          <table:table-cell office:value-type="float" office:value="0" calcext:value-type="float">
            <text:p>0</text:p>
          </table:table-cell>
          <table:table-cell office:value-type="float" office:value="3896224" calcext:value-type="float">
            <text:p>3896224</text:p>
          </table:table-cell>
          <table:table-cell/>
          <table:table-cell table:number-columns-repeated="2" office:value-type="float" office:value="3.05837500000052" calcext:value-type="float">
            <text:p>3.058375</text:p>
          </table:table-cell>
          <table:table-cell office:value-type="float" office:value="0" calcext:value-type="float">
            <text:p>0</text:p>
          </table:table-cell>
          <table:table-cell office:value-type="float" office:value="575154" calcext:value-type="float">
            <text:p>575154</text:p>
          </table:table-cell>
          <table:table-cell office:value-type="float" office:value="3.07954649119154" calcext:value-type="float">
            <text:p>3.0795464912</text:p>
          </table:table-cell>
          <table:table-cell table:formula="of:=[.E145]/[.J145]" office:value-type="float" office:value="6.77422742430723" calcext:value-type="float">
            <text:p>6.7742274243</text:p>
          </table:table-cell>
          <table:table-cell table:formula="of:=[.D145]/[.I145]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google-optimize-surveys-adwords-integrations-275671</text:p>
          </table:table-cell>
          <table:table-cell table:number-columns-repeated="2" office:value-type="float" office:value="13.5479770000002" calcext:value-type="float">
            <text:p>13.547977</text:p>
          </table:table-cell>
          <table:table-cell office:value-type="float" office:value="0" calcext:value-type="float">
            <text:p>0</text:p>
          </table:table-cell>
          <table:table-cell office:value-type="float" office:value="3841675" calcext:value-type="float">
            <text:p>3841675</text:p>
          </table:table-cell>
          <table:table-cell/>
          <table:table-cell table:number-columns-repeated="2" office:value-type="float" office:value="6.6589129999993" calcext:value-type="float">
            <text:p>6.658913</text:p>
          </table:table-cell>
          <table:table-cell office:value-type="float" office:value="0" calcext:value-type="float">
            <text:p>0</text:p>
          </table:table-cell>
          <table:table-cell office:value-type="float" office:value="1115556" calcext:value-type="float">
            <text:p>1115556</text:p>
          </table:table-cell>
          <table:table-cell office:value-type="float" office:value="2.03456284832098" calcext:value-type="float">
            <text:p>2.0345628483</text:p>
          </table:table-cell>
          <table:table-cell table:formula="of:=[.E146]/[.J146]" office:value-type="float" office:value="3.44373119771665" calcext:value-type="float">
            <text:p>3.4437311977</text:p>
          </table:table-cell>
          <table:table-cell table:formula="of:=[.D146]/[.I146]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7-unannounced-updates-google-business-2017-274086</text:p>
          </table:table-cell>
          <table:table-cell table:number-columns-repeated="2" office:value-type="float" office:value="13.5159820000008" calcext:value-type="float">
            <text:p>13.515982</text:p>
          </table:table-cell>
          <table:table-cell office:value-type="float" office:value="0" calcext:value-type="float">
            <text:p>0</text:p>
          </table:table-cell>
          <table:table-cell office:value-type="float" office:value="3834283" calcext:value-type="float">
            <text:p>3834283</text:p>
          </table:table-cell>
          <table:table-cell/>
          <table:table-cell office:value-type="float" office:value="2.37214500000118" calcext:value-type="float">
            <text:p>2.372145</text:p>
          </table:table-cell>
          <table:table-cell office:value-type="float" office:value="1.14463099999921" calcext:value-type="float">
            <text:p>1.144631</text:p>
          </table:table-cell>
          <table:table-cell office:value-type="float" office:value="1.22751400000198" calcext:value-type="float">
            <text:p>1.227514</text:p>
          </table:table-cell>
          <table:table-cell office:value-type="float" office:value="581493" calcext:value-type="float">
            <text:p>581493</text:p>
          </table:table-cell>
          <table:table-cell office:value-type="float" office:value="5.69778913177486" calcext:value-type="float">
            <text:p>5.6977891318</text:p>
          </table:table-cell>
          <table:table-cell table:formula="of:=[.E147]/[.J147]" office:value-type="float" office:value="6.59385925539946" calcext:value-type="float">
            <text:p>6.5938592554</text:p>
          </table:table-cell>
          <table:table-cell table:formula="of:=[.D147]/[.I14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need-get-google-business-support-use-twitter-270041</text:p>
          </table:table-cell>
          <table:table-cell table:number-columns-repeated="2" office:value-type="float" office:value="9.48579400000017" calcext:value-type="float">
            <text:p>9.485794</text:p>
          </table:table-cell>
          <table:table-cell office:value-type="float" office:value="0" calcext:value-type="float">
            <text:p>0</text:p>
          </table:table-cell>
          <table:table-cell office:value-type="float" office:value="3802102" calcext:value-type="float">
            <text:p>3802102</text:p>
          </table:table-cell>
          <table:table-cell/>
          <table:table-cell table:number-columns-repeated="2" office:value-type="float" office:value="2.91306599999916" calcext:value-type="float">
            <text:p>2.913066</text:p>
          </table:table-cell>
          <table:table-cell office:value-type="float" office:value="0" calcext:value-type="float">
            <text:p>0</text:p>
          </table:table-cell>
          <table:table-cell office:value-type="float" office:value="656648" calcext:value-type="float">
            <text:p>656648</text:p>
          </table:table-cell>
          <table:table-cell office:value-type="float" office:value="3.256292167772" calcext:value-type="float">
            <text:p>3.2562921678</text:p>
          </table:table-cell>
          <table:table-cell table:formula="of:=[.E148]/[.J148]" office:value-type="float" office:value="5.79016763928315" calcext:value-type="float">
            <text:p>5.7901676393</text:p>
          </table:table-cell>
          <table:table-cell table:formula="of:=[.D148]/[.I148]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google-expands-fact-checking-272698</text:p>
          </table:table-cell>
          <table:table-cell table:number-columns-repeated="2" office:value-type="float" office:value="8.09493400000019" calcext:value-type="float">
            <text:p>8.094934</text:p>
          </table:table-cell>
          <table:table-cell office:value-type="float" office:value="0" calcext:value-type="float">
            <text:p>0</text:p>
          </table:table-cell>
          <table:table-cell office:value-type="float" office:value="3790545" calcext:value-type="float">
            <text:p>3790545</text:p>
          </table:table-cell>
          <table:table-cell/>
          <table:table-cell office:value-type="float" office:value="2.79845399999977" calcext:value-type="float">
            <text:p>2.798454</text:p>
          </table:table-cell>
          <table:table-cell office:value-type="float" office:value="1.11021999999867" calcext:value-type="float">
            <text:p>1.11022</text:p>
          </table:table-cell>
          <table:table-cell office:value-type="float" office:value="1.6882340000011" calcext:value-type="float">
            <text:p>1.688234</text:p>
          </table:table-cell>
          <table:table-cell office:value-type="float" office:value="662325" calcext:value-type="float">
            <text:p>662325</text:p>
          </table:table-cell>
          <table:table-cell office:value-type="float" office:value="2.89264501042392" calcext:value-type="float">
            <text:p>2.8926450104</text:p>
          </table:table-cell>
          <table:table-cell table:formula="of:=[.E149]/[.J149]" office:value-type="float" office:value="5.72308911788019" calcext:value-type="float">
            <text:p>5.7230891179</text:p>
          </table:table-cell>
          <table:table-cell table:formula="of:=[.D149]/[.I14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eu-ready-fine-google-billions-shopping-search-case-report-276190</text:p>
          </table:table-cell>
          <table:table-cell table:number-columns-repeated="2" office:value-type="float" office:value="8.04564800000117" calcext:value-type="float">
            <text:p>8.045648</text:p>
          </table:table-cell>
          <table:table-cell office:value-type="float" office:value="0" calcext:value-type="float">
            <text:p>0</text:p>
          </table:table-cell>
          <table:table-cell office:value-type="float" office:value="3784564" calcext:value-type="float">
            <text:p>3784564</text:p>
          </table:table-cell>
          <table:table-cell/>
          <table:table-cell office:value-type="float" office:value="2.19341699999859" calcext:value-type="float">
            <text:p>2.193417</text:p>
          </table:table-cell>
          <table:table-cell office:value-type="float" office:value="1.20218999999633" calcext:value-type="float">
            <text:p>1.20219</text:p>
          </table:table-cell>
          <table:table-cell office:value-type="float" office:value="0.991227000002259" calcext:value-type="float">
            <text:p>0.991227</text:p>
          </table:table-cell>
          <table:table-cell office:value-type="float" office:value="601446" calcext:value-type="float">
            <text:p>601446</text:p>
          </table:table-cell>
          <table:table-cell office:value-type="float" office:value="3.66808864890093" calcext:value-type="float">
            <text:p>3.6680886489</text:p>
          </table:table-cell>
          <table:table-cell table:formula="of:=[.E150]/[.J150]" office:value-type="float" office:value="6.29244188173169" calcext:value-type="float">
            <text:p>6.2924418817</text:p>
          </table:table-cell>
          <table:table-cell table:formula="of:=[.D150]/[.I15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ppc-data-new-vs-existing-customers-sheds-light-user-behavior-optimization-opportunities-243412</text:p>
          </table:table-cell>
          <table:table-cell table:number-columns-repeated="2" office:value-type="float" office:value="12.7085139999999" calcext:value-type="float">
            <text:p>12.708514</text:p>
          </table:table-cell>
          <table:table-cell office:value-type="float" office:value="0" calcext:value-type="float">
            <text:p>0</text:p>
          </table:table-cell>
          <table:table-cell office:value-type="float" office:value="3768496" calcext:value-type="float">
            <text:p>3768496</text:p>
          </table:table-cell>
          <table:table-cell/>
          <table:table-cell office:value-type="float" office:value="2.0724909999999" calcext:value-type="float">
            <text:p>2.072491</text:p>
          </table:table-cell>
          <table:table-cell office:value-type="float" office:value="1.11586300000044" calcext:value-type="float">
            <text:p>1.115863</text:p>
          </table:table-cell>
          <table:table-cell office:value-type="float" office:value="0.956627999999459" calcext:value-type="float">
            <text:p>0.956628</text:p>
          </table:table-cell>
          <table:table-cell office:value-type="float" office:value="539174" calcext:value-type="float">
            <text:p>539174</text:p>
          </table:table-cell>
          <table:table-cell office:value-type="float" office:value="6.1319996082012" calcext:value-type="float">
            <text:p>6.1319996082</text:p>
          </table:table-cell>
          <table:table-cell table:formula="of:=[.E151]/[.J151]" office:value-type="float" office:value="6.98938747046408" calcext:value-type="float">
            <text:p>6.9893874705</text:p>
          </table:table-cell>
          <table:table-cell table:formula="of:=[.D151]/[.I15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googles-project-owl-attack-fake-news-273700</text:p>
          </table:table-cell>
          <table:table-cell table:number-columns-repeated="2" office:value-type="float" office:value="14.9514530000015" calcext:value-type="float">
            <text:p>14.951453</text:p>
          </table:table-cell>
          <table:table-cell office:value-type="float" office:value="0" calcext:value-type="float">
            <text:p>0</text:p>
          </table:table-cell>
          <table:table-cell office:value-type="float" office:value="3744986" calcext:value-type="float">
            <text:p>3744986</text:p>
          </table:table-cell>
          <table:table-cell/>
          <table:table-cell office:value-type="float" office:value="3.02005400000053" calcext:value-type="float">
            <text:p>3.020054</text:p>
          </table:table-cell>
          <table:table-cell office:value-type="float" office:value="1.23041200000444" calcext:value-type="float">
            <text:p>1.230412</text:p>
          </table:table-cell>
          <table:table-cell office:value-type="float" office:value="1.78964199999609" calcext:value-type="float">
            <text:p>1.789642</text:p>
          </table:table-cell>
          <table:table-cell office:value-type="float" office:value="662631" calcext:value-type="float">
            <text:p>662631</text:p>
          </table:table-cell>
          <table:table-cell office:value-type="float" office:value="4.95072372878064" calcext:value-type="float">
            <text:p>4.9507237288</text:p>
          </table:table-cell>
          <table:table-cell table:formula="of:=[.E152]/[.J152]" office:value-type="float" office:value="5.65169151458353" calcext:value-type="float">
            <text:p>5.6516915146</text:p>
          </table:table-cell>
          <table:table-cell table:formula="of:=[.D152]/[.I15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google-amp-results-google-news-doubles-268346</text:p>
          </table:table-cell>
          <table:table-cell table:number-columns-repeated="2" office:value-type="float" office:value="12.599577" calcext:value-type="float">
            <text:p>12.599577</text:p>
          </table:table-cell>
          <table:table-cell office:value-type="float" office:value="0" calcext:value-type="float">
            <text:p>0</text:p>
          </table:table-cell>
          <table:table-cell office:value-type="float" office:value="3735909" calcext:value-type="float">
            <text:p>3735909</text:p>
          </table:table-cell>
          <table:table-cell/>
          <table:table-cell office:value-type="float" office:value="2.35406000000057" calcext:value-type="float">
            <text:p>2.35406</text:p>
          </table:table-cell>
          <table:table-cell office:value-type="float" office:value="1.1241629999995" calcext:value-type="float">
            <text:p>1.124163</text:p>
          </table:table-cell>
          <table:table-cell office:value-type="float" office:value="1.22989700000107" calcext:value-type="float">
            <text:p>1.229897</text:p>
          </table:table-cell>
          <table:table-cell office:value-type="float" office:value="632338" calcext:value-type="float">
            <text:p>632338</text:p>
          </table:table-cell>
          <table:table-cell office:value-type="float" office:value="5.35227521813248" calcext:value-type="float">
            <text:p>5.3522752181</text:p>
          </table:table-cell>
          <table:table-cell table:formula="of:=[.E153]/[.J153]" office:value-type="float" office:value="5.90808871204957" calcext:value-type="float">
            <text:p>5.908088712</text:p>
          </table:table-cell>
          <table:table-cell table:formula="of:=[.D153]/[.I15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year-review-search-engine-lands-top-10-columns-2015-237752</text:p>
          </table:table-cell>
          <table:table-cell table:number-columns-repeated="2" office:value-type="float" office:value="13.7798780000012" calcext:value-type="float">
            <text:p>13.779878</text:p>
          </table:table-cell>
          <table:table-cell office:value-type="float" office:value="0" calcext:value-type="float">
            <text:p>0</text:p>
          </table:table-cell>
          <table:table-cell office:value-type="float" office:value="3734934" calcext:value-type="float">
            <text:p>3734934</text:p>
          </table:table-cell>
          <table:table-cell/>
          <table:table-cell office:value-type="float" office:value="2.01770299999771" calcext:value-type="float">
            <text:p>2.017703</text:p>
          </table:table-cell>
          <table:table-cell office:value-type="float" office:value="1.13657599999716" calcext:value-type="float">
            <text:p>1.136576</text:p>
          </table:table-cell>
          <table:table-cell office:value-type="float" office:value="0.881127000000554" calcext:value-type="float">
            <text:p>0.881127</text:p>
          </table:table-cell>
          <table:table-cell office:value-type="float" office:value="536019" calcext:value-type="float">
            <text:p>536019</text:p>
          </table:table-cell>
          <table:table-cell office:value-type="float" office:value="6.82948778884545" calcext:value-type="float">
            <text:p>6.8294877888</text:p>
          </table:table-cell>
          <table:table-cell table:formula="of:=[.E154]/[.J154]" office:value-type="float" office:value="6.96791345082917" calcext:value-type="float">
            <text:p>6.9679134508</text:p>
          </table:table-cell>
          <table:table-cell table:formula="of:=[.D154]/[.I15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eat-local-top-10-local-search-columns-2016-264767</text:p>
          </table:table-cell>
          <table:table-cell table:number-columns-repeated="2" office:value-type="float" office:value="13.0406610000009" calcext:value-type="float">
            <text:p>13.040661</text:p>
          </table:table-cell>
          <table:table-cell office:value-type="float" office:value="0" calcext:value-type="float">
            <text:p>0</text:p>
          </table:table-cell>
          <table:table-cell office:value-type="float" office:value="3716219" calcext:value-type="float">
            <text:p>3716219</text:p>
          </table:table-cell>
          <table:table-cell/>
          <table:table-cell office:value-type="float" office:value="2.61389799999961" calcext:value-type="float">
            <text:p>2.613898</text:p>
          </table:table-cell>
          <table:table-cell office:value-type="float" office:value="1.1623129999989" calcext:value-type="float">
            <text:p>1.162313</text:p>
          </table:table-cell>
          <table:table-cell office:value-type="float" office:value="1.45158500000071" calcext:value-type="float">
            <text:p>1.451585</text:p>
          </table:table-cell>
          <table:table-cell office:value-type="float" office:value="170633" calcext:value-type="float">
            <text:p>170633</text:p>
          </table:table-cell>
          <table:table-cell office:value-type="float" office:value="4.9889708779772" calcext:value-type="float">
            <text:p>4.988970878</text:p>
          </table:table-cell>
          <table:table-cell table:formula="of:=[.E155]/[.J155]" office:value-type="float" office:value="21.7790169545164" calcext:value-type="float">
            <text:p>21.7790169545</text:p>
          </table:table-cell>
          <table:table-cell table:formula="of:=[.D155]/[.I15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google-news-spammed-drug-spam-dating-sites-276832</text:p>
          </table:table-cell>
          <table:table-cell table:number-columns-repeated="2" office:value-type="float" office:value="12.5396640000017" calcext:value-type="float">
            <text:p>12.539664</text:p>
          </table:table-cell>
          <table:table-cell office:value-type="float" office:value="0" calcext:value-type="float">
            <text:p>0</text:p>
          </table:table-cell>
          <table:table-cell office:value-type="float" office:value="3689395" calcext:value-type="float">
            <text:p>3689395</text:p>
          </table:table-cell>
          <table:table-cell/>
          <table:table-cell office:value-type="float" office:value="3.01341800000046" calcext:value-type="float">
            <text:p>3.013418</text:p>
          </table:table-cell>
          <table:table-cell office:value-type="float" office:value="1.18510500000047" calcext:value-type="float">
            <text:p>1.185105</text:p>
          </table:table-cell>
          <table:table-cell office:value-type="float" office:value="1.82831299999998" calcext:value-type="float">
            <text:p>1.828313</text:p>
          </table:table-cell>
          <table:table-cell office:value-type="float" office:value="697114" calcext:value-type="float">
            <text:p>697114</text:p>
          </table:table-cell>
          <table:table-cell office:value-type="float" office:value="4.16127599954596" calcext:value-type="float">
            <text:p>4.1612759995</text:p>
          </table:table-cell>
          <table:table-cell table:formula="of:=[.E156]/[.J156]" office:value-type="float" office:value="5.29238402901104" calcext:value-type="float">
            <text:p>5.292384029</text:p>
          </table:table-cell>
          <table:table-cell table:formula="of:=[.D156]/[.I15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compare-6-top-content-management-systems-277117</text:p>
          </table:table-cell>
          <table:table-cell table:number-columns-repeated="2" office:value-type="float" office:value="10.4805909999995" calcext:value-type="float">
            <text:p>10.480591</text:p>
          </table:table-cell>
          <table:table-cell office:value-type="float" office:value="0" calcext:value-type="float">
            <text:p>0</text:p>
          </table:table-cell>
          <table:table-cell office:value-type="float" office:value="3683618" calcext:value-type="float">
            <text:p>3683618</text:p>
          </table:table-cell>
          <table:table-cell/>
          <table:table-cell office:value-type="float" office:value="2.39161299999978" calcext:value-type="float">
            <text:p>2.391613</text:p>
          </table:table-cell>
          <table:table-cell office:value-type="float" office:value="1.00892199999998" calcext:value-type="float">
            <text:p>1.008922</text:p>
          </table:table-cell>
          <table:table-cell office:value-type="float" office:value="1.3826909999998" calcext:value-type="float">
            <text:p>1.382691</text:p>
          </table:table-cell>
          <table:table-cell office:value-type="float" office:value="648398" calcext:value-type="float">
            <text:p>648398</text:p>
          </table:table-cell>
          <table:table-cell office:value-type="float" office:value="4.38222697401313" calcext:value-type="float">
            <text:p>4.382226974</text:p>
          </table:table-cell>
          <table:table-cell table:formula="of:=[.E157]/[.J157]" office:value-type="float" office:value="5.68110635751498" calcext:value-type="float">
            <text:p>5.6811063575</text:p>
          </table:table-cell>
          <table:table-cell table:formula="of:=[.D157]/[.I15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fathers-day-2017-google-doodle-brings-back-cactus-family-mothers-day-277279</text:p>
          </table:table-cell>
          <table:table-cell office:value-type="float" office:value="13.4777859999995" calcext:value-type="float">
            <text:p>13.477786</text:p>
          </table:table-cell>
          <table:table-cell office:value-type="float" office:value="13.4777859999995" calcext:value-type="float">
            <text:p>13.477786</text:p>
          </table:table-cell>
          <table:table-cell office:value-type="float" office:value="0" calcext:value-type="float">
            <text:p>0</text:p>
          </table:table-cell>
          <table:table-cell office:value-type="float" office:value="3603580" calcext:value-type="float">
            <text:p>3603580</text:p>
          </table:table-cell>
          <table:table-cell/>
          <table:table-cell office:value-type="float" office:value="2.57203599999957" calcext:value-type="float">
            <text:p>2.572036</text:p>
          </table:table-cell>
          <table:table-cell office:value-type="float" office:value="1.56446099999903" calcext:value-type="float">
            <text:p>1.564461</text:p>
          </table:table-cell>
          <table:table-cell office:value-type="float" office:value="1.00757500000054" calcext:value-type="float">
            <text:p>1.007575</text:p>
          </table:table-cell>
          <table:table-cell office:value-type="float" office:value="1133264" calcext:value-type="float">
            <text:p>1133264</text:p>
          </table:table-cell>
          <table:table-cell office:value-type="float" office:value="5.24012338863132" calcext:value-type="float">
            <text:p>5.2401233886</text:p>
          </table:table-cell>
          <table:table-cell table:formula="of:=[.E158]/[.J158]" office:value-type="float" office:value="3.17982394217058" calcext:value-type="float">
            <text:p>3.1798239422</text:p>
          </table:table-cell>
          <table:table-cell table:formula="of:=[.D158]/[.I15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googles-shaky-pitch-advertisers-let-dsas-handle-queries-264243</text:p>
          </table:table-cell>
          <table:table-cell table:number-columns-repeated="2" office:value-type="float" office:value="9.01285300000018" calcext:value-type="float">
            <text:p>9.012853</text:p>
          </table:table-cell>
          <table:table-cell office:value-type="float" office:value="0" calcext:value-type="float">
            <text:p>0</text:p>
          </table:table-cell>
          <table:table-cell office:value-type="float" office:value="3557190" calcext:value-type="float">
            <text:p>3557190</text:p>
          </table:table-cell>
          <table:table-cell/>
          <table:table-cell office:value-type="float" office:value="3.35933400000067" calcext:value-type="float">
            <text:p>3.359334</text:p>
          </table:table-cell>
          <table:table-cell office:value-type="float" office:value="1.07206299999598" calcext:value-type="float">
            <text:p>1.072063</text:p>
          </table:table-cell>
          <table:table-cell office:value-type="float" office:value="2.2872710000047" calcext:value-type="float">
            <text:p>2.287271</text:p>
          </table:table-cell>
          <table:table-cell office:value-type="float" office:value="550084" calcext:value-type="float">
            <text:p>550084</text:p>
          </table:table-cell>
          <table:table-cell office:value-type="float" office:value="2.6829285209504" calcext:value-type="float">
            <text:p>2.682928521</text:p>
          </table:table-cell>
          <table:table-cell table:formula="of:=[.E159]/[.J159]" office:value-type="float" office:value="6.4666305509704" calcext:value-type="float">
            <text:p>6.466630551</text:p>
          </table:table-cell>
          <table:table-cell table:formula="of:=[.D159]/[.I15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google-confirms-rolling-new-reviews-format-hotels-275754</text:p>
          </table:table-cell>
          <table:table-cell table:number-columns-repeated="2" office:value-type="float" office:value="13.5007289999994" calcext:value-type="float">
            <text:p>13.500729</text:p>
          </table:table-cell>
          <table:table-cell office:value-type="float" office:value="0" calcext:value-type="float">
            <text:p>0</text:p>
          </table:table-cell>
          <table:table-cell office:value-type="float" office:value="3543373" calcext:value-type="float">
            <text:p>3543373</text:p>
          </table:table-cell>
          <table:table-cell/>
          <table:table-cell table:number-columns-repeated="2" office:value-type="float" office:value="3.43827400000009" calcext:value-type="float">
            <text:p>3.438274</text:p>
          </table:table-cell>
          <table:table-cell office:value-type="float" office:value="0" calcext:value-type="float">
            <text:p>0</text:p>
          </table:table-cell>
          <table:table-cell office:value-type="float" office:value="519094" calcext:value-type="float">
            <text:p>519094</text:p>
          </table:table-cell>
          <table:table-cell office:value-type="float" office:value="3.9266006723138" calcext:value-type="float">
            <text:p>3.9266006723</text:p>
          </table:table-cell>
          <table:table-cell table:formula="of:=[.E160]/[.J160]" office:value-type="float" office:value="6.8260719638447" calcext:value-type="float">
            <text:p>6.8260719638</text:p>
          </table:table-cell>
          <table:table-cell table:formula="of:=[.D160]/[.I160]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authoritative-links-search-engine-lands-10-top-link-week-columns-2015-237917</text:p>
          </table:table-cell>
          <table:table-cell table:number-columns-repeated="2" office:value-type="float" office:value="12.8486090000006" calcext:value-type="float">
            <text:p>12.848609</text:p>
          </table:table-cell>
          <table:table-cell office:value-type="float" office:value="0" calcext:value-type="float">
            <text:p>0</text:p>
          </table:table-cell>
          <table:table-cell office:value-type="float" office:value="3520667" calcext:value-type="float">
            <text:p>3520667</text:p>
          </table:table-cell>
          <table:table-cell/>
          <table:table-cell office:value-type="float" office:value="2.2033909999991" calcext:value-type="float">
            <text:p>2.203391</text:p>
          </table:table-cell>
          <table:table-cell office:value-type="float" office:value="1.24857899999915" calcext:value-type="float">
            <text:p>1.248579</text:p>
          </table:table-cell>
          <table:table-cell office:value-type="float" office:value="0.954811999999949" calcext:value-type="float">
            <text:p>0.954812</text:p>
          </table:table-cell>
          <table:table-cell office:value-type="float" office:value="535981" calcext:value-type="float">
            <text:p>535981</text:p>
          </table:table-cell>
          <table:table-cell office:value-type="float" office:value="5.83128868185712" calcext:value-type="float">
            <text:p>5.8312886819</text:p>
          </table:table-cell>
          <table:table-cell table:formula="of:=[.E161]/[.J161]" office:value-type="float" office:value="6.56864142572218" calcext:value-type="float">
            <text:p>6.5686414257</text:p>
          </table:table-cell>
          <table:table-cell table:formula="of:=[.D161]/[.I16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susan-la-flesche-picotte-google-doodle-pays-homage-1st-american-indian-earn-medical-degree-277263</text:p>
          </table:table-cell>
          <table:table-cell office:value-type="float" office:value="14.1443429999999" calcext:value-type="float">
            <text:p>14.144343</text:p>
          </table:table-cell>
          <table:table-cell office:value-type="float" office:value="14.1443429999999" calcext:value-type="float">
            <text:p>14.144343</text:p>
          </table:table-cell>
          <table:table-cell office:value-type="float" office:value="0" calcext:value-type="float">
            <text:p>0</text:p>
          </table:table-cell>
          <table:table-cell office:value-type="float" office:value="3393914" calcext:value-type="float">
            <text:p>3393914</text:p>
          </table:table-cell>
          <table:table-cell/>
          <table:table-cell office:value-type="float" office:value="2.12555500000053" calcext:value-type="float">
            <text:p>2.125555</text:p>
          </table:table-cell>
          <table:table-cell office:value-type="float" office:value="1.10474500000054" calcext:value-type="float">
            <text:p>1.104745</text:p>
          </table:table-cell>
          <table:table-cell office:value-type="float" office:value="1.02080999999999" calcext:value-type="float">
            <text:p>1.02081</text:p>
          </table:table-cell>
          <table:table-cell office:value-type="float" office:value="536361" calcext:value-type="float">
            <text:p>536361</text:p>
          </table:table-cell>
          <table:table-cell office:value-type="float" office:value="6.65442343293698" calcext:value-type="float">
            <text:p>6.6544234329</text:p>
          </table:table-cell>
          <table:table-cell table:formula="of:=[.E162]/[.J162]" office:value-type="float" office:value="6.32766737328031" calcext:value-type="float">
            <text:p>6.3276673733</text:p>
          </table:table-cell>
          <table:table-cell table:formula="of:=[.D162]/[.I16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local-seo-beyond-the-browser-244797</text:p>
          </table:table-cell>
          <table:table-cell table:number-columns-repeated="2" office:value-type="float" office:value="16.0613990000002" calcext:value-type="float">
            <text:p>16.061399</text:p>
          </table:table-cell>
          <table:table-cell office:value-type="float" office:value="0" calcext:value-type="float">
            <text:p>0</text:p>
          </table:table-cell>
          <table:table-cell office:value-type="float" office:value="3365593" calcext:value-type="float">
            <text:p>3365593</text:p>
          </table:table-cell>
          <table:table-cell/>
          <table:table-cell office:value-type="float" office:value="2.37859499999922" calcext:value-type="float">
            <text:p>2.378595</text:p>
          </table:table-cell>
          <table:table-cell office:value-type="float" office:value="1.11555499999941" calcext:value-type="float">
            <text:p>1.115555</text:p>
          </table:table-cell>
          <table:table-cell office:value-type="float" office:value="1.26303999999981" calcext:value-type="float">
            <text:p>1.26304</text:p>
          </table:table-cell>
          <table:table-cell office:value-type="float" office:value="542429" calcext:value-type="float">
            <text:p>542429</text:p>
          </table:table-cell>
          <table:table-cell office:value-type="float" office:value="6.7524732037213" calcext:value-type="float">
            <text:p>6.7524732037</text:p>
          </table:table-cell>
          <table:table-cell table:formula="of:=[.E163]/[.J163]" office:value-type="float" office:value="6.20467010429015" calcext:value-type="float">
            <text:p>6.2046701043</text:p>
          </table:table-cell>
          <table:table-cell table:formula="of:=[.D163]/[.I16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forget-testimonials-page-2016-year-reviews-239395</text:p>
          </table:table-cell>
          <table:table-cell office:value-type="float" office:value="13.5361489999996" calcext:value-type="float">
            <text:p>13.536149</text:p>
          </table:table-cell>
          <table:table-cell office:value-type="float" office:value="13.5361489999996" calcext:value-type="float">
            <text:p>13.536149</text:p>
          </table:table-cell>
          <table:table-cell office:value-type="float" office:value="0" calcext:value-type="float">
            <text:p>0</text:p>
          </table:table-cell>
          <table:table-cell office:value-type="float" office:value="3334719" calcext:value-type="float">
            <text:p>3334719</text:p>
          </table:table-cell>
          <table:table-cell/>
          <table:table-cell office:value-type="float" office:value="2.11236900000222" calcext:value-type="float">
            <text:p>2.112369</text:p>
          </table:table-cell>
          <table:table-cell office:value-type="float" office:value="1.21846400000141" calcext:value-type="float">
            <text:p>1.218464</text:p>
          </table:table-cell>
          <table:table-cell office:value-type="float" office:value="0.893905000000804" calcext:value-type="float">
            <text:p>0.893905</text:p>
          </table:table-cell>
          <table:table-cell office:value-type="float" office:value="307492" calcext:value-type="float">
            <text:p>307492</text:p>
          </table:table-cell>
          <table:table-cell office:value-type="float" office:value="6.40804187146534" calcext:value-type="float">
            <text:p>6.4080418715</text:p>
          </table:table-cell>
          <table:table-cell table:formula="of:=[.E164]/[.J164]" office:value-type="float" office:value="10.8448967778023" calcext:value-type="float">
            <text:p>10.8448967778</text:p>
          </table:table-cell>
          <table:table-cell table:formula="of:=[.D164]/[.I16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3-free-adwords-testing-tools-adopt-today-270116</text:p>
          </table:table-cell>
          <table:table-cell table:number-columns-repeated="2" office:value-type="float" office:value="9.62605600000097" calcext:value-type="float">
            <text:p>9.626056</text:p>
          </table:table-cell>
          <table:table-cell office:value-type="float" office:value="0" calcext:value-type="float">
            <text:p>0</text:p>
          </table:table-cell>
          <table:table-cell office:value-type="float" office:value="3306032" calcext:value-type="float">
            <text:p>3306032</text:p>
          </table:table-cell>
          <table:table-cell/>
          <table:table-cell office:value-type="float" office:value="3.26883300000191" calcext:value-type="float">
            <text:p>3.268833</text:p>
          </table:table-cell>
          <table:table-cell office:value-type="float" office:value="1.18871700000455" calcext:value-type="float">
            <text:p>1.188717</text:p>
          </table:table-cell>
          <table:table-cell office:value-type="float" office:value="2.08011599999736" calcext:value-type="float">
            <text:p>2.080116</text:p>
          </table:table-cell>
          <table:table-cell office:value-type="float" office:value="804316" calcext:value-type="float">
            <text:p>804316</text:p>
          </table:table-cell>
          <table:table-cell office:value-type="float" office:value="2.9447989542431" calcext:value-type="float">
            <text:p>2.9447989542</text:p>
          </table:table-cell>
          <table:table-cell table:formula="of:=[.E165]/[.J165]" office:value-type="float" office:value="4.11036458307431" calcext:value-type="float">
            <text:p>4.1103645831</text:p>
          </table:table-cell>
          <table:table-cell table:formula="of:=[.D165]/[.I16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seo-shops-12-tips-xmas-234353</text:p>
          </table:table-cell>
          <table:table-cell table:number-columns-repeated="2" office:value-type="float" office:value="9.1199630000001" calcext:value-type="float">
            <text:p>9.119963</text:p>
          </table:table-cell>
          <table:table-cell office:value-type="float" office:value="0" calcext:value-type="float">
            <text:p>0</text:p>
          </table:table-cell>
          <table:table-cell office:value-type="float" office:value="3120096" calcext:value-type="float">
            <text:p>3120096</text:p>
          </table:table-cell>
          <table:table-cell/>
          <table:table-cell office:value-type="float" office:value="4.1202689999991" calcext:value-type="float">
            <text:p>4.120269</text:p>
          </table:table-cell>
          <table:table-cell office:value-type="float" office:value="1.19944300000134" calcext:value-type="float">
            <text:p>1.199443</text:p>
          </table:table-cell>
          <table:table-cell office:value-type="float" office:value="2.92082599999775" calcext:value-type="float">
            <text:p>2.920826</text:p>
          </table:table-cell>
          <table:table-cell office:value-type="float" office:value="860442" calcext:value-type="float">
            <text:p>860442</text:p>
          </table:table-cell>
          <table:table-cell office:value-type="float" office:value="2.21343873421907" calcext:value-type="float">
            <text:p>2.2134387342</text:p>
          </table:table-cell>
          <table:table-cell table:formula="of:=[.E166]/[.J166]" office:value-type="float" office:value="3.62615492967568" calcext:value-type="float">
            <text:p>3.6261549297</text:p>
          </table:table-cell>
          <table:table-cell table:formula="of:=[.D166]/[.I16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bing-ads-editor-updates-multi-select-277862</text:p>
          </table:table-cell>
          <table:table-cell table:number-columns-repeated="2" office:value-type="float" office:value="8.9451169999993" calcext:value-type="float">
            <text:p>8.945117</text:p>
          </table:table-cell>
          <table:table-cell office:value-type="float" office:value="0" calcext:value-type="float">
            <text:p>0</text:p>
          </table:table-cell>
          <table:table-cell office:value-type="float" office:value="3106052" calcext:value-type="float">
            <text:p>3106052</text:p>
          </table:table-cell>
          <table:table-cell/>
          <table:table-cell office:value-type="float" office:value="2.18118899999899" calcext:value-type="float">
            <text:p>2.181189</text:p>
          </table:table-cell>
          <table:table-cell office:value-type="float" office:value="1.10015399999975" calcext:value-type="float">
            <text:p>1.100154</text:p>
          </table:table-cell>
          <table:table-cell office:value-type="float" office:value="1.08103499999925" calcext:value-type="float">
            <text:p>1.081035</text:p>
          </table:table-cell>
          <table:table-cell office:value-type="float" office:value="576141" calcext:value-type="float">
            <text:p>576141</text:p>
          </table:table-cell>
          <table:table-cell office:value-type="float" office:value="4.10102792559629" calcext:value-type="float">
            <text:p>4.1010279256</text:p>
          </table:table-cell>
          <table:table-cell table:formula="of:=[.E167]/[.J167]" office:value-type="float" office:value="5.39113168477855" calcext:value-type="float">
            <text:p>5.3911316848</text:p>
          </table:table-cell>
          <table:table-cell table:formula="of:=[.D167]/[.I16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the-4-cs-a-recipe-for-precise-remarketing-campaigns-244386</text:p>
          </table:table-cell>
          <table:table-cell table:number-columns-repeated="2" office:value-type="float" office:value="9.59040499999901" calcext:value-type="float">
            <text:p>9.590405</text:p>
          </table:table-cell>
          <table:table-cell office:value-type="float" office:value="0" calcext:value-type="float">
            <text:p>0</text:p>
          </table:table-cell>
          <table:table-cell office:value-type="float" office:value="2940876" calcext:value-type="float">
            <text:p>2940876</text:p>
          </table:table-cell>
          <table:table-cell/>
          <table:table-cell office:value-type="float" office:value="2.25498800000059" calcext:value-type="float">
            <text:p>2.254988</text:p>
          </table:table-cell>
          <table:table-cell office:value-type="float" office:value="1.16147599999749" calcext:value-type="float">
            <text:p>1.161476</text:p>
          </table:table-cell>
          <table:table-cell office:value-type="float" office:value="1.0935120000031" calcext:value-type="float">
            <text:p>1.093512</text:p>
          </table:table-cell>
          <table:table-cell office:value-type="float" office:value="149245" calcext:value-type="float">
            <text:p>149245</text:p>
          </table:table-cell>
          <table:table-cell office:value-type="float" office:value="4.252973851744" calcext:value-type="float">
            <text:p>4.2529738517</text:p>
          </table:table-cell>
          <table:table-cell table:formula="of:=[.E168]/[.J168]" office:value-type="float" office:value="19.7050219437837" calcext:value-type="float">
            <text:p>19.7050219438</text:p>
          </table:table-cell>
          <table:table-cell table:formula="of:=[.D168]/[.I16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google-introduces-candidate-cards-for-presidential-election-season-241026</text:p>
          </table:table-cell>
          <table:table-cell table:number-columns-repeated="2" office:value-type="float" office:value="7.75430700000106" calcext:value-type="float">
            <text:p>7.754307</text:p>
          </table:table-cell>
          <table:table-cell office:value-type="float" office:value="0" calcext:value-type="float">
            <text:p>0</text:p>
          </table:table-cell>
          <table:table-cell office:value-type="float" office:value="2933653" calcext:value-type="float">
            <text:p>2933653</text:p>
          </table:table-cell>
          <table:table-cell/>
          <table:table-cell office:value-type="float" office:value="2.51627999999982" calcext:value-type="float">
            <text:p>2.51628</text:p>
          </table:table-cell>
          <table:table-cell office:value-type="float" office:value="1.10220399999889" calcext:value-type="float">
            <text:p>1.102204</text:p>
          </table:table-cell>
          <table:table-cell office:value-type="float" office:value="1.41407600000093" calcext:value-type="float">
            <text:p>1.414076</text:p>
          </table:table-cell>
          <table:table-cell office:value-type="float" office:value="597489" calcext:value-type="float">
            <text:p>597489</text:p>
          </table:table-cell>
          <table:table-cell office:value-type="float" office:value="3.08165506223537" calcext:value-type="float">
            <text:p>3.0816550622</text:p>
          </table:table-cell>
          <table:table-cell table:formula="of:=[.E169]/[.J169]" office:value-type="float" office:value="4.90996989065908" calcext:value-type="float">
            <text:p>4.9099698907</text:p>
          </table:table-cell>
          <table:table-cell table:formula="of:=[.D169]/[.I16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searchcap-google-io-news-google-buy-button-program-todays-google-doodle-275270</text:p>
          </table:table-cell>
          <table:table-cell table:number-columns-repeated="2" office:value-type="float" office:value="13.656551" calcext:value-type="float">
            <text:p>13.656551</text:p>
          </table:table-cell>
          <table:table-cell office:value-type="float" office:value="0" calcext:value-type="float">
            <text:p>0</text:p>
          </table:table-cell>
          <table:table-cell office:value-type="float" office:value="2861409" calcext:value-type="float">
            <text:p>2861409</text:p>
          </table:table-cell>
          <table:table-cell/>
          <table:table-cell office:value-type="float" office:value="2.00043200000073" calcext:value-type="float">
            <text:p>2.000432</text:p>
          </table:table-cell>
          <table:table-cell office:value-type="float" office:value="1.08708899999692" calcext:value-type="float">
            <text:p>1.087089</text:p>
          </table:table-cell>
          <table:table-cell office:value-type="float" office:value="0.913343000003811" calcext:value-type="float">
            <text:p>0.913343</text:p>
          </table:table-cell>
          <table:table-cell office:value-type="float" office:value="525716" calcext:value-type="float">
            <text:p>525716</text:p>
          </table:table-cell>
          <table:table-cell office:value-type="float" office:value="6.82680091100073" calcext:value-type="float">
            <text:p>6.826800911</text:p>
          </table:table-cell>
          <table:table-cell table:formula="of:=[.E170]/[.J170]" office:value-type="float" office:value="5.44287980582672" calcext:value-type="float">
            <text:p>5.4428798058</text:p>
          </table:table-cell>
          <table:table-cell table:formula="of:=[.D170]/[.I17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bing-ads-rolls-merchant-promotions-shopping-campaigns-us-273984</text:p>
          </table:table-cell>
          <table:table-cell table:number-columns-repeated="2" office:value-type="float" office:value="14.2243039999994" calcext:value-type="float">
            <text:p>14.224304</text:p>
          </table:table-cell>
          <table:table-cell office:value-type="float" office:value="0" calcext:value-type="float">
            <text:p>0</text:p>
          </table:table-cell>
          <table:table-cell office:value-type="float" office:value="2858859" calcext:value-type="float">
            <text:p>2858859</text:p>
          </table:table-cell>
          <table:table-cell/>
          <table:table-cell office:value-type="float" office:value="2.05739299999914" calcext:value-type="float">
            <text:p>2.057393</text:p>
          </table:table-cell>
          <table:table-cell office:value-type="float" office:value="1.049837999999" calcext:value-type="float">
            <text:p>1.049838</text:p>
          </table:table-cell>
          <table:table-cell office:value-type="float" office:value="1.00755500000014" calcext:value-type="float">
            <text:p>1.007555</text:p>
          </table:table-cell>
          <table:table-cell office:value-type="float" office:value="582296" calcext:value-type="float">
            <text:p>582296</text:p>
          </table:table-cell>
          <table:table-cell office:value-type="float" office:value="6.91375152924373" calcext:value-type="float">
            <text:p>6.9137515292</text:p>
          </table:table-cell>
          <table:table-cell table:formula="of:=[.E171]/[.J171]" office:value-type="float" office:value="4.90963187107588" calcext:value-type="float">
            <text:p>4.9096318711</text:p>
          </table:table-cell>
          <table:table-cell table:formula="of:=[.D171]/[.I17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7-real-world-tips-better-social-engagement-275453</text:p>
          </table:table-cell>
          <table:table-cell table:number-columns-repeated="2" office:value-type="float" office:value="9.70824100000027" calcext:value-type="float">
            <text:p>9.708241</text:p>
          </table:table-cell>
          <table:table-cell office:value-type="float" office:value="0" calcext:value-type="float">
            <text:p>0</text:p>
          </table:table-cell>
          <table:table-cell office:value-type="float" office:value="2727726" calcext:value-type="float">
            <text:p>2727726</text:p>
          </table:table-cell>
          <table:table-cell/>
          <table:table-cell office:value-type="float" office:value="2.35298799999873" calcext:value-type="float">
            <text:p>2.352988</text:p>
          </table:table-cell>
          <table:table-cell office:value-type="float" office:value="0.985465999998264" calcext:value-type="float">
            <text:p>0.985466</text:p>
          </table:table-cell>
          <table:table-cell office:value-type="float" office:value="1.36752200000047" calcext:value-type="float">
            <text:p>1.367522</text:p>
          </table:table-cell>
          <table:table-cell office:value-type="float" office:value="564770" calcext:value-type="float">
            <text:p>564770</text:p>
          </table:table-cell>
          <table:table-cell office:value-type="float" office:value="4.12592031918799" calcext:value-type="float">
            <text:p>4.1259203192</text:p>
          </table:table-cell>
          <table:table-cell table:formula="of:=[.E172]/[.J172]" office:value-type="float" office:value="4.82979974148769" calcext:value-type="float">
            <text:p>4.8297997415</text:p>
          </table:table-cell>
          <table:table-cell table:formula="of:=[.D172]/[.I17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google-adwords-in-market-audiences-search-campaigns-275611</text:p>
          </table:table-cell>
          <table:table-cell table:number-columns-repeated="2" office:value-type="float" office:value="11.9922409999999" calcext:value-type="float">
            <text:p>11.992241</text:p>
          </table:table-cell>
          <table:table-cell office:value-type="float" office:value="0" calcext:value-type="float">
            <text:p>0</text:p>
          </table:table-cell>
          <table:table-cell office:value-type="float" office:value="2704851" calcext:value-type="float">
            <text:p>2704851</text:p>
          </table:table-cell>
          <table:table-cell/>
          <table:table-cell office:value-type="float" office:value="2.13306700000248" calcext:value-type="float">
            <text:p>2.133067</text:p>
          </table:table-cell>
          <table:table-cell office:value-type="float" office:value="1.17202600000382" calcext:value-type="float">
            <text:p>1.172026</text:p>
          </table:table-cell>
          <table:table-cell office:value-type="float" office:value="0.961040999998663" calcext:value-type="float">
            <text:p>0.961041</text:p>
          </table:table-cell>
          <table:table-cell office:value-type="float" office:value="576253" calcext:value-type="float">
            <text:p>576253</text:p>
          </table:table-cell>
          <table:table-cell office:value-type="float" office:value="5.62206484840184" calcext:value-type="float">
            <text:p>5.6220648484</text:p>
          </table:table-cell>
          <table:table-cell table:formula="of:=[.E173]/[.J173]" office:value-type="float" office:value="4.69386016211629" calcext:value-type="float">
            <text:p>4.6938601621</text:p>
          </table:table-cell>
          <table:table-cell table:formula="of:=[.D173]/[.I17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ppc-strategy-planning-beyond-click-276678</text:p>
          </table:table-cell>
          <table:table-cell table:number-columns-repeated="2" office:value-type="float" office:value="9.3683889999993" calcext:value-type="float">
            <text:p>9.368389</text:p>
          </table:table-cell>
          <table:table-cell office:value-type="float" office:value="0" calcext:value-type="float">
            <text:p>0</text:p>
          </table:table-cell>
          <table:table-cell office:value-type="float" office:value="2690656" calcext:value-type="float">
            <text:p>2690656</text:p>
          </table:table-cell>
          <table:table-cell/>
          <table:table-cell office:value-type="float" office:value="2.0587259999993" calcext:value-type="float">
            <text:p>2.058726</text:p>
          </table:table-cell>
          <table:table-cell office:value-type="float" office:value="1.03401600000143" calcext:value-type="float">
            <text:p>1.034016</text:p>
          </table:table-cell>
          <table:table-cell office:value-type="float" office:value="1.02470999999787" calcext:value-type="float">
            <text:p>1.02471</text:p>
          </table:table-cell>
          <table:table-cell office:value-type="float" office:value="548769" calcext:value-type="float">
            <text:p>548769</text:p>
          </table:table-cell>
          <table:table-cell office:value-type="float" office:value="4.55057593871282" calcext:value-type="float">
            <text:p>4.5505759387</text:p>
          </table:table-cell>
          <table:table-cell table:formula="of:=[.E174]/[.J174]" office:value-type="float" office:value="4.90307579327549" calcext:value-type="float">
            <text:p>4.9030757933</text:p>
          </table:table-cell>
          <table:table-cell table:formula="of:=[.D174]/[.I17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seo-vs-ppc-pros-cons-integrated-approach-274643</text:p>
          </table:table-cell>
          <table:table-cell table:number-columns-repeated="2" office:value-type="float" office:value="14.1172339999994" calcext:value-type="float">
            <text:p>14.117234</text:p>
          </table:table-cell>
          <table:table-cell office:value-type="float" office:value="0" calcext:value-type="float">
            <text:p>0</text:p>
          </table:table-cell>
          <table:table-cell office:value-type="float" office:value="2590217" calcext:value-type="float">
            <text:p>2590217</text:p>
          </table:table-cell>
          <table:table-cell/>
          <table:table-cell office:value-type="float" office:value="2.0688540000001" calcext:value-type="float">
            <text:p>2.068854</text:p>
          </table:table-cell>
          <table:table-cell office:value-type="float" office:value="1.25244199999998" calcext:value-type="float">
            <text:p>1.252442</text:p>
          </table:table-cell>
          <table:table-cell office:value-type="float" office:value="0.816412000000122" calcext:value-type="float">
            <text:p>0.816412</text:p>
          </table:table-cell>
          <table:table-cell office:value-type="float" office:value="543129" calcext:value-type="float">
            <text:p>543129</text:p>
          </table:table-cell>
          <table:table-cell office:value-type="float" office:value="6.82369756396474" calcext:value-type="float">
            <text:p>6.823697564</text:p>
          </table:table-cell>
          <table:table-cell table:formula="of:=[.E175]/[.J175]" office:value-type="float" office:value="4.7690640713348" calcext:value-type="float">
            <text:p>4.7690640713</text:p>
          </table:table-cell>
          <table:table-cell table:formula="of:=[.D175]/[.I17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google-adwords-ecpc-bid-cap-removed-274824</text:p>
          </table:table-cell>
          <table:table-cell table:number-columns-repeated="2" office:value-type="float" office:value="12.6213829999979" calcext:value-type="float">
            <text:p>12.621383</text:p>
          </table:table-cell>
          <table:table-cell office:value-type="float" office:value="0" calcext:value-type="float">
            <text:p>0</text:p>
          </table:table-cell>
          <table:table-cell office:value-type="float" office:value="2571441" calcext:value-type="float">
            <text:p>2571441</text:p>
          </table:table-cell>
          <table:table-cell/>
          <table:table-cell office:value-type="float" office:value="2.02713999999833" calcext:value-type="float">
            <text:p>2.02714</text:p>
          </table:table-cell>
          <table:table-cell office:value-type="float" office:value="1.55073699999775" calcext:value-type="float">
            <text:p>1.550737</text:p>
          </table:table-cell>
          <table:table-cell office:value-type="float" office:value="0.476403000000573" calcext:value-type="float">
            <text:p>0.476403</text:p>
          </table:table-cell>
          <table:table-cell office:value-type="float" office:value="36769" calcext:value-type="float">
            <text:p>36769</text:p>
          </table:table-cell>
          <table:table-cell office:value-type="float" office:value="6.22620193968266" calcext:value-type="float">
            <text:p>6.2262019397</text:p>
          </table:table-cell>
          <table:table-cell table:formula="of:=[.E176]/[.J176]" office:value-type="float" office:value="69.9350267888711" calcext:value-type="float">
            <text:p>69.9350267889</text:p>
          </table:table-cell>
          <table:table-cell table:formula="of:=[.D176]/[.I17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important-question-ask-local-seo-251702</text:p>
          </table:table-cell>
          <table:table-cell table:number-columns-repeated="2" office:value-type="float" office:value="13.0733959999998" calcext:value-type="float">
            <text:p>13.073396</text:p>
          </table:table-cell>
          <table:table-cell office:value-type="float" office:value="0" calcext:value-type="float">
            <text:p>0</text:p>
          </table:table-cell>
          <table:table-cell office:value-type="float" office:value="2501063" calcext:value-type="float">
            <text:p>2501063</text:p>
          </table:table-cell>
          <table:table-cell/>
          <table:table-cell office:value-type="float" office:value="2.98792199999843" calcext:value-type="float">
            <text:p>2.987922</text:p>
          </table:table-cell>
          <table:table-cell office:value-type="float" office:value="1.13047899999947" calcext:value-type="float">
            <text:p>1.130479</text:p>
          </table:table-cell>
          <table:table-cell office:value-type="float" office:value="1.85744299999896" calcext:value-type="float">
            <text:p>1.857443</text:p>
          </table:table-cell>
          <table:table-cell office:value-type="float" office:value="733912" calcext:value-type="float">
            <text:p>733912</text:p>
          </table:table-cell>
          <table:table-cell office:value-type="float" office:value="4.37541408377015" calcext:value-type="float">
            <text:p>4.3754140838</text:p>
          </table:table-cell>
          <table:table-cell table:formula="of:=[.E177]/[.J177]" office:value-type="float" office:value="3.40785135002562" calcext:value-type="float">
            <text:p>3.40785135</text:p>
          </table:table-cell>
          <table:table-cell table:formula="of:=[.D177]/[.I17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adwords-2017-roadmap-loaded-artificial-intelligence-276303</text:p>
          </table:table-cell>
          <table:table-cell table:number-columns-repeated="2" office:value-type="float" office:value="14.6130810000004" calcext:value-type="float">
            <text:p>14.613081</text:p>
          </table:table-cell>
          <table:table-cell office:value-type="float" office:value="0" calcext:value-type="float">
            <text:p>0</text:p>
          </table:table-cell>
          <table:table-cell office:value-type="float" office:value="2450990" calcext:value-type="float">
            <text:p>2450990</text:p>
          </table:table-cell>
          <table:table-cell/>
          <table:table-cell office:value-type="float" office:value="2.08474899999965" calcext:value-type="float">
            <text:p>2.084749</text:p>
          </table:table-cell>
          <table:table-cell office:value-type="float" office:value="1.21186699999817" calcext:value-type="float">
            <text:p>1.211867</text:p>
          </table:table-cell>
          <table:table-cell office:value-type="float" office:value="0.872882000001478" calcext:value-type="float">
            <text:p>0.872882</text:p>
          </table:table-cell>
          <table:table-cell office:value-type="float" office:value="532198" calcext:value-type="float">
            <text:p>532198</text:p>
          </table:table-cell>
          <table:table-cell office:value-type="float" office:value="7.00951577384273" calcext:value-type="float">
            <text:p>7.0095157738</text:p>
          </table:table-cell>
          <table:table-cell table:formula="of:=[.E178]/[.J178]" office:value-type="float" office:value="4.60541001657278" calcext:value-type="float">
            <text:p>4.6054100166</text:p>
          </table:table-cell>
          <table:table-cell table:formula="of:=[.D178]/[.I17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ai-disrupting-major-industries-276349</text:p>
          </table:table-cell>
          <table:table-cell table:number-columns-repeated="2" office:value-type="float" office:value="10.2469289999999" calcext:value-type="float">
            <text:p>10.246929</text:p>
          </table:table-cell>
          <table:table-cell office:value-type="float" office:value="0" calcext:value-type="float">
            <text:p>0</text:p>
          </table:table-cell>
          <table:table-cell office:value-type="float" office:value="2444473" calcext:value-type="float">
            <text:p>2444473</text:p>
          </table:table-cell>
          <table:table-cell/>
          <table:table-cell table:number-columns-repeated="2" office:value-type="float" office:value="2.90411299999687" calcext:value-type="float">
            <text:p>2.904113</text:p>
          </table:table-cell>
          <table:table-cell office:value-type="float" office:value="0" calcext:value-type="float">
            <text:p>0</text:p>
          </table:table-cell>
          <table:table-cell office:value-type="float" office:value="614433" calcext:value-type="float">
            <text:p>614433</text:p>
          </table:table-cell>
          <table:table-cell office:value-type="float" office:value="3.52841952086952" calcext:value-type="float">
            <text:p>3.5284195209</text:p>
          </table:table-cell>
          <table:table-cell table:formula="of:=[.E179]/[.J179]" office:value-type="float" office:value="3.97842075539562" calcext:value-type="float">
            <text:p>3.9784207554</text:p>
          </table:table-cell>
          <table:table-cell table:formula="of:=[.D179]/[.I179]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google-now-removing-medical-records-search-results-277739</text:p>
          </table:table-cell>
          <table:table-cell table:number-columns-repeated="2" office:value-type="float" office:value="13.1618689999996" calcext:value-type="float">
            <text:p>13.161869</text:p>
          </table:table-cell>
          <table:table-cell office:value-type="float" office:value="0" calcext:value-type="float">
            <text:p>0</text:p>
          </table:table-cell>
          <table:table-cell office:value-type="float" office:value="2435657" calcext:value-type="float">
            <text:p>2435657</text:p>
          </table:table-cell>
          <table:table-cell/>
          <table:table-cell office:value-type="float" office:value="2.56320799999958" calcext:value-type="float">
            <text:p>2.563208</text:p>
          </table:table-cell>
          <table:table-cell office:value-type="float" office:value="1.19609299999866" calcext:value-type="float">
            <text:p>1.196093</text:p>
          </table:table-cell>
          <table:table-cell office:value-type="float" office:value="1.36711500000092" calcext:value-type="float">
            <text:p>1.367115</text:p>
          </table:table-cell>
          <table:table-cell office:value-type="float" office:value="556906" calcext:value-type="float">
            <text:p>556906</text:p>
          </table:table-cell>
          <table:table-cell office:value-type="float" office:value="5.13492038102322" calcext:value-type="float">
            <text:p>5.134920381</text:p>
          </table:table-cell>
          <table:table-cell table:formula="of:=[.E180]/[.J180]" office:value-type="float" office:value="4.37355137132658" calcext:value-type="float">
            <text:p>4.3735513713</text:p>
          </table:table-cell>
          <table:table-cell table:formula="of:=[.D180]/[.I18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printing-way-seo-success-248035</text:p>
          </table:table-cell>
          <table:table-cell table:number-columns-repeated="2" office:value-type="float" office:value="13.5586619999995" calcext:value-type="float">
            <text:p>13.558662</text:p>
          </table:table-cell>
          <table:table-cell office:value-type="float" office:value="0" calcext:value-type="float">
            <text:p>0</text:p>
          </table:table-cell>
          <table:table-cell office:value-type="float" office:value="2408193" calcext:value-type="float">
            <text:p>2408193</text:p>
          </table:table-cell>
          <table:table-cell/>
          <table:table-cell office:value-type="float" office:value="2.81660399999964" calcext:value-type="float">
            <text:p>2.816604</text:p>
          </table:table-cell>
          <table:table-cell office:value-type="float" office:value="1.2525360000036" calcext:value-type="float">
            <text:p>1.252536</text:p>
          </table:table-cell>
          <table:table-cell office:value-type="float" office:value="1.56406799999604" calcext:value-type="float">
            <text:p>1.564068</text:p>
          </table:table-cell>
          <table:table-cell office:value-type="float" office:value="570413" calcext:value-type="float">
            <text:p>570413</text:p>
          </table:table-cell>
          <table:table-cell office:value-type="float" office:value="4.81383325451545" calcext:value-type="float">
            <text:p>4.8138332545</text:p>
          </table:table-cell>
          <table:table-cell table:formula="of:=[.E181]/[.J181]" office:value-type="float" office:value="4.22184101694737" calcext:value-type="float">
            <text:p>4.2218410169</text:p>
          </table:table-cell>
          <table:table-cell table:formula="of:=[.D181]/[.I18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bing-ads-rolls-expanded-device-targeting-globally-supports-mobile-campaigns-276840</text:p>
          </table:table-cell>
          <table:table-cell table:number-columns-repeated="2" office:value-type="float" office:value="14.4171260000003" calcext:value-type="float">
            <text:p>14.417126</text:p>
          </table:table-cell>
          <table:table-cell office:value-type="float" office:value="0" calcext:value-type="float">
            <text:p>0</text:p>
          </table:table-cell>
          <table:table-cell office:value-type="float" office:value="2258792" calcext:value-type="float">
            <text:p>2258792</text:p>
          </table:table-cell>
          <table:table-cell/>
          <table:table-cell office:value-type="float" office:value="2.30867199999921" calcext:value-type="float">
            <text:p>2.308672</text:p>
          </table:table-cell>
          <table:table-cell office:value-type="float" office:value="1.06504799999857" calcext:value-type="float">
            <text:p>1.065048</text:p>
          </table:table-cell>
          <table:table-cell office:value-type="float" office:value="1.24362400000064" calcext:value-type="float">
            <text:p>1.243624</text:p>
          </table:table-cell>
          <table:table-cell office:value-type="float" office:value="553967" calcext:value-type="float">
            <text:p>553967</text:p>
          </table:table-cell>
          <table:table-cell office:value-type="float" office:value="6.24477015357973" calcext:value-type="float">
            <text:p>6.2447701536</text:p>
          </table:table-cell>
          <table:table-cell table:formula="of:=[.E182]/[.J182]" office:value-type="float" office:value="4.07748475992252" calcext:value-type="float">
            <text:p>4.0774847599</text:p>
          </table:table-cell>
          <table:table-cell table:formula="of:=[.D182]/[.I18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ready-black-friday-2016-3-critical-e-commerce-seo-configurations-avoid-common-issues-262040</text:p>
          </table:table-cell>
          <table:table-cell table:number-columns-repeated="2" office:value-type="float" office:value="10.163364" calcext:value-type="float">
            <text:p>10.163364</text:p>
          </table:table-cell>
          <table:table-cell office:value-type="float" office:value="0" calcext:value-type="float">
            <text:p>0</text:p>
          </table:table-cell>
          <table:table-cell office:value-type="float" office:value="2232280" calcext:value-type="float">
            <text:p>2232280</text:p>
          </table:table-cell>
          <table:table-cell/>
          <table:table-cell office:value-type="float" office:value="3.2334320000009" calcext:value-type="float">
            <text:p>3.233432</text:p>
          </table:table-cell>
          <table:table-cell office:value-type="float" office:value="1.24940100000095" calcext:value-type="float">
            <text:p>1.249401</text:p>
          </table:table-cell>
          <table:table-cell office:value-type="float" office:value="1.98403099999996" calcext:value-type="float">
            <text:p>1.984031</text:p>
          </table:table-cell>
          <table:table-cell office:value-type="float" office:value="724557" calcext:value-type="float">
            <text:p>724557</text:p>
          </table:table-cell>
          <table:table-cell office:value-type="float" office:value="3.14321253701861" calcext:value-type="float">
            <text:p>3.143212537</text:p>
          </table:table-cell>
          <table:table-cell table:formula="of:=[.E183]/[.J183]" office:value-type="float" office:value="3.08088942622872" calcext:value-type="float">
            <text:p>3.0808894262</text:p>
          </table:table-cell>
          <table:table-cell table:formula="of:=[.D183]/[.I18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dont-miss-smx-advanced-year-register-now-save-400-274247</text:p>
          </table:table-cell>
          <table:table-cell office:value-type="float" office:value="13.637494999999" calcext:value-type="float">
            <text:p>13.637495</text:p>
          </table:table-cell>
          <table:table-cell office:value-type="float" office:value="13.637494999999" calcext:value-type="float">
            <text:p>13.637495</text:p>
          </table:table-cell>
          <table:table-cell office:value-type="float" office:value="0" calcext:value-type="float">
            <text:p>0</text:p>
          </table:table-cell>
          <table:table-cell office:value-type="float" office:value="1986585" calcext:value-type="float">
            <text:p>1986585</text:p>
          </table:table-cell>
          <table:table-cell/>
          <table:table-cell office:value-type="float" office:value="11.8805080000002" calcext:value-type="float">
            <text:p>11.880508</text:p>
          </table:table-cell>
          <table:table-cell office:value-type="float" office:value="1.08169900000217" calcext:value-type="float">
            <text:p>1.081699</text:p>
          </table:table-cell>
          <table:table-cell office:value-type="float" office:value="10.798808999998" calcext:value-type="float">
            <text:p>10.798809</text:p>
          </table:table-cell>
          <table:table-cell office:value-type="float" office:value="3391170" calcext:value-type="float">
            <text:p>3391170</text:p>
          </table:table-cell>
          <table:table-cell office:value-type="float" office:value="1.14788820478037" calcext:value-type="float">
            <text:p>1.1478882048</text:p>
          </table:table-cell>
          <table:table-cell table:formula="of:=[.E184]/[.J184]" office:value-type="float" office:value="0.585811091747096" calcext:value-type="float">
            <text:p>0.5858110917</text:p>
          </table:table-cell>
          <table:table-cell table:formula="of:=[.D184]/[.I18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yet-another-study-shows-significant-drops-organic-clicks-featured-snippets-276927</text:p>
          </table:table-cell>
          <table:table-cell table:number-columns-repeated="2" office:value-type="float" office:value="11.4484220000013" calcext:value-type="float">
            <text:p>11.448422</text:p>
          </table:table-cell>
          <table:table-cell office:value-type="float" office:value="0" calcext:value-type="float">
            <text:p>0</text:p>
          </table:table-cell>
          <table:table-cell office:value-type="float" office:value="1857812" calcext:value-type="float">
            <text:p>1857812</text:p>
          </table:table-cell>
          <table:table-cell/>
          <table:table-cell office:value-type="float" office:value="2.23461699999825" calcext:value-type="float">
            <text:p>2.234617</text:p>
          </table:table-cell>
          <table:table-cell office:value-type="float" office:value="1.16004700000121" calcext:value-type="float">
            <text:p>1.160047</text:p>
          </table:table-cell>
          <table:table-cell office:value-type="float" office:value="1.07456999999705" calcext:value-type="float">
            <text:p>1.07457</text:p>
          </table:table-cell>
          <table:table-cell office:value-type="float" office:value="410602" calcext:value-type="float">
            <text:p>410602</text:p>
          </table:table-cell>
          <table:table-cell office:value-type="float" office:value="5.12321440318867" calcext:value-type="float">
            <text:p>5.1232144032</text:p>
          </table:table-cell>
          <table:table-cell table:formula="of:=[.E185]/[.J185]" office:value-type="float" office:value="4.52460533558044" calcext:value-type="float">
            <text:p>4.5246053356</text:p>
          </table:table-cell>
          <table:table-cell table:formula="of:=[.D185]/[.I18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search-pics-google-bathtub-table-bing-lunchbox-youtube-stairs-277753</text:p>
          </table:table-cell>
          <table:table-cell office:value-type="float" office:value="13.4737190000014" calcext:value-type="float">
            <text:p>13.473719</text:p>
          </table:table-cell>
          <table:table-cell office:value-type="float" office:value="13.4737190000014" calcext:value-type="float">
            <text:p>13.473719</text:p>
          </table:table-cell>
          <table:table-cell office:value-type="float" office:value="0" calcext:value-type="float">
            <text:p>0</text:p>
          </table:table-cell>
          <table:table-cell office:value-type="float" office:value="1800324" calcext:value-type="float">
            <text:p>1800324</text:p>
          </table:table-cell>
          <table:table-cell/>
          <table:table-cell office:value-type="float" office:value="3.05822099999932" calcext:value-type="float">
            <text:p>3.058221</text:p>
          </table:table-cell>
          <table:table-cell office:value-type="float" office:value="1.09861300000194" calcext:value-type="float">
            <text:p>1.098613</text:p>
          </table:table-cell>
          <table:table-cell office:value-type="float" office:value="1.95960799999738" calcext:value-type="float">
            <text:p>1.959608</text:p>
          </table:table-cell>
          <table:table-cell office:value-type="float" office:value="884440" calcext:value-type="float">
            <text:p>884440</text:p>
          </table:table-cell>
          <table:table-cell office:value-type="float" office:value="4.40573751864381" calcext:value-type="float">
            <text:p>4.4057375186</text:p>
          </table:table-cell>
          <table:table-cell table:formula="of:=[.E186]/[.J186]" office:value-type="float" office:value="2.03555243996201" calcext:value-type="float">
            <text:p>2.03555244</text:p>
          </table:table-cell>
          <table:table-cell table:formula="of:=[.D186]/[.I18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building-marketing-technology-team-bring-martech-270819</text:p>
          </table:table-cell>
          <table:table-cell table:number-columns-repeated="2" office:value-type="float" office:value="11.993397000002" calcext:value-type="float">
            <text:p>11.993397</text:p>
          </table:table-cell>
          <table:table-cell office:value-type="float" office:value="0" calcext:value-type="float">
            <text:p>0</text:p>
          </table:table-cell>
          <table:table-cell office:value-type="float" office:value="1787329" calcext:value-type="float">
            <text:p>1787329</text:p>
          </table:table-cell>
          <table:table-cell/>
          <table:table-cell table:number-columns-repeated="2" office:value-type="float" office:value="2.97122099999979" calcext:value-type="float">
            <text:p>2.971221</text:p>
          </table:table-cell>
          <table:table-cell office:value-type="float" office:value="0" calcext:value-type="float">
            <text:p>0</text:p>
          </table:table-cell>
          <table:table-cell office:value-type="float" office:value="576774" calcext:value-type="float">
            <text:p>576774</text:p>
          </table:table-cell>
          <table:table-cell office:value-type="float" office:value="4.03652134930483" calcext:value-type="float">
            <text:p>4.0365213493</text:p>
          </table:table-cell>
          <table:table-cell table:formula="of:=[.E187]/[.J187]" office:value-type="float" office:value="3.09883767298803" calcext:value-type="float">
            <text:p>3.098837673</text:p>
          </table:table-cell>
          <table:table-cell table:formula="of:=[.D187]/[.I187]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google-advice-switch-m-dot-domain-responsive-mobile-first-index-rollout-277446</text:p>
          </table:table-cell>
          <table:table-cell table:number-columns-repeated="2" office:value-type="float" office:value="9.14093899999898" calcext:value-type="float">
            <text:p>9.140939</text:p>
          </table:table-cell>
          <table:table-cell office:value-type="float" office:value="0" calcext:value-type="float">
            <text:p>0</text:p>
          </table:table-cell>
          <table:table-cell office:value-type="float" office:value="1471939" calcext:value-type="float">
            <text:p>1471939</text:p>
          </table:table-cell>
          <table:table-cell/>
          <table:table-cell office:value-type="float" office:value="2.14616000000024" calcext:value-type="float">
            <text:p>2.14616</text:p>
          </table:table-cell>
          <table:table-cell office:value-type="float" office:value="1.13757400000396" calcext:value-type="float">
            <text:p>1.137574</text:p>
          </table:table-cell>
          <table:table-cell office:value-type="float" office:value="1.00858599999628" calcext:value-type="float">
            <text:p>1.008586</text:p>
          </table:table-cell>
          <table:table-cell office:value-type="float" office:value="544392" calcext:value-type="float">
            <text:p>544392</text:p>
          </table:table-cell>
          <table:table-cell office:value-type="float" office:value="4.25920667610894" calcext:value-type="float">
            <text:p>4.2592066761</text:p>
          </table:table-cell>
          <table:table-cell table:formula="of:=[.E188]/[.J188]" office:value-type="float" office:value="2.70382187835236" calcext:value-type="float">
            <text:p>2.7038218784</text:p>
          </table:table-cell>
          <table:table-cell table:formula="of:=[.D188]/[.I18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searchcap-offline-conversion-imports-adwords-google-business-updates-275341</text:p>
          </table:table-cell>
          <table:table-cell table:number-columns-repeated="2" office:value-type="float" office:value="14.098539999999" calcext:value-type="float">
            <text:p>14.09854</text:p>
          </table:table-cell>
          <table:table-cell office:value-type="float" office:value="0" calcext:value-type="float">
            <text:p>0</text:p>
          </table:table-cell>
          <table:table-cell office:value-type="float" office:value="1390633" calcext:value-type="float">
            <text:p>1390633</text:p>
          </table:table-cell>
          <table:table-cell/>
          <table:table-cell office:value-type="float" office:value="1.87698699999964" calcext:value-type="float">
            <text:p>1.876987</text:p>
          </table:table-cell>
          <table:table-cell office:value-type="float" office:value="1.19102100000237" calcext:value-type="float">
            <text:p>1.191021</text:p>
          </table:table-cell>
          <table:table-cell office:value-type="float" office:value="0.685965999997277" calcext:value-type="float">
            <text:p>0.685966</text:p>
          </table:table-cell>
          <table:table-cell office:value-type="float" office:value="49405" calcext:value-type="float">
            <text:p>49405</text:p>
          </table:table-cell>
          <table:table-cell office:value-type="float" office:value="7.51126139925407" calcext:value-type="float">
            <text:p>7.5112613993</text:p>
          </table:table-cell>
          <table:table-cell table:formula="of:=[.E189]/[.J189]" office:value-type="float" office:value="28.1476166379921" calcext:value-type="float">
            <text:p>28.147616638</text:p>
          </table:table-cell>
          <table:table-cell table:formula="of:=[.D189]/[.I18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beginners-guide-bing-ads-management-274706</text:p>
          </table:table-cell>
          <table:table-cell table:number-columns-repeated="2" office:value-type="float" office:value="12.1128060000001" calcext:value-type="float">
            <text:p>12.112806</text:p>
          </table:table-cell>
          <table:table-cell office:value-type="float" office:value="0" calcext:value-type="float">
            <text:p>0</text:p>
          </table:table-cell>
          <table:table-cell office:value-type="float" office:value="1337956" calcext:value-type="float">
            <text:p>1337956</text:p>
          </table:table-cell>
          <table:table-cell/>
          <table:table-cell office:value-type="float" office:value="2.19090700000015" calcext:value-type="float">
            <text:p>2.190907</text:p>
          </table:table-cell>
          <table:table-cell office:value-type="float" office:value="1.22542499999872" calcext:value-type="float">
            <text:p>1.225425</text:p>
          </table:table-cell>
          <table:table-cell office:value-type="float" office:value="0.965482000001431" calcext:value-type="float">
            <text:p>0.965482</text:p>
          </table:table-cell>
          <table:table-cell office:value-type="float" office:value="545004" calcext:value-type="float">
            <text:p>545004</text:p>
          </table:table-cell>
          <table:table-cell office:value-type="float" office:value="5.52867191532971" calcext:value-type="float">
            <text:p>5.5286719153</text:p>
          </table:table-cell>
          <table:table-cell table:formula="of:=[.E190]/[.J190]" office:value-type="float" office:value="2.45494711965417" calcext:value-type="float">
            <text:p>2.4549471197</text:p>
          </table:table-cell>
          <table:table-cell table:formula="of:=[.D190]/[.I19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oskar-fischinger-google-doodle-honoring-filmmaker-visual-artist-doubles-musical-instrument-277649</text:p>
          </table:table-cell>
          <table:table-cell table:number-columns-repeated="2" office:value-type="float" office:value="7.64896700000099" calcext:value-type="float">
            <text:p>7.648967</text:p>
          </table:table-cell>
          <table:table-cell office:value-type="float" office:value="0" calcext:value-type="float">
            <text:p>0</text:p>
          </table:table-cell>
          <table:table-cell office:value-type="float" office:value="1258207" calcext:value-type="float">
            <text:p>1258207</text:p>
          </table:table-cell>
          <table:table-cell/>
          <table:table-cell office:value-type="float" office:value="3.2106440000025" calcext:value-type="float">
            <text:p>3.210644</text:p>
          </table:table-cell>
          <table:table-cell office:value-type="float" office:value="1.13624300000083" calcext:value-type="float">
            <text:p>1.136243</text:p>
          </table:table-cell>
          <table:table-cell office:value-type="float" office:value="2.07440100000167" calcext:value-type="float">
            <text:p>2.074401</text:p>
          </table:table-cell>
          <table:table-cell office:value-type="float" office:value="137124" calcext:value-type="float">
            <text:p>137124</text:p>
          </table:table-cell>
          <table:table-cell office:value-type="float" office:value="2.38237780333012" calcext:value-type="float">
            <text:p>2.3823778033</text:p>
          </table:table-cell>
          <table:table-cell table:formula="of:=[.E191]/[.J191]" office:value-type="float" office:value="9.17568769872524" calcext:value-type="float">
            <text:p>9.1756876987</text:p>
          </table:table-cell>
          <table:table-cell table:formula="of:=[.D191]/[.I19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rchengineland.com_local-seo-wordpress-websites-240565</text:p>
          </table:table-cell>
          <table:table-cell office:value-type="float" office:value="12.3936549999999" calcext:value-type="float">
            <text:p>12.393655</text:p>
          </table:table-cell>
          <table:table-cell office:value-type="float" office:value="12.3936549999999" calcext:value-type="float">
            <text:p>12.393655</text:p>
          </table:table-cell>
          <table:table-cell office:value-type="float" office:value="0" calcext:value-type="float">
            <text:p>0</text:p>
          </table:table-cell>
          <table:table-cell office:value-type="float" office:value="487304" calcext:value-type="float">
            <text:p>487304</text:p>
          </table:table-cell>
          <table:table-cell/>
          <table:table-cell office:value-type="float" office:value="2.74014999999963" calcext:value-type="float">
            <text:p>2.74015</text:p>
          </table:table-cell>
          <table:table-cell office:value-type="float" office:value="1.1549529999993" calcext:value-type="float">
            <text:p>1.154953</text:p>
          </table:table-cell>
          <table:table-cell office:value-type="float" office:value="1.58519700000033" calcext:value-type="float">
            <text:p>1.585197</text:p>
          </table:table-cell>
          <table:table-cell office:value-type="float" office:value="564896" calcext:value-type="float">
            <text:p>564896</text:p>
          </table:table-cell>
          <table:table-cell office:value-type="float" office:value="4.52298414320441" calcext:value-type="float">
            <text:p>4.5229841432</text:p>
          </table:table-cell>
          <table:table-cell table:formula="of:=[.E192]/[.J192]" office:value-type="float" office:value="0.862643743273098" calcext:value-type="float">
            <text:p>0.8626437433</text:p>
          </table:table-cell>
          <table:table-cell table:formula="of:=[.D192]/[.I192]" office:value-type="float" office:value="0" calcext:value-type="float">
            <text:p>0</text:p>
          </table:table-cell>
          <table:table-cell table:number-columns-repeated="15"/>
        </table:table-row>
        <table:table-row table:style-name="ro1" table:number-rows-repeated="1048383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  <table:database-ranges>
        <table:database-range table:name="__Anonymous_Sheet_DB__0" table:target-range-address="Mobile_AMP_Result.Z2:Mobile_AMP_Result.AB34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00/00/00</text:date>, <text:time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4T06:12:45.034168060</dc:date>
    <meta:editing-duration>PT3H35M49S</meta:editing-duration>
    <meta:editing-cycles>4</meta:editing-cycles>
    <meta:generator>LibreOffice/5.1.6.2$Linux_X86_64 LibreOffice_project/10m0$Build-2</meta:generator>
    <meta:document-statistic meta:table-count="1" meta:cell-count="2445" meta:object-count="0"/>
  </office:meta>
</office:document-meta>
</file>